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n" table:style-name="ta1">
        <table:shapes>
          <draw:frame draw:z-index="0" draw:style-name="gr1" draw:text-style-name="P1" svg:width="1144.46pt" svg:height="583.14pt" svg:x="143.26pt" svg:y="15.62pt">
            <draw:object draw:notify-on-update-of-ranges="von.A2:von.A201 von.B2:von.B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95104" calcext:value-type="float">
            <text:p>0.0089510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25822" calcext:value-type="float">
            <text:p>0.0062582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3031" calcext:value-type="float">
            <text:p>0.012303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47953" calcext:value-type="float">
            <text:p>0.0044795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9196" calcext:value-type="float">
            <text:p>0.011919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40432" calcext:value-type="float">
            <text:p>0.024043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3642" calcext:value-type="float">
            <text:p>0.008364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9738" calcext:value-type="float">
            <text:p>0.01973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1756" calcext:value-type="float">
            <text:p>0.017175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53568" calcext:value-type="float">
            <text:p>0.025356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91731" calcext:value-type="float">
            <text:p>0.049173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87604" calcext:value-type="float">
            <text:p>0.0098760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5934" calcext:value-type="float">
            <text:p>0.002593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27563" calcext:value-type="float">
            <text:p>0.032756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9717" calcext:value-type="float">
            <text:p>0.023971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3642" calcext:value-type="float">
            <text:p>0.008364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22623" calcext:value-type="float">
            <text:p>0.032262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8813" calcext:value-type="float">
            <text:p>0.014881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13572" calcext:value-type="float">
            <text:p>0.0051357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28921" calcext:value-type="float">
            <text:p>0.022892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18998" calcext:value-type="float">
            <text:p>0.021899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992268" calcext:value-type="float">
            <text:p>0.00099226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1272" calcext:value-type="float">
            <text:p>0.015127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83406" calcext:value-type="float">
            <text:p>0.0088340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54169" calcext:value-type="float">
            <text:p>0.025416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13239" calcext:value-type="float">
            <text:p>0.0041323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20357" calcext:value-type="float">
            <text:p>0.032035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51507" calcext:value-type="float">
            <text:p>0.05515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99597" calcext:value-type="float">
            <text:p>0.0029959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33219" calcext:value-type="float">
            <text:p>0.0083321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6409" calcext:value-type="float">
            <text:p>0.014640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80519" calcext:value-type="float">
            <text:p>0.018051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668079" calcext:value-type="float">
            <text:p>0.00066807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38442" calcext:value-type="float">
            <text:p>0.033844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2231" calcext:value-type="float">
            <text:p>0.015223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85275" calcext:value-type="float">
            <text:p>0.018527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32709" calcext:value-type="float">
            <text:p>0.033270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865135" calcext:value-type="float">
            <text:p>0.086513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1295" calcext:value-type="float">
            <text:p>0.015129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63463" calcext:value-type="float">
            <text:p>0.0036346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84857" calcext:value-type="float">
            <text:p>0.048485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77039" calcext:value-type="float">
            <text:p>0.0057703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52011" calcext:value-type="float">
            <text:p>0.0005201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17377" calcext:value-type="float">
            <text:p>0.041737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23418" calcext:value-type="float">
            <text:p>0.052341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87643" calcext:value-type="float">
            <text:p>0.0098764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53211" calcext:value-type="float">
            <text:p>0.045321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4637" calcext:value-type="float">
            <text:p>0.02463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60311" calcext:value-type="float">
            <text:p>0.026031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69331" calcext:value-type="float">
            <text:p>0.0086933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64043" calcext:value-type="float">
            <text:p>0.026404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06965" calcext:value-type="float">
            <text:p>0.040696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7244" calcext:value-type="float">
            <text:p>0.013724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07287" calcext:value-type="float">
            <text:p>0.0090728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97407" calcext:value-type="float">
            <text:p>0.03974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439434" calcext:value-type="float">
            <text:p>4.39E-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6655" calcext:value-type="float">
            <text:p>0.012665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30038" calcext:value-type="float">
            <text:p>0.0073003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606226" calcext:value-type="float">
            <text:p>0.060622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5881" calcext:value-type="float">
            <text:p>0.012588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81787" calcext:value-type="float">
            <text:p>0.0048178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15409" calcext:value-type="float">
            <text:p>0.051540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49113" calcext:value-type="float">
            <text:p>0.024911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43685" calcext:value-type="float">
            <text:p>0.024368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47022" calcext:value-type="float">
            <text:p>0.0074702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62376" calcext:value-type="float">
            <text:p>0.056237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31473" calcext:value-type="float">
            <text:p>0.043147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8149" calcext:value-type="float">
            <text:p>0.013814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87972" calcext:value-type="float">
            <text:p>0.038797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91438" calcext:value-type="float">
            <text:p>0.039143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7814" calcext:value-type="float">
            <text:p>0.017781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49166" calcext:value-type="float">
            <text:p>0.044916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92858" calcext:value-type="float">
            <text:p>0.019285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74563" calcext:value-type="float">
            <text:p>0.027456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0717" calcext:value-type="float">
            <text:p>0.02071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69668" calcext:value-type="float">
            <text:p>0.026966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38748" calcext:value-type="float">
            <text:p>0.0033874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63064" calcext:value-type="float">
            <text:p>0.026306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89818" calcext:value-type="float">
            <text:p>0.038981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32269" calcext:value-type="float">
            <text:p>0.0033226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82156" calcext:value-type="float">
            <text:p>0.018215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38736" calcext:value-type="float">
            <text:p>0.0083873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74676" calcext:value-type="float">
            <text:p>0.0027467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458" calcext:value-type="float">
            <text:p>0.01445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178696" calcext:value-type="float">
            <text:p>1.79E-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2881" calcext:value-type="float">
            <text:p>0.02288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7985" calcext:value-type="float">
            <text:p>0.011798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822014" calcext:value-type="float">
            <text:p>8.22E-0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19167" calcext:value-type="float">
            <text:p>0.0061916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885054" calcext:value-type="float">
            <text:p>8.85E-0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2742" calcext:value-type="float">
            <text:p>0.023274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00348" calcext:value-type="float">
            <text:p>0.030034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250017" calcext:value-type="float">
            <text:p>2.50E-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20121" calcext:value-type="float">
            <text:p>0.0062012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97324" calcext:value-type="float">
            <text:p>0.0089732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88546" calcext:value-type="float">
            <text:p>0.0078854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93386" calcext:value-type="float">
            <text:p>0.0079338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115447" calcext:value-type="float">
            <text:p>1.15E-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5943" calcext:value-type="float">
            <text:p>0.010594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18365" calcext:value-type="float">
            <text:p>0.021836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40383" calcext:value-type="float">
            <text:p>0.024038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287384" calcext:value-type="float">
            <text:p>0.00028738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94709" calcext:value-type="float">
            <text:p>0.029470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74302" calcext:value-type="float">
            <text:p>0.02743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7162" calcext:value-type="float">
            <text:p>0.015716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8818" calcext:value-type="float">
            <text:p>0.016881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1175" calcext:value-type="float">
            <text:p>0.012117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94674" calcext:value-type="float">
            <text:p>0.029467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769" calcext:value-type="float">
            <text:p>0.01276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30202" calcext:value-type="float">
            <text:p>0.007302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4774" calcext:value-type="float">
            <text:p>0.017477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62709" calcext:value-type="float">
            <text:p>0.056270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649171" calcext:value-type="float">
            <text:p>0.064917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89541" calcext:value-type="float">
            <text:p>0.018954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34616" calcext:value-type="float">
            <text:p>0.033461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52858" calcext:value-type="float">
            <text:p>0.0095285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01681" calcext:value-type="float">
            <text:p>0.020168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80215" calcext:value-type="float">
            <text:p>0.0038021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6202" calcext:value-type="float">
            <text:p>0.01062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5194" calcext:value-type="float">
            <text:p>0.014519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58461" calcext:value-type="float">
            <text:p>0.025846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91855" calcext:value-type="float">
            <text:p>0.029185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2183" calcext:value-type="float">
            <text:p>0.017218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8352" calcext:value-type="float">
            <text:p>0.008835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7904" calcext:value-type="float">
            <text:p>0.04790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444858" calcext:value-type="float">
            <text:p>4.45E-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2316" calcext:value-type="float">
            <text:p>0.015231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80059" calcext:value-type="float">
            <text:p>0.018005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41443" calcext:value-type="float">
            <text:p>0.0094144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9185" calcext:value-type="float">
            <text:p>0.014918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8822" calcext:value-type="float">
            <text:p>0.011882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7609" calcext:value-type="float">
            <text:p>0.023760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7363" calcext:value-type="float">
            <text:p>0.023736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2421" calcext:value-type="float">
            <text:p>0.012242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151507" calcext:value-type="float">
            <text:p>1.52E-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4288" calcext:value-type="float">
            <text:p>0.016428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21153" calcext:value-type="float">
            <text:p>0.0052115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48702" calcext:value-type="float">
            <text:p>0.003487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30169" calcext:value-type="float">
            <text:p>0.0073016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5888" calcext:value-type="float">
            <text:p>0.016588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89579" calcext:value-type="float">
            <text:p>0.028957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167114" calcext:value-type="float">
            <text:p>0.0016711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66814" calcext:value-type="float">
            <text:p>0.0076681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5164" calcext:value-type="float">
            <text:p>0.014516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63213" calcext:value-type="float">
            <text:p>0.0036321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8676" calcext:value-type="float">
            <text:p>0.010867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8676" calcext:value-type="float">
            <text:p>0.010867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85791" calcext:value-type="float">
            <text:p>0.0088579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9173" calcext:value-type="float">
            <text:p>0.012917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07305" calcext:value-type="float">
            <text:p>0.020730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57071" calcext:value-type="float">
            <text:p>0.035707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59346" calcext:value-type="float">
            <text:p>0.025934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3045" calcext:value-type="float">
            <text:p>0.010304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66993" calcext:value-type="float">
            <text:p>0.0026699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08575" calcext:value-type="float">
            <text:p>0.0020857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39342" calcext:value-type="float">
            <text:p>0.0003934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25744" calcext:value-type="float">
            <text:p>0.00925744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6281" calcext:value-type="float">
            <text:p>0.015628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9776" calcext:value-type="float">
            <text:p>0.014977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8943" calcext:value-type="float">
            <text:p>0.011894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03709" calcext:value-type="float">
            <text:p>0.020370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1091" calcext:value-type="float">
            <text:p>0.012109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53991" calcext:value-type="float">
            <text:p>0.025399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number-columns-repeated="2"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0658" calcext:value-type="float">
            <text:p>0.023065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24975" calcext:value-type="float">
            <text:p>0.0092497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2109" calcext:value-type="float">
            <text:p>0.003210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70142" calcext:value-type="float">
            <text:p>0.0057014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6863" calcext:value-type="float">
            <text:p>0.015686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9193" calcext:value-type="float">
            <text:p>0.016919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7297" calcext:value-type="float">
            <text:p>0.023729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9121" calcext:value-type="float">
            <text:p>0.015912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68996" calcext:value-type="float">
            <text:p>0.036899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2137" calcext:value-type="float">
            <text:p>0.014213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0898" calcext:value-type="float">
            <text:p>0.011089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144368" calcext:value-type="float">
            <text:p>0.0014436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76038" calcext:value-type="float">
            <text:p>0.037603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78446" calcext:value-type="float">
            <text:p>0.027844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97559" calcext:value-type="float">
            <text:p>0.029755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0822" calcext:value-type="float">
            <text:p>0.02082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00367" calcext:value-type="float">
            <text:p>0.0090036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3726" calcext:value-type="float">
            <text:p>0.014372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27849" calcext:value-type="float">
            <text:p>0.0327849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655" calcext:value-type="float">
            <text:p>0.01765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1465" calcext:value-type="float">
            <text:p>0.013146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80363" calcext:value-type="float">
            <text:p>0.0048036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54253" calcext:value-type="float">
            <text:p>0.0045425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62738" calcext:value-type="float">
            <text:p>0.0046273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7498" calcext:value-type="float">
            <text:p>0.017749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46986" calcext:value-type="float">
            <text:p>0.024698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906348" calcext:value-type="float">
            <text:p>0.000906348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87553" calcext:value-type="float">
            <text:p>0.0058755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62692" calcext:value-type="float">
            <text:p>0.036269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4576" calcext:value-type="float">
            <text:p>0.015457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3231" calcext:value-type="float">
            <text:p>0.0143231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43136" calcext:value-type="float">
            <text:p>0.00943136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36955" calcext:value-type="float">
            <text:p>0.00236955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54793" calcext:value-type="float">
            <text:p>0.00854793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01419" calcext:value-type="float">
            <text:p>0.0301419</text:p>
          </table:table-cell>
          <table:table-cell office:value-type="float" office:value="0.0464059" calcext:value-type="float">
            <text:p>0.0464059</text:p>
          </table:table-cell>
        </table:table-row>
      </table:table>
      <table:table table:name="lutoTest" table:style-name="ta1">
        <table:shapes>
          <draw:frame draw:z-index="0" draw:style-name="gr1" draw:text-style-name="P1" svg:width="1011.43pt" svg:height="575.23pt" svg:x="209.14pt" svg:y="15.82pt">
            <draw:object draw:notify-on-update-of-ranges="lutoTest.A2:lutoTest.A248 lutoTest.B2:lutoTest.B248 lutoTest.C2:lutoTest.C2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.0119477" calcext:value-type="float">
            <text:p>0.0119477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33549" calcext:value-type="float">
            <text:p>0.0093354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9689" calcext:value-type="float">
            <text:p>0.017968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4131" calcext:value-type="float">
            <text:p>0.0124131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95464" calcext:value-type="float">
            <text:p>0.0089546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611693" calcext:value-type="float">
            <text:p>0.00061169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1271" calcext:value-type="float">
            <text:p>0.0171271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20379" calcext:value-type="float">
            <text:p>0.022037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4122" calcext:value-type="float">
            <text:p>0.0164122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18936" calcext:value-type="float">
            <text:p>0.00318936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97475" calcext:value-type="float">
            <text:p>0.0397475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0114" calcext:value-type="float">
            <text:p>0.016011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89904" calcext:value-type="float">
            <text:p>0.005899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6349" calcext:value-type="float">
            <text:p>0.014634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5152" calcext:value-type="float">
            <text:p>0.0115152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74214" calcext:value-type="float">
            <text:p>0.0027421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3751" calcext:value-type="float">
            <text:p>0.0143751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665644" calcext:value-type="float">
            <text:p>6.66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57129" calcext:value-type="float">
            <text:p>5.71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42031" calcext:value-type="float">
            <text:p>0.00642031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66721" calcext:value-type="float">
            <text:p>0.0266721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27607" calcext:value-type="float">
            <text:p>0.052760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2011" calcext:value-type="float">
            <text:p>0.01120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90442" calcext:value-type="float">
            <text:p>0.0029044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4763" calcext:value-type="float">
            <text:p>0.02476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98662" calcext:value-type="float">
            <text:p>0.059866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58802" calcext:value-type="float">
            <text:p>0.04588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07421" calcext:value-type="float">
            <text:p>0.020742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51055" calcext:value-type="float">
            <text:p>0.025105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78981" calcext:value-type="float">
            <text:p>0.047898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881553" calcext:value-type="float">
            <text:p>0.0008815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1534" calcext:value-type="float">
            <text:p>0.015153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06148" calcext:value-type="float">
            <text:p>0.0050614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104171" calcext:value-type="float">
            <text:p>0.00104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19618" calcext:value-type="float">
            <text:p>0.021961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2401" calcext:value-type="float">
            <text:p>0.01224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1495" calcext:value-type="float">
            <text:p>0.006149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5862" calcext:value-type="float">
            <text:p>0.011586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3908" calcext:value-type="float">
            <text:p>0.01739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30472" calcext:value-type="float">
            <text:p>0.0033047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26704" calcext:value-type="float">
            <text:p>0.006267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20543" calcext:value-type="float">
            <text:p>0.032054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91894" calcext:value-type="float">
            <text:p>0.029189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788626" calcext:value-type="float">
            <text:p>7.89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913617" calcext:value-type="float">
            <text:p>9.14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9683" calcext:value-type="float">
            <text:p>0.017968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36791" calcext:value-type="float">
            <text:p>0.00236791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3117" calcext:value-type="float">
            <text:p>0.0103117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7465" calcext:value-type="float">
            <text:p>0.0147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19895" calcext:value-type="float">
            <text:p>0.00319895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17373" calcext:value-type="float">
            <text:p>0.0041737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0349" calcext:value-type="float">
            <text:p>0.013034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130744" calcext:value-type="float">
            <text:p>0.13074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1394" calcext:value-type="float">
            <text:p>0.013139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777442" calcext:value-type="float">
            <text:p>0.077744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93015" calcext:value-type="float">
            <text:p>0.0039301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97783" calcext:value-type="float">
            <text:p>0.049778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60728" calcext:value-type="float">
            <text:p>0.036072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61311" calcext:value-type="float">
            <text:p>0.04613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4753" calcext:value-type="float">
            <text:p>0.0447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01047" calcext:value-type="float">
            <text:p>0.030104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408" calcext:value-type="float">
            <text:p>0.0154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7882" calcext:value-type="float">
            <text:p>0.02788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42651" calcext:value-type="float">
            <text:p>0.054265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0002" calcext:value-type="float">
            <text:p>0.01000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906965" calcext:value-type="float">
            <text:p>0.090696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1669" calcext:value-type="float">
            <text:p>0.010166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621813" calcext:value-type="float">
            <text:p>0.062181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81485" calcext:value-type="float">
            <text:p>0.018148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3519" calcext:value-type="float">
            <text:p>0.023351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729314" calcext:value-type="float">
            <text:p>0.072931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211298" calcext:value-type="float">
            <text:p>0.00021129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89884" calcext:value-type="float">
            <text:p>0.028988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262" calcext:value-type="float">
            <text:p>0.00626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67974" calcext:value-type="float">
            <text:p>0.046797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462055" calcext:value-type="float">
            <text:p>0.00046205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6274" calcext:value-type="float">
            <text:p>0.02627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79705" calcext:value-type="float">
            <text:p>0.05797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6358" calcext:value-type="float">
            <text:p>0.016635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68137" calcext:value-type="float">
            <text:p>0.0056813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60289" calcext:value-type="float">
            <text:p>0.0086028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64716" calcext:value-type="float">
            <text:p>0.0076471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8917" calcext:value-type="float">
            <text:p>0.016891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07743" calcext:value-type="float">
            <text:p>0.0090774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00015" calcext:value-type="float">
            <text:p>0.0090001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60883" calcext:value-type="float">
            <text:p>0.00760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89594" calcext:value-type="float">
            <text:p>0.028959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2037" calcext:value-type="float">
            <text:p>0.013203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53453" calcext:value-type="float">
            <text:p>0.007534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53084" calcext:value-type="float">
            <text:p>0.045308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574417" calcext:value-type="float">
            <text:p>5.74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68966" calcext:value-type="float">
            <text:p>0.026896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8879" calcext:value-type="float">
            <text:p>0.010887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10271" calcext:value-type="float">
            <text:p>0.031027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35333" calcext:value-type="float">
            <text:p>0.043533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86924" calcext:value-type="float">
            <text:p>0.0078692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07643" calcext:value-type="float">
            <text:p>0.0030764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591418" calcext:value-type="float">
            <text:p>5.91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213152" calcext:value-type="float">
            <text:p>2.13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29825" calcext:value-type="float">
            <text:p>0.0032982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03776" calcext:value-type="float">
            <text:p>0.0070377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29883" calcext:value-type="float">
            <text:p>0.0429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942004" calcext:value-type="float">
            <text:p>9.42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6206" calcext:value-type="float">
            <text:p>0.01662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372594" calcext:value-type="float">
            <text:p>3.73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118111" calcext:value-type="float">
            <text:p>0.1181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218265" calcext:value-type="float">
            <text:p>2.18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209868" calcext:value-type="float">
            <text:p>0.00020986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132156" calcext:value-type="float">
            <text:p>1.32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78554" calcext:value-type="float">
            <text:p>0.047855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63939" calcext:value-type="float">
            <text:p>0.046393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85112" calcext:value-type="float">
            <text:p>0.028511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859595" calcext:value-type="float">
            <text:p>0.085959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86051" calcext:value-type="float">
            <text:p>0.058605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1649" calcext:value-type="float">
            <text:p>0.04164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5018" calcext:value-type="float">
            <text:p>0.014501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1872" calcext:value-type="float">
            <text:p>0.017187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444373" calcext:value-type="float">
            <text:p>4.44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1683" calcext:value-type="float">
            <text:p>0.03168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629613" calcext:value-type="float">
            <text:p>0.062961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7241" calcext:value-type="float">
            <text:p>0.015724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13008" calcext:value-type="float">
            <text:p>0.02130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09594" calcext:value-type="float">
            <text:p>0.0040959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12014" calcext:value-type="float">
            <text:p>0.021201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77817" calcext:value-type="float">
            <text:p>0.027781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29969" calcext:value-type="float">
            <text:p>0.032996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34733" calcext:value-type="float">
            <text:p>0.033473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70488" calcext:value-type="float">
            <text:p>0.027048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108929" calcext:value-type="float">
            <text:p>0.10892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883546" calcext:value-type="float">
            <text:p>0.088354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91083" calcext:value-type="float">
            <text:p>0.0069108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81827" calcext:value-type="float">
            <text:p>0.0038182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72703" calcext:value-type="float">
            <text:p>0.002727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09865" calcext:value-type="float">
            <text:p>0.0040986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57668" calcext:value-type="float">
            <text:p>0.035766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9005" calcext:value-type="float">
            <text:p>0.00390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93099" calcext:value-type="float">
            <text:p>0.019309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42611" calcext:value-type="float">
            <text:p>0.03426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97074" calcext:value-type="float">
            <text:p>0.019707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71807" calcext:value-type="float">
            <text:p>0.027180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77707" calcext:value-type="float">
            <text:p>0.0047770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99987" calcext:value-type="float">
            <text:p>0.029998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5328" calcext:value-type="float">
            <text:p>0.011532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06401" calcext:value-type="float">
            <text:p>0.02064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0408" calcext:value-type="float">
            <text:p>0.0110408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07959" calcext:value-type="float">
            <text:p>0.0307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60665" calcext:value-type="float">
            <text:p>0.0160665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66323" calcext:value-type="float">
            <text:p>0.0046632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283059" calcext:value-type="float">
            <text:p>2.83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01675" calcext:value-type="float">
            <text:p>0.00901675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126076" calcext:value-type="float">
            <text:p>0.00126076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103161" calcext:value-type="float">
            <text:p>0.00103161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0356" calcext:value-type="float">
            <text:p>0.030356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41704" calcext:value-type="float">
            <text:p>0.04417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34436" calcext:value-type="float">
            <text:p>0.053443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59066" calcext:value-type="float">
            <text:p>0.045906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175105" calcext:value-type="float">
            <text:p>1.75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88332" calcext:value-type="float">
            <text:p>8.83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61669" calcext:value-type="float">
            <text:p>0.0036166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12778" calcext:value-type="float">
            <text:p>0.0031277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99421" calcext:value-type="float">
            <text:p>0.0049942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9504" calcext:value-type="float">
            <text:p>0.01795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47995" calcext:value-type="float">
            <text:p>0.0064799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00641048" calcext:value-type="float">
            <text:p>6.41E-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19899" calcext:value-type="float">
            <text:p>0.0091989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38809" calcext:value-type="float">
            <text:p>0.0073880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48641" calcext:value-type="float">
            <text:p>0.024864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6987" calcext:value-type="float">
            <text:p>0.017698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93512" calcext:value-type="float">
            <text:p>0.019351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3863" calcext:value-type="float">
            <text:p>0.013386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75956" calcext:value-type="float">
            <text:p>0.0275956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65969" calcext:value-type="float">
            <text:p>0.026596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97192" calcext:value-type="float">
            <text:p>0.00297192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43706" calcext:value-type="float">
            <text:p>0.00643706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26197" calcext:value-type="float">
            <text:p>0.00926197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296882" calcext:value-type="float">
            <text:p>0.00296882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6519" calcext:value-type="float">
            <text:p>0.013651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85071" calcext:value-type="float">
            <text:p>0.0385071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744353" calcext:value-type="float">
            <text:p>0.07443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85716" calcext:value-type="float">
            <text:p>0.08571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6672" calcext:value-type="float">
            <text:p>0.013667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22444" calcext:value-type="float">
            <text:p>0.052244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14643" calcext:value-type="float">
            <text:p>0.051464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100979" calcext:value-type="float">
            <text:p>0.10097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128534" calcext:value-type="float">
            <text:p>0.12853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745176" calcext:value-type="float">
            <text:p>0.074517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97655" calcext:value-type="float">
            <text:p>0.019765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19623" calcext:value-type="float">
            <text:p>0.0041962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212303" calcext:value-type="float">
            <text:p>2.12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102644" calcext:value-type="float">
            <text:p>0.10264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671248" calcext:value-type="float">
            <text:p>0.067124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35562" calcext:value-type="float">
            <text:p>0.0083556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08302" calcext:value-type="float">
            <text:p>0.0508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19441" calcext:value-type="float">
            <text:p>0.031944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9816" calcext:value-type="float">
            <text:p>0.01981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86237" calcext:value-type="float">
            <text:p>0.028623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85303" calcext:value-type="float">
            <text:p>0.01853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42991" calcext:value-type="float">
            <text:p>0.054299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30541" calcext:value-type="float">
            <text:p>0.0053054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1254" calcext:value-type="float">
            <text:p>0.003125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95524" calcext:value-type="float">
            <text:p>0.0089552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1835" calcext:value-type="float">
            <text:p>0.010183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75032" calcext:value-type="float">
            <text:p>0.017503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46819" calcext:value-type="float">
            <text:p>0.0074681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390142" calcext:value-type="float">
            <text:p>0.000390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40207" calcext:value-type="float">
            <text:p>0.014020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26988" calcext:value-type="float">
            <text:p>0.022698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21777" calcext:value-type="float">
            <text:p>0.032177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08546" calcext:value-type="float">
            <text:p>0.030854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608801" calcext:value-type="float">
            <text:p>0.06088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408077" calcext:value-type="float">
            <text:p>4.08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26038" calcext:value-type="float">
            <text:p>0.052603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02753" calcext:value-type="float">
            <text:p>0.03027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9402" calcext:value-type="float">
            <text:p>0.01194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63566" calcext:value-type="float">
            <text:p>0.036356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48077" calcext:value-type="float">
            <text:p>0.044807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42047" calcext:value-type="float">
            <text:p>0.0242047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97852" calcext:value-type="float">
            <text:p>0.0059785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31552" calcext:value-type="float">
            <text:p>0.043155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428084" calcext:value-type="float">
            <text:p>0.042808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43675" calcext:value-type="float">
            <text:p>0.004367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738969" calcext:value-type="float">
            <text:p>0.00738969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90875" calcext:value-type="float">
            <text:p>0.0089087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37653" calcext:value-type="float">
            <text:p>0.01376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494376" calcext:value-type="float">
            <text:p>4.94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4658" calcext:value-type="float">
            <text:p>0.003465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1604" calcext:value-type="float">
            <text:p>0.01116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3246" calcext:value-type="float">
            <text:p>0.0153246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5235" calcext:value-type="float">
            <text:p>0.0235235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559132" calcext:value-type="float">
            <text:p>0.055913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19667" calcext:value-type="float">
            <text:p>1.97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52778" calcext:value-type="float">
            <text:p>0.015277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8343" calcext:value-type="float">
            <text:p>0.008834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49701" calcext:value-type="float">
            <text:p>0.005497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6965" calcext:value-type="float">
            <text:p>0.0236965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682336" calcext:value-type="float">
            <text:p>6.82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9811" calcext:value-type="float">
            <text:p>0.01198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3193" calcext:value-type="float">
            <text:p>0.023193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79154" calcext:value-type="float">
            <text:p>0.027915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15616" calcext:value-type="float">
            <text:p>0.0315616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table:style-name="ce1" office:value-type="float" office:value="0.000933737" calcext:value-type="float">
            <text:p>9.34E-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347272" calcext:value-type="float">
            <text:p>0.00347272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51708" calcext:value-type="float">
            <text:p>0.03517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669324" calcext:value-type="float">
            <text:p>0.00669324</text:p>
          </table:table-cell>
          <table:table-cell office:value-type="float" office:value="0.07" calcext:value-type="float">
            <text:p>0.07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5495" calcext:value-type="float">
            <text:p>0.0115495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6907" calcext:value-type="float">
            <text:p>0.0116907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39482" calcext:value-type="float">
            <text:p>0.00939482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12614" calcext:value-type="float">
            <text:p>0.0081261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98886" calcext:value-type="float">
            <text:p>0.00898886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21433" calcext:value-type="float">
            <text:p>0.012143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948817" calcext:value-type="float">
            <text:p>0.00948817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56177" calcext:value-type="float">
            <text:p>0.00556177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539842" calcext:value-type="float">
            <text:p>0.00539842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16072" calcext:value-type="float">
            <text:p>0.0116072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250499" calcext:value-type="float">
            <text:p>0.025049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373532" calcext:value-type="float">
            <text:p>0.0373532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854605" calcext:value-type="float">
            <text:p>0.008546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514299" calcext:value-type="float">
            <text:p>0.000514299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105923" calcext:value-type="float">
            <text:p>0.010592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  <table:table-row table:style-name="ro1">
          <table:table-cell office:value-type="float" office:value="0.000112027" calcext:value-type="float">
            <text:p>0.000112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464059" calcext:value-type="float">
            <text:p>0.0464059</text:p>
          </table:table-cell>
        </table:table-row>
      </table:table>
      <table:table table:name="dnu" table:style-name="ta1">
        <table:shapes>
          <draw:frame draw:z-index="0" draw:style-name="gr1" draw:text-style-name="P1" svg:width="1113.68pt" svg:height="552.64pt" svg:x="143.6pt" svg:y="15.82pt">
            <draw:object draw:notify-on-update-of-ranges="dnu.A2:dnu.A201 dnu.B2:dnu.B2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32911" calcext:value-type="float">
            <text:p>0.023291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155198" calcext:value-type="float">
            <text:p>0.0015519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7391" calcext:value-type="float">
            <text:p>0.021739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5854" calcext:value-type="float">
            <text:p>0.02258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122767" calcext:value-type="float">
            <text:p>1.23E-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0547618" calcext:value-type="float">
            <text:p>5.48E-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743" calcext:value-type="float">
            <text:p>0.0127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32202" calcext:value-type="float">
            <text:p>0.009322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56088" calcext:value-type="float">
            <text:p>0.0095608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7648" calcext:value-type="float">
            <text:p>0.012764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2907" calcext:value-type="float">
            <text:p>0.01229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2385" calcext:value-type="float">
            <text:p>0.013238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5852" calcext:value-type="float">
            <text:p>0.0258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12551" calcext:value-type="float">
            <text:p>0.00021255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6032" calcext:value-type="float">
            <text:p>0.0041603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54168" calcext:value-type="float">
            <text:p>0.00015416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0800006" calcext:value-type="float">
            <text:p>8.00E-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56818" calcext:value-type="float">
            <text:p>0.015681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04132" calcext:value-type="float">
            <text:p>0.030413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5787" calcext:value-type="float">
            <text:p>0.014578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7679" calcext:value-type="float">
            <text:p>0.0043767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138362" calcext:value-type="float">
            <text:p>1.38E-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24711" calcext:value-type="float">
            <text:p>0.0092471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31843" calcext:value-type="float">
            <text:p>0.02318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2974" calcext:value-type="float">
            <text:p>0.0043297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79245" calcext:value-type="float">
            <text:p>0.0037924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6383" calcext:value-type="float">
            <text:p>0.010638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4161" calcext:value-type="float">
            <text:p>0.010416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2872" calcext:value-type="float">
            <text:p>0.0046287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0851229" calcext:value-type="float">
            <text:p>8.51E-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2957" calcext:value-type="float">
            <text:p>0.004629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1578" calcext:value-type="float">
            <text:p>0.014157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1555" calcext:value-type="float">
            <text:p>0.014155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335399" calcext:value-type="float">
            <text:p>0.00033539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82745" calcext:value-type="float">
            <text:p>0.0038274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94363" calcext:value-type="float">
            <text:p>0.0039436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16175" calcext:value-type="float">
            <text:p>0.00011617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36023" calcext:value-type="float">
            <text:p>0.023602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43543" calcext:value-type="float">
            <text:p>0.03435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80556" calcext:value-type="float">
            <text:p>0.038055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9329" calcext:value-type="float">
            <text:p>0.021932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5352" calcext:value-type="float">
            <text:p>0.0253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5953" calcext:value-type="float">
            <text:p>0.0041595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14092" calcext:value-type="float">
            <text:p>0.00021409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8163" calcext:value-type="float">
            <text:p>0.012816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43437" calcext:value-type="float">
            <text:p>0.0034343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19298" calcext:value-type="float">
            <text:p>0.031929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72854" calcext:value-type="float">
            <text:p>0.03728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566558" calcext:value-type="float">
            <text:p>0.056655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100437" calcext:value-type="float">
            <text:p>0.0010043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35282" calcext:value-type="float">
            <text:p>0.0033528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537599" calcext:value-type="float">
            <text:p>0.053759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number-columns-repeated="2"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1958" calcext:value-type="float">
            <text:p>0.020195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72693" calcext:value-type="float">
            <text:p>0.0047269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78377" calcext:value-type="float">
            <text:p>0.07837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84746" calcext:value-type="float">
            <text:p>0.028474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31304" calcext:value-type="float">
            <text:p>0.0093130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9185" calcext:value-type="float">
            <text:p>0.021918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12874" calcext:value-type="float">
            <text:p>0.011287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94738" calcext:value-type="float">
            <text:p>0.0099473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3077" calcext:value-type="float">
            <text:p>0.018307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3836" calcext:value-type="float">
            <text:p>0.014383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12531" calcext:value-type="float">
            <text:p>0.031253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611076" calcext:value-type="float">
            <text:p>0.061107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92398" calcext:value-type="float">
            <text:p>0.0009239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848" calcext:value-type="float">
            <text:p>0.0484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65239" calcext:value-type="float">
            <text:p>0.016523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69465" calcext:value-type="float">
            <text:p>0.016946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2782" calcext:value-type="float">
            <text:p>0.014278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752828" calcext:value-type="float">
            <text:p>0.075282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62331" calcext:value-type="float">
            <text:p>0.0036233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2079" calcext:value-type="float">
            <text:p>0.022207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513635" calcext:value-type="float">
            <text:p>0.0051363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43958" calcext:value-type="float">
            <text:p>0.00044395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17002" calcext:value-type="float">
            <text:p>0.0002170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5166" calcext:value-type="float">
            <text:p>0.013516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99838" calcext:value-type="float">
            <text:p>0.0089983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78964" calcext:value-type="float">
            <text:p>0.017896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29404" calcext:value-type="float">
            <text:p>0.032940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2036" calcext:value-type="float">
            <text:p>0.010203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8143" calcext:value-type="float">
            <text:p>0.004081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14285" calcext:value-type="float">
            <text:p>1.43E-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0014" calcext:value-type="float">
            <text:p>0.014001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83557" calcext:value-type="float">
            <text:p>0.0002835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8449" calcext:value-type="float">
            <text:p>0.0041844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1005" calcext:value-type="float">
            <text:p>0.010100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232911" calcext:value-type="float">
            <text:p>2.33E-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087" calcext:value-type="float">
            <text:p>0.01308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4649" calcext:value-type="float">
            <text:p>0.00010464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1947" calcext:value-type="float">
            <text:p>0.0044194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239536" calcext:value-type="float">
            <text:p>2.40E-0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301" calcext:value-type="float">
            <text:p>0.004630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1462" calcext:value-type="float">
            <text:p>0.00010146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8303" calcext:value-type="float">
            <text:p>0.0040830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8143" calcext:value-type="float">
            <text:p>0.004081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2272" calcext:value-type="float">
            <text:p>0.004227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55708" calcext:value-type="float">
            <text:p>0.00045570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2267" calcext:value-type="float">
            <text:p>0.0040226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25494" calcext:value-type="float">
            <text:p>0.00022549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9229" calcext:value-type="float">
            <text:p>0.0040922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32087" calcext:value-type="float">
            <text:p>0.0063208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0515" calcext:value-type="float">
            <text:p>0.021051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7314" calcext:value-type="float">
            <text:p>0.014731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4932" calcext:value-type="float">
            <text:p>0.0004493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12184" calcext:value-type="float">
            <text:p>0.0061218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1646" calcext:value-type="float">
            <text:p>0.008164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292" calcext:value-type="float">
            <text:p>0.014429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13247" calcext:value-type="float">
            <text:p>0.0071324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2718" calcext:value-type="float">
            <text:p>0.021271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2843" calcext:value-type="float">
            <text:p>0.01428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76027" calcext:value-type="float">
            <text:p>0.0037602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90601" calcext:value-type="float">
            <text:p>0.0039060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8605" calcext:value-type="float">
            <text:p>0.018860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27893" calcext:value-type="float">
            <text:p>0.0042789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2784" calcext:value-type="float">
            <text:p>0.014278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3071" calcext:value-type="float">
            <text:p>0.010307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235" calcext:value-type="float">
            <text:p>0.004423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63009" calcext:value-type="float">
            <text:p>0.0076300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47752" calcext:value-type="float">
            <text:p>0.007477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6875" calcext:value-type="float">
            <text:p>0.0044687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6202" calcext:value-type="float">
            <text:p>0.004162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5764" calcext:value-type="float">
            <text:p>0.014576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5787" calcext:value-type="float">
            <text:p>0.014578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54752" calcext:value-type="float">
            <text:p>0.0001547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38828" calcext:value-type="float">
            <text:p>0.0083882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23352" calcext:value-type="float">
            <text:p>0.008233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89536" calcext:value-type="float">
            <text:p>8.95E-0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25027" calcext:value-type="float">
            <text:p>0.0092502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46125" calcext:value-type="float">
            <text:p>0.00044612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40133" calcext:value-type="float">
            <text:p>0.0074013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1295" calcext:value-type="float">
            <text:p>0.022129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61735" calcext:value-type="float">
            <text:p>0.0086173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5691" calcext:value-type="float">
            <text:p>0.008569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80418" calcext:value-type="float">
            <text:p>0.0088041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38152" calcext:value-type="float">
            <text:p>0.008381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08" calcext:value-type="float">
            <text:p>0.014430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12483" calcext:value-type="float">
            <text:p>0.031248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9396" calcext:value-type="float">
            <text:p>0.020939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2186" calcext:value-type="float">
            <text:p>0.0044218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73109" calcext:value-type="float">
            <text:p>0.0047310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57305" calcext:value-type="float">
            <text:p>0.0045730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71421" calcext:value-type="float">
            <text:p>0.00047142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2957" calcext:value-type="float">
            <text:p>0.004629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23288" calcext:value-type="float">
            <text:p>0.00022328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26112" calcext:value-type="float">
            <text:p>0.00022611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58984" calcext:value-type="float">
            <text:p>0.0035898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62954" calcext:value-type="float">
            <text:p>0.01629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0949" calcext:value-type="float">
            <text:p>0.020094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7679" calcext:value-type="float">
            <text:p>0.0043767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00665" calcext:value-type="float">
            <text:p>0.0080066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5854" calcext:value-type="float">
            <text:p>0.02258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9995" calcext:value-type="float">
            <text:p>0.009999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5857" calcext:value-type="float">
            <text:p>0.02258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2108" calcext:value-type="float">
            <text:p>0.0040210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3622" calcext:value-type="float">
            <text:p>0.018362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2394" calcext:value-type="float">
            <text:p>0.00010239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2339" calcext:value-type="float">
            <text:p>0.0041233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7251" calcext:value-type="float">
            <text:p>0.014725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90539" calcext:value-type="float">
            <text:p>0.019053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08138" calcext:value-type="float">
            <text:p>0.00020813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57855" calcext:value-type="float">
            <text:p>0.0045785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8856" calcext:value-type="float">
            <text:p>0.014885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202" calcext:value-type="float">
            <text:p>0.0202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202" calcext:value-type="float">
            <text:p>0.0202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2041" calcext:value-type="float">
            <text:p>0.010204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7706" calcext:value-type="float">
            <text:p>0.00010770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3182" calcext:value-type="float">
            <text:p>0.0046318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78657" calcext:value-type="float">
            <text:p>0.01786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1795" calcext:value-type="float">
            <text:p>0.022179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6329" calcext:value-type="float">
            <text:p>0.012632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243318" calcext:value-type="float">
            <text:p>2.43E-0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5137" calcext:value-type="float">
            <text:p>0.010513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9416" calcext:value-type="float">
            <text:p>0.010941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90001" calcext:value-type="float">
            <text:p>0.0069000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7134" calcext:value-type="float">
            <text:p>0.014713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5484" calcext:value-type="float">
            <text:p>0.018548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1" calcext:value-type="float">
            <text:p>0.010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67574" calcext:value-type="float">
            <text:p>0.0096757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285576" calcext:value-type="float">
            <text:p>0.0028557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89125" calcext:value-type="float">
            <text:p>0.0098912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264344" calcext:value-type="float">
            <text:p>0.0026434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151727" calcext:value-type="float">
            <text:p>0.0015172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9212" calcext:value-type="float">
            <text:p>0.021921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285" calcext:value-type="float">
            <text:p>0.01428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39217" calcext:value-type="float">
            <text:p>0.00043921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0754" calcext:value-type="float">
            <text:p>0.004307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5976" calcext:value-type="float">
            <text:p>0.0041597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48677" calcext:value-type="float">
            <text:p>0.00014867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777972" calcext:value-type="float">
            <text:p>0.00077797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322557" calcext:value-type="float">
            <text:p>0.000322557</text:p>
          </table:table-cell>
          <table:table-cell office:value-type="float" office:value="0.0315196" calcext:value-type="float">
            <text:p>0.0315196</text:p>
          </table:table-cell>
        </table:table-row>
      </table:table>
      <table:table table:name="Sheet2" table:style-name="ta1">
        <table:shapes>
          <draw:frame draw:z-index="0" draw:style-name="gr1" draw:text-style-name="P1" svg:width="1119.12pt" svg:height="581.27pt" svg:x="209.14pt" svg:y="15.82pt">
            <draw:object draw:notify-on-update-of-ranges="Sheet2.A2:Sheet2.A248 Sheet2.B2:Sheet2.B248 Sheet2.C2:Sheet2.C2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.000154965" calcext:value-type="float">
            <text:p>0.0001549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1947" calcext:value-type="float">
            <text:p>0.004419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9413" calcext:value-type="float">
            <text:p>0.0209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2505" calcext:value-type="float">
            <text:p>0.02125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9965" calcext:value-type="float">
            <text:p>0.00999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9996" calcext:value-type="float">
            <text:p>0.01999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8158" calcext:value-type="float">
            <text:p>0.022815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23631" calcext:value-type="float">
            <text:p>0.008236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077486" calcext:value-type="float">
            <text:p>7.75E-0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95881" calcext:value-type="float">
            <text:p>0.00895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50399" calcext:value-type="float">
            <text:p>0.0002503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1705" calcext:value-type="float">
            <text:p>0.00317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6175" calcext:value-type="float">
            <text:p>0.020617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4161" calcext:value-type="float">
            <text:p>0.010416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19401" calcext:value-type="float">
            <text:p>0.01194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07414" calcext:value-type="float">
            <text:p>0.0080741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28207" calcext:value-type="float">
            <text:p>0.0042820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03551" calcext:value-type="float">
            <text:p>0.00020355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8487" calcext:value-type="float">
            <text:p>0.01284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264515" calcext:value-type="float">
            <text:p>0.002645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2036" calcext:value-type="float">
            <text:p>0.01020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99847" calcext:value-type="float">
            <text:p>0.009998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0001" calcext:value-type="float">
            <text:p>0.01000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6139" calcext:value-type="float">
            <text:p>0.01261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2895" calcext:value-type="float">
            <text:p>0.012289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5243" calcext:value-type="float">
            <text:p>0.0040524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70377" calcext:value-type="float">
            <text:p>0.017037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673" calcext:value-type="float">
            <text:p>0.0167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8865" calcext:value-type="float">
            <text:p>0.01488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6359" calcext:value-type="float">
            <text:p>0.01063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0553" calcext:value-type="float">
            <text:p>0.0044055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61901" calcext:value-type="float">
            <text:p>0.0004619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47194" calcext:value-type="float">
            <text:p>0.006471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6354" calcext:value-type="float">
            <text:p>0.010635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72533" calcext:value-type="float">
            <text:p>0.0037253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42448" calcext:value-type="float">
            <text:p>4.24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0387" calcext:value-type="float">
            <text:p>0.000203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313913" calcext:value-type="float">
            <text:p>0.0003139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7249" calcext:value-type="float">
            <text:p>0.003724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2169" calcext:value-type="float">
            <text:p>0.00821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8065" calcext:value-type="float">
            <text:p>0.01480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63339" calcext:value-type="float">
            <text:p>0.01633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1911" calcext:value-type="float">
            <text:p>0.01019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538747" calcext:value-type="float">
            <text:p>0.0005387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1546" calcext:value-type="float">
            <text:p>1.55E-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7118" calcext:value-type="float">
            <text:p>0.012711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19453" calcext:value-type="float">
            <text:p>0.011945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867" calcext:value-type="float">
            <text:p>0.0108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40382" calcext:value-type="float">
            <text:p>0.024038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94982" calcext:value-type="float">
            <text:p>0.049498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88616" calcext:value-type="float">
            <text:p>0.006886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53748" calcext:value-type="float">
            <text:p>0.04537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6377" calcext:value-type="float">
            <text:p>0.01063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2761" calcext:value-type="float">
            <text:p>0.0327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11457" calcext:value-type="float">
            <text:p>0.01114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3565" calcext:value-type="float">
            <text:p>0.0435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39053" calcext:value-type="float">
            <text:p>0.0239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2807" calcext:value-type="float">
            <text:p>0.01028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528501" calcext:value-type="float">
            <text:p>0.005285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4627" calcext:value-type="float">
            <text:p>0.02146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80178" calcext:value-type="float">
            <text:p>0.006801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45637" calcext:value-type="float">
            <text:p>0.02456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4933" calcext:value-type="float">
            <text:p>0.01249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50929" calcext:value-type="float">
            <text:p>0.04509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53117" calcext:value-type="float">
            <text:p>0.03531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93502" calcext:value-type="float">
            <text:p>0.01935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36946" calcext:value-type="float">
            <text:p>0.03369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63805" calcext:value-type="float">
            <text:p>0.01638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97736" calcext:value-type="float">
            <text:p>0.009977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0968" calcext:value-type="float">
            <text:p>0.01009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16738" calcext:value-type="float">
            <text:p>0.01167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741" calcext:value-type="float">
            <text:p>0.0187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57881" calcext:value-type="float">
            <text:p>0.004578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2319" calcext:value-type="float">
            <text:p>0.01323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54031" calcext:value-type="float">
            <text:p>0.009540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43367" calcext:value-type="float">
            <text:p>0.0001433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93735" calcext:value-type="float">
            <text:p>0.003937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513" calcext:value-type="float">
            <text:p>0.000105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2691" calcext:value-type="float">
            <text:p>0.0122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29193" calcext:value-type="float">
            <text:p>0.008291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87662" calcext:value-type="float">
            <text:p>0.003876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2236" calcext:value-type="float">
            <text:p>0.004022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48747" calcext:value-type="float">
            <text:p>0.0001487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71343" calcext:value-type="float">
            <text:p>0.0097134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71343" calcext:value-type="float">
            <text:p>0.0097134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45944" calcext:value-type="float">
            <text:p>0.0094594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66902" calcext:value-type="float">
            <text:p>0.0002669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0609" calcext:value-type="float">
            <text:p>0.004306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45739" calcext:value-type="float">
            <text:p>0.009457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97088" calcext:value-type="float">
            <text:p>0.0079708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11812" calcext:value-type="float">
            <text:p>0.01118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3044" calcext:value-type="float">
            <text:p>0.010304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1993" calcext:value-type="float">
            <text:p>0.0101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8715" calcext:value-type="float">
            <text:p>0.004687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51964" calcext:value-type="float">
            <text:p>0.015196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988494" calcext:value-type="float">
            <text:p>9.88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08942" calcext:value-type="float">
            <text:p>0.0030894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1868" calcext:value-type="float">
            <text:p>0.013186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78267" calcext:value-type="float">
            <text:p>0.004782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154008" calcext:value-type="float">
            <text:p>1.54E-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73282" calcext:value-type="float">
            <text:p>0.0047328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901894" calcext:value-type="float">
            <text:p>0.09018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892616" calcext:value-type="float">
            <text:p>0.08926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83097" calcext:value-type="float">
            <text:p>0.03830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72074" calcext:value-type="float">
            <text:p>0.006720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55083" calcext:value-type="float">
            <text:p>0.03550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09838" calcext:value-type="float">
            <text:p>0.0002098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51311" calcext:value-type="float">
            <text:p>0.0513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881" calcext:value-type="float">
            <text:p>0.0218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1038" calcext:value-type="float">
            <text:p>0.02210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188551" calcext:value-type="float">
            <text:p>0.001885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892483" calcext:value-type="float">
            <text:p>0.08924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08668" calcext:value-type="float">
            <text:p>0.03086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3924" calcext:value-type="float">
            <text:p>0.01039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9627" calcext:value-type="float">
            <text:p>0.0296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572409" calcext:value-type="float">
            <text:p>0.05724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3053" calcext:value-type="float">
            <text:p>0.033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57483" calcext:value-type="float">
            <text:p>0.0001574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232401" calcext:value-type="float">
            <text:p>0.002324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08816" calcext:value-type="float">
            <text:p>0.04088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40177" calcext:value-type="float">
            <text:p>0.03401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55351" calcext:value-type="float">
            <text:p>0.004553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46354" calcext:value-type="float">
            <text:p>0.009463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655316" calcext:value-type="float">
            <text:p>0.06553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18385" calcext:value-type="float">
            <text:p>0.01183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7503" calcext:value-type="float">
            <text:p>0.02275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4092" calcext:value-type="float">
            <text:p>0.01240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25647" calcext:value-type="float">
            <text:p>0.009256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21157" calcext:value-type="float">
            <text:p>0.04211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2586" calcext:value-type="float">
            <text:p>0.01325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981" calcext:value-type="float">
            <text:p>0.0129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4123" calcext:value-type="float">
            <text:p>0.01341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3058" calcext:value-type="float">
            <text:p>0.01030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103" calcext:value-type="float">
            <text:p>0.0101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2838" calcext:value-type="float">
            <text:p>0.004128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4878" calcext:value-type="float">
            <text:p>0.01848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3908" calcext:value-type="float">
            <text:p>0.02239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9487" calcext:value-type="float">
            <text:p>0.0001094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3239" calcext:value-type="float">
            <text:p>0.004632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95503" calcext:value-type="float">
            <text:p>0.004955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27318" calcext:value-type="float">
            <text:p>0.003273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1732" calcext:value-type="float">
            <text:p>0.01317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05402" calcext:value-type="float">
            <text:p>0.0002054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47715" calcext:value-type="float">
            <text:p>0.0004477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82049" calcext:value-type="float">
            <text:p>0.0038204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360009" calcext:value-type="float">
            <text:p>3.60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63161" calcext:value-type="float">
            <text:p>0.0086316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61206" calcext:value-type="float">
            <text:p>0.009612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99201" calcext:value-type="float">
            <text:p>0.009992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524" calcext:value-type="float">
            <text:p>0.010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9577" calcext:value-type="float">
            <text:p>0.00010957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1334" calcext:value-type="float">
            <text:p>0.004013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3224" calcext:value-type="float">
            <text:p>0.004432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8367" calcext:value-type="float">
            <text:p>0.01083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579503" calcext:value-type="float">
            <text:p>0.005795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29007" calcext:value-type="float">
            <text:p>0.0042900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7471" calcext:value-type="float">
            <text:p>0.010747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6359" calcext:value-type="float">
            <text:p>0.01063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94053" calcext:value-type="float">
            <text:p>0.0039405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7712" calcext:value-type="float">
            <text:p>0.004377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8419" calcext:value-type="float">
            <text:p>0.012841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31304" calcext:value-type="float">
            <text:p>0.008313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567572" calcext:value-type="float">
            <text:p>0.0056757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4039" calcext:value-type="float">
            <text:p>0.02040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6359" calcext:value-type="float">
            <text:p>0.01063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94053" calcext:value-type="float">
            <text:p>0.0039405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73313" calcext:value-type="float">
            <text:p>0.01733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9186" calcext:value-type="float">
            <text:p>0.014918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3399" calcext:value-type="float">
            <text:p>0.01033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37518" calcext:value-type="float">
            <text:p>0.023751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68236" calcext:value-type="float">
            <text:p>0.04682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62326" calcext:value-type="float">
            <text:p>0.003623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547071" calcext:value-type="float">
            <text:p>0.05470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85248" calcext:value-type="float">
            <text:p>0.03852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28349" calcext:value-type="float">
            <text:p>0.007283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64695" calcext:value-type="float">
            <text:p>0.02646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01396" calcext:value-type="float">
            <text:p>0.007013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58299" calcext:value-type="float">
            <text:p>0.04582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3028" calcext:value-type="float">
            <text:p>0.01230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77493" calcext:value-type="float">
            <text:p>0.04774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650032" calcext:value-type="float">
            <text:p>0.06500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78679" calcext:value-type="float">
            <text:p>0.01786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8133" calcext:value-type="float">
            <text:p>0.01081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81619" calcext:value-type="float">
            <text:p>0.02816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140011" calcext:value-type="float">
            <text:p>0.001400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590019" calcext:value-type="float">
            <text:p>0.05900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67898" calcext:value-type="float">
            <text:p>0.04678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826525" calcext:value-type="float">
            <text:p>0.08265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636886" calcext:value-type="float">
            <text:p>0.06368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6747" calcext:value-type="float">
            <text:p>0.01067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13946" calcext:value-type="float">
            <text:p>0.03139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5848" calcext:value-type="float">
            <text:p>0.02258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7799" calcext:value-type="float">
            <text:p>0.01077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24917" calcext:value-type="float">
            <text:p>0.04249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21963" calcext:value-type="float">
            <text:p>0.00219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5039" calcext:value-type="float">
            <text:p>0.0215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57667" calcext:value-type="float">
            <text:p>0.02576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85981" calcext:value-type="float">
            <text:p>0.04859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3971" calcext:value-type="float">
            <text:p>0.0339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74577" calcext:value-type="float">
            <text:p>0.04745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38088" calcext:value-type="float">
            <text:p>0.0338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9132" calcext:value-type="float">
            <text:p>0.004091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54758" calcext:value-type="float">
            <text:p>0.006547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9674" calcext:value-type="float">
            <text:p>0.01096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33198" calcext:value-type="float">
            <text:p>0.02331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35486" calcext:value-type="float">
            <text:p>0.009354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798376" calcext:value-type="float">
            <text:p>7.98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2253" calcext:value-type="float">
            <text:p>0.0322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524" calcext:value-type="float">
            <text:p>0.0105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74936" calcext:value-type="float">
            <text:p>0.003749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2733" calcext:value-type="float">
            <text:p>0.01427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0882" calcext:value-type="float">
            <text:p>0.010088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319484" calcext:value-type="float">
            <text:p>0.00031948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570774" calcext:value-type="float">
            <text:p>0.0005707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782818" calcext:value-type="float">
            <text:p>0.0007828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371132" calcext:value-type="float">
            <text:p>3.71E-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312463" calcext:value-type="float">
            <text:p>0.0003124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12818" calcext:value-type="float">
            <text:p>0.0004128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05402" calcext:value-type="float">
            <text:p>0.0002054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194422" calcext:value-type="float">
            <text:p>1.94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5174" calcext:value-type="float">
            <text:p>0.0151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45869" calcext:value-type="float">
            <text:p>0.009458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0482" calcext:value-type="float">
            <text:p>0.013048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586663" calcext:value-type="float">
            <text:p>0.00058666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6449" calcext:value-type="float">
            <text:p>0.012644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4083" calcext:value-type="float">
            <text:p>0.012408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233" calcext:value-type="float">
            <text:p>0.00423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76951" calcext:value-type="float">
            <text:p>0.0047695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7159" calcext:value-type="float">
            <text:p>0.01271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125167" calcext:value-type="float">
            <text:p>1.25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5107" calcext:value-type="float">
            <text:p>0.012510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607" calcext:value-type="float">
            <text:p>0.01260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29375" calcext:value-type="float">
            <text:p>0.00042937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8503" calcext:value-type="float">
            <text:p>0.0001085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107372" calcext:value-type="float">
            <text:p>1.07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3005" calcext:value-type="float">
            <text:p>0.0103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308516" calcext:value-type="float">
            <text:p>0.00030851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2" calcext:value-type="float">
            <text:p>0.0044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306616" calcext:value-type="float">
            <text:p>0.00030661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7186" calcext:value-type="float">
            <text:p>0.014718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22413" calcext:value-type="float">
            <text:p>0.03224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5196" calcext:value-type="float">
            <text:p>0.0315196</text:p>
          </table:table-cell>
        </table:table-row>
      </table:table>
      <table:table table:name="medzi" table:style-name="ta1">
        <table:shapes>
          <draw:frame draw:z-index="0" draw:style-name="gr1" draw:text-style-name="P1" svg:width="1066.85pt" svg:height="603.86pt" svg:x="143.6pt" svg:y="3pt">
            <draw:object draw:notify-on-update-of-ranges="medzi.A1:medzi.A1 medzi.A2:medzi.A201 medzi.B1:medzi.B1 medzi.B2:medzi.B2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26383" calcext:value-type="float">
            <text:p>0.0012638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8117" calcext:value-type="float">
            <text:p>0.014811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01387" calcext:value-type="float">
            <text:p>0.0050138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4689" calcext:value-type="float">
            <text:p>0.022468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07953" calcext:value-type="float">
            <text:p>0.0080795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73607" calcext:value-type="float">
            <text:p>0.006736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16907" calcext:value-type="float">
            <text:p>0.02169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0768" calcext:value-type="float">
            <text:p>0.011076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83974" calcext:value-type="float">
            <text:p>0.028397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5777" calcext:value-type="float">
            <text:p>0.016577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2751" calcext:value-type="float">
            <text:p>0.013275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64213" calcext:value-type="float">
            <text:p>0.026421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21107" calcext:value-type="float">
            <text:p>0.005211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25181" calcext:value-type="float">
            <text:p>0.012518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58614" calcext:value-type="float">
            <text:p>0.0015861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75754" calcext:value-type="float">
            <text:p>0.0077575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91657" calcext:value-type="float">
            <text:p>0.019165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75308" calcext:value-type="float">
            <text:p>0.047530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4654" calcext:value-type="float">
            <text:p>0.017465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9193" calcext:value-type="float">
            <text:p>0.017919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5392" calcext:value-type="float">
            <text:p>0.011539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24577" calcext:value-type="float">
            <text:p>0.032457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8993" calcext:value-type="float">
            <text:p>0.014899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60784" calcext:value-type="float">
            <text:p>0.0026078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5582" calcext:value-type="float">
            <text:p>0.017558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34958" calcext:value-type="float">
            <text:p>0.023495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87194" calcext:value-type="float">
            <text:p>0.0078719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1901" calcext:value-type="float">
            <text:p>0.022190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82068" calcext:value-type="float">
            <text:p>0.0098206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0629" calcext:value-type="float">
            <text:p>0.024062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10986" calcext:value-type="float">
            <text:p>0.021098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5368" calcext:value-type="float">
            <text:p>0.015536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0131111" calcext:value-type="float">
            <text:p>1.31E-0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36463" calcext:value-type="float">
            <text:p>0.023646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96466" calcext:value-type="float">
            <text:p>0.029646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78468" calcext:value-type="float">
            <text:p>0.0017846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55248" calcext:value-type="float">
            <text:p>0.045524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7917" calcext:value-type="float">
            <text:p>0.016791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7751" calcext:value-type="float">
            <text:p>0.017775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98931" calcext:value-type="float">
            <text:p>0.029893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9488" calcext:value-type="float">
            <text:p>0.03948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78725" calcext:value-type="float">
            <text:p>0.0037872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0696" calcext:value-type="float">
            <text:p>0.014069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51091" calcext:value-type="float">
            <text:p>0.025109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9778" calcext:value-type="float">
            <text:p>0.010977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76374" calcext:value-type="float">
            <text:p>0.0057637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0643" calcext:value-type="float">
            <text:p>0.013064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63012" calcext:value-type="float">
            <text:p>0.036301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94117" calcext:value-type="float">
            <text:p>0.039411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80133" calcext:value-type="float">
            <text:p>0.0098013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18402" calcext:value-type="float">
            <text:p>0.009184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63034" calcext:value-type="float">
            <text:p>0.0046303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73986" calcext:value-type="float">
            <text:p>0.0017398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number-columns-repeated="2"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18732" calcext:value-type="float">
            <text:p>0.0081873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9602" calcext:value-type="float">
            <text:p>0.02496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63633" calcext:value-type="float">
            <text:p>0.036363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9411" calcext:value-type="float">
            <text:p>0.011941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0593" calcext:value-type="float">
            <text:p>0.017059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6921" calcext:value-type="float">
            <text:p>0.009692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52497" calcext:value-type="float">
            <text:p>0.0095249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66283" calcext:value-type="float">
            <text:p>0.0076628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1787" calcext:value-type="float">
            <text:p>0.015178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6394" calcext:value-type="float">
            <text:p>0.016639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96204" calcext:value-type="float">
            <text:p>0.0099620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80498" calcext:value-type="float">
            <text:p>0.028049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31206" calcext:value-type="float">
            <text:p>0.023120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55392" calcext:value-type="float">
            <text:p>0.05539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59732" calcext:value-type="float">
            <text:p>0.0035973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622266" calcext:value-type="float">
            <text:p>0.062226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55557" calcext:value-type="float">
            <text:p>0.025555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8408" calcext:value-type="float">
            <text:p>0.022840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76815" calcext:value-type="float">
            <text:p>0.027681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00539" calcext:value-type="float">
            <text:p>0.0040053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68464" calcext:value-type="float">
            <text:p>0.026846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30354" calcext:value-type="float">
            <text:p>0.0033035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58144" calcext:value-type="float">
            <text:p>0.0045814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158442" calcext:value-type="float">
            <text:p>1.58E-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9544" calcext:value-type="float">
            <text:p>0.017954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9692" calcext:value-type="float">
            <text:p>0.022969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4604" calcext:value-type="float">
            <text:p>0.014460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10393" calcext:value-type="float">
            <text:p>0.021039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58628" calcext:value-type="float">
            <text:p>0.0065862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2458" calcext:value-type="float">
            <text:p>0.017245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185734" calcext:value-type="float">
            <text:p>1.86E-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35055" calcext:value-type="float">
            <text:p>0.0063505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924" calcext:value-type="float">
            <text:p>0.02492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82475" calcext:value-type="float">
            <text:p>0.028247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0239" calcext:value-type="float">
            <text:p>0.016023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202316" calcext:value-type="float">
            <text:p>2.02E-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8818" calcext:value-type="float">
            <text:p>0.013881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63404" calcext:value-type="float">
            <text:p>0.0076340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836685" calcext:value-type="float">
            <text:p>0.00083668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37838" calcext:value-type="float">
            <text:p>0.0073783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55591" calcext:value-type="float">
            <text:p>0.025559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90394" calcext:value-type="float">
            <text:p>0.019039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50655" calcext:value-type="float">
            <text:p>0.0095065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4845" calcext:value-type="float">
            <text:p>0.009484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7242" calcext:value-type="float">
            <text:p>0.010724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23477" calcext:value-type="float">
            <text:p>0.0062347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04068" calcext:value-type="float">
            <text:p>0.0060406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0773" calcext:value-type="float">
            <text:p>0.004077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71248" calcext:value-type="float">
            <text:p>0.027124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9563" calcext:value-type="float">
            <text:p>0.024956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2024" calcext:value-type="float">
            <text:p>0.022202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2815" calcext:value-type="float">
            <text:p>0.014281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3359" calcext:value-type="float">
            <text:p>0.022335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77115" calcext:value-type="float">
            <text:p>0.0077711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77098" calcext:value-type="float">
            <text:p>0.0057709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4856" calcext:value-type="float">
            <text:p>0.015485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7664" calcext:value-type="float">
            <text:p>0.024766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32851" calcext:value-type="float">
            <text:p>0.043285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26903" calcext:value-type="float">
            <text:p>0.012690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21209" calcext:value-type="float">
            <text:p>0.032120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68138" calcext:value-type="float">
            <text:p>0.0036813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19099" calcext:value-type="float">
            <text:p>0.021909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03387" calcext:value-type="float">
            <text:p>0.0050338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79563" calcext:value-type="float">
            <text:p>0.0057956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05619" calcext:value-type="float">
            <text:p>0.0070561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56925" calcext:value-type="float">
            <text:p>0.025692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9673" calcext:value-type="float">
            <text:p>0.010967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72864" calcext:value-type="float">
            <text:p>0.0077286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759348" calcext:value-type="float">
            <text:p>0.00075934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208056" calcext:value-type="float">
            <text:p>2.08E-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4016" calcext:value-type="float">
            <text:p>0.022401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9449" calcext:value-type="float">
            <text:p>0.010944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4004" calcext:value-type="float">
            <text:p>0.013400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60736" calcext:value-type="float">
            <text:p>0.0086073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78514" calcext:value-type="float">
            <text:p>0.0077851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0227" calcext:value-type="float">
            <text:p>0.022022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8436" calcext:value-type="float">
            <text:p>0.010843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68091" calcext:value-type="float">
            <text:p>0.0076809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4112" calcext:value-type="float">
            <text:p>0.016411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32543" calcext:value-type="float">
            <text:p>0.023254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23923" calcext:value-type="float">
            <text:p>0.0022392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78226" calcext:value-type="float">
            <text:p>0.027822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8727" calcext:value-type="float">
            <text:p>0.02872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91409" calcext:value-type="float">
            <text:p>0.039140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53467" calcext:value-type="float">
            <text:p>0.035346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11645" calcext:value-type="float">
            <text:p>0.021164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9121" calcext:value-type="float">
            <text:p>0.014912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996098" calcext:value-type="float">
            <text:p>0.00099609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197351" calcext:value-type="float">
            <text:p>1.97E-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9927" calcext:value-type="float">
            <text:p>0.013992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1299" calcext:value-type="float">
            <text:p>0.022129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07318" calcext:value-type="float">
            <text:p>0.020731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3792" calcext:value-type="float">
            <text:p>0.007379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64347" calcext:value-type="float">
            <text:p>0.0056434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924" calcext:value-type="float">
            <text:p>0.01492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6696" calcext:value-type="float">
            <text:p>0.015669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9747" calcext:value-type="float">
            <text:p>0.017974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3219" calcext:value-type="float">
            <text:p>0.016321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47011" calcext:value-type="float">
            <text:p>0.0054701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669" calcext:value-type="float">
            <text:p>0.01666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9716" calcext:value-type="float">
            <text:p>0.02971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36854" calcext:value-type="float">
            <text:p>0.023685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14994" calcext:value-type="float">
            <text:p>0.0011499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0467089" calcext:value-type="float">
            <text:p>4.67E-0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9178" calcext:value-type="float">
            <text:p>0.011917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1044" calcext:value-type="float">
            <text:p>0.011104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88546" calcext:value-type="float">
            <text:p>0.018854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93263" calcext:value-type="float">
            <text:p>0.0193263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55545" calcext:value-type="float">
            <text:p>0.0065554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02312" calcext:value-type="float">
            <text:p>0.0030231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6994" calcext:value-type="float">
            <text:p>0.013699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18822" calcext:value-type="float">
            <text:p>0.0041882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91726" calcext:value-type="float">
            <text:p>0.0079172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461" calcext:value-type="float">
            <text:p>0.01046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3464" calcext:value-type="float">
            <text:p>0.022346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1224" calcext:value-type="float">
            <text:p>0.024122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22369" calcext:value-type="float">
            <text:p>0.012236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9827" calcext:value-type="float">
            <text:p>0.013982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66252" calcext:value-type="float">
            <text:p>0.0076625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65582" calcext:value-type="float">
            <text:p>0.0036558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6935" calcext:value-type="float">
            <text:p>0.015693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1848" calcext:value-type="float">
            <text:p>0.011184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14956" calcext:value-type="float">
            <text:p>0.0071495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859514" calcext:value-type="float">
            <text:p>0.00085951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8501" calcext:value-type="float">
            <text:p>0.002850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11694" calcext:value-type="float">
            <text:p>0.0031169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2327" calcext:value-type="float">
            <text:p>0.013232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71555" calcext:value-type="float">
            <text:p>0.00771555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2948" calcext:value-type="float">
            <text:p>0.011294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43459" calcext:value-type="float">
            <text:p>0.00643459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10276" calcext:value-type="float">
            <text:p>0.021027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64978" calcext:value-type="float">
            <text:p>0.00164978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8454" calcext:value-type="float">
            <text:p>0.017845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13532" calcext:value-type="float">
            <text:p>0.0071353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88092" calcext:value-type="float">
            <text:p>0.018809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057" calcext:value-type="float">
            <text:p>0.01705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34504" calcext:value-type="float">
            <text:p>0.0334504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0087" calcext:value-type="float">
            <text:p>0.015008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83866" calcext:value-type="float">
            <text:p>0.0038386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9567" calcext:value-type="float">
            <text:p>0.014956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92302" calcext:value-type="float">
            <text:p>0.007923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04821" calcext:value-type="float">
            <text:p>0.00904821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38056" calcext:value-type="float">
            <text:p>0.0238056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49192" calcext:value-type="float">
            <text:p>0.0084919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86135" calcext:value-type="float">
            <text:p>0.00486135</text:p>
          </table:table-cell>
          <table:table-cell office:value-type="float" office:value="0.0351395" calcext:value-type="float">
            <text:p>0.0351395</text:p>
          </table:table-cell>
        </table:table-row>
      </table:table>
      <table:table table:name="Sheet6" table:style-name="ta1">
        <table:shapes>
          <draw:frame draw:z-index="0" draw:style-name="gr1" draw:text-style-name="P1" svg:width="1130.06pt" svg:height="562.45pt" svg:x="209.14pt" svg:y="15.82pt">
            <draw:object draw:notify-on-update-of-ranges="Sheet6.A2:Sheet6.A248 Sheet6.B2:Sheet6.B248 Sheet6.C2:Sheet6.C2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.00459909" calcext:value-type="float">
            <text:p>0.004599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83412" calcext:value-type="float">
            <text:p>0.007834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21108" calcext:value-type="float">
            <text:p>0.01211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04096" calcext:value-type="float">
            <text:p>0.00704096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44927" calcext:value-type="float">
            <text:p>0.009449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9864" calcext:value-type="float">
            <text:p>0.013986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55488" calcext:value-type="float">
            <text:p>0.0015548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21154" calcext:value-type="float">
            <text:p>0.012115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58334" calcext:value-type="float">
            <text:p>0.008583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60939" calcext:value-type="float">
            <text:p>0.009609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4722" calcext:value-type="float">
            <text:p>0.011472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88499" calcext:value-type="float">
            <text:p>0.007884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76647" calcext:value-type="float">
            <text:p>0.005766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8955" calcext:value-type="float">
            <text:p>0.0189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1135" calcext:value-type="float">
            <text:p>0.011113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5026" calcext:value-type="float">
            <text:p>0.01750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08813" calcext:value-type="float">
            <text:p>0.003088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02155" calcext:value-type="float">
            <text:p>0.007021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58852" calcext:value-type="float">
            <text:p>0.02588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74231" calcext:value-type="float">
            <text:p>0.02742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2739" calcext:value-type="float">
            <text:p>0.01327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995591" calcext:value-type="float">
            <text:p>0.00099559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425905" calcext:value-type="float">
            <text:p>0.0004259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9217" calcext:value-type="float">
            <text:p>0.024921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9217" calcext:value-type="float">
            <text:p>0.024921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60094" calcext:value-type="float">
            <text:p>0.009600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7499" calcext:value-type="float">
            <text:p>0.01674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53939" calcext:value-type="float">
            <text:p>0.005539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8566" calcext:value-type="float">
            <text:p>0.018566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101179" calcext:value-type="float">
            <text:p>0.0001011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10549" calcext:value-type="float">
            <text:p>0.0011054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831" calcext:value-type="float">
            <text:p>0.0108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45894" calcext:value-type="float">
            <text:p>0.03458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8698" calcext:value-type="float">
            <text:p>0.02486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19125" calcext:value-type="float">
            <text:p>0.02191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33168" calcext:value-type="float">
            <text:p>0.0043316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62055" calcext:value-type="float">
            <text:p>0.002620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30073" calcext:value-type="float">
            <text:p>0.00330073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50807" calcext:value-type="float">
            <text:p>0.0055080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32084" calcext:value-type="float">
            <text:p>0.002320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30847" calcext:value-type="float">
            <text:p>0.009308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6327" calcext:value-type="float">
            <text:p>0.01363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50615" calcext:value-type="float">
            <text:p>0.008506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16232" calcext:value-type="float">
            <text:p>0.0081623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62603" calcext:value-type="float">
            <text:p>0.002626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14332" calcext:value-type="float">
            <text:p>0.021433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45638" calcext:value-type="float">
            <text:p>0.0084563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5625" calcext:value-type="float">
            <text:p>0.01756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5535" calcext:value-type="float">
            <text:p>0.014553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03783" calcext:value-type="float">
            <text:p>0.00703783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97754" calcext:value-type="float">
            <text:p>0.029775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660628" calcext:value-type="float">
            <text:p>0.06606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33132" calcext:value-type="float">
            <text:p>0.002331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558859" calcext:value-type="float">
            <text:p>0.05588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9972" calcext:value-type="float">
            <text:p>0.01099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44778" calcext:value-type="float">
            <text:p>0.005447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9296" calcext:value-type="float">
            <text:p>0.01492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627122" calcext:value-type="float">
            <text:p>0.06271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12069" calcext:value-type="float">
            <text:p>0.001120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14033" calcext:value-type="float">
            <text:p>0.03140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56581" calcext:value-type="float">
            <text:p>0.02565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7327" calcext:value-type="float">
            <text:p>0.01073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6131" calcext:value-type="float">
            <text:p>0.00961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533612" calcext:value-type="float">
            <text:p>0.05336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4527" calcext:value-type="float">
            <text:p>0.02245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64818" calcext:value-type="float">
            <text:p>0.02648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71233" calcext:value-type="float">
            <text:p>0.02712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7078" calcext:value-type="float">
            <text:p>0.01070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38039" calcext:value-type="float">
            <text:p>0.0238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25149" calcext:value-type="float">
            <text:p>0.03251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813" calcext:value-type="float">
            <text:p>0.0168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67262" calcext:value-type="float">
            <text:p>0.03672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743" calcext:value-type="float">
            <text:p>0.0167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99129" calcext:value-type="float">
            <text:p>0.02991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36755" calcext:value-type="float">
            <text:p>0.005367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58088" calcext:value-type="float">
            <text:p>0.00358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9456" calcext:value-type="float">
            <text:p>0.01094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62758" calcext:value-type="float">
            <text:p>0.002627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4318" calcext:value-type="float">
            <text:p>0.00243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14134" calcext:value-type="float">
            <text:p>0.007141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643" calcext:value-type="float">
            <text:p>0.0156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71786" calcext:value-type="float">
            <text:p>0.008717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6656" calcext:value-type="float">
            <text:p>0.01566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5306" calcext:value-type="float">
            <text:p>0.00153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73641" calcext:value-type="float">
            <text:p>0.007736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97926" calcext:value-type="float">
            <text:p>0.002979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7779" calcext:value-type="float">
            <text:p>0.01077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8235" calcext:value-type="float">
            <text:p>0.010823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8235" calcext:value-type="float">
            <text:p>0.010823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2564" calcext:value-type="float">
            <text:p>0.013256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29706" calcext:value-type="float">
            <text:p>0.009297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6038" calcext:value-type="float">
            <text:p>0.024603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0910643" calcext:value-type="float">
            <text:p>9.11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224188" calcext:value-type="float">
            <text:p>0.00022418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45475" calcext:value-type="float">
            <text:p>0.0084547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24867" calcext:value-type="float">
            <text:p>0.01248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81134" calcext:value-type="float">
            <text:p>0.007811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158902" calcext:value-type="float">
            <text:p>1.59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46481" calcext:value-type="float">
            <text:p>0.006464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22514" calcext:value-type="float">
            <text:p>0.0072251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4309" calcext:value-type="float">
            <text:p>0.01643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0726096" calcext:value-type="float">
            <text:p>7.26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8489" calcext:value-type="float">
            <text:p>0.02848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609536" calcext:value-type="float">
            <text:p>0.0609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968161" calcext:value-type="float">
            <text:p>0.09681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9604" calcext:value-type="float">
            <text:p>0.02296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93485" calcext:value-type="float">
            <text:p>0.01934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7328" calcext:value-type="float">
            <text:p>0.0273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4415" calcext:value-type="float">
            <text:p>0.01344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630698" calcext:value-type="float">
            <text:p>0.06306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24651" calcext:value-type="float">
            <text:p>0.008246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69977" calcext:value-type="float">
            <text:p>0.04699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1407" calcext:value-type="float">
            <text:p>0.02214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712445" calcext:value-type="float">
            <text:p>0.07124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84086" calcext:value-type="float">
            <text:p>0.003840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15717" calcext:value-type="float">
            <text:p>0.003157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6375" calcext:value-type="float">
            <text:p>0.02263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646139" calcext:value-type="float">
            <text:p>0.06461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82903" calcext:value-type="float">
            <text:p>0.01829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89579" calcext:value-type="float">
            <text:p>0.01895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40879" calcext:value-type="float">
            <text:p>0.001408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4015" calcext:value-type="float">
            <text:p>0.02240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01657" calcext:value-type="float">
            <text:p>0.03016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097" calcext:value-type="float">
            <text:p>0.0130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77569" calcext:value-type="float">
            <text:p>0.007775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83287" calcext:value-type="float">
            <text:p>0.04832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1993" calcext:value-type="float">
            <text:p>0.01019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416" calcext:value-type="float">
            <text:p>0.0154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4695" calcext:value-type="float">
            <text:p>0.01446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26759" calcext:value-type="float">
            <text:p>0.01267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80871" calcext:value-type="float">
            <text:p>0.01808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3593" calcext:value-type="float">
            <text:p>0.01035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8774" calcext:value-type="float">
            <text:p>0.01787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20635" calcext:value-type="float">
            <text:p>0.01206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74847" calcext:value-type="float">
            <text:p>0.008748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797629" calcext:value-type="float">
            <text:p>0.0007976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8949" calcext:value-type="float">
            <text:p>0.01189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191" calcext:value-type="float">
            <text:p>0.031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90759" calcext:value-type="float">
            <text:p>0.01907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69048" calcext:value-type="float">
            <text:p>0.009690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763506" calcext:value-type="float">
            <text:p>0.0007635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59843" calcext:value-type="float">
            <text:p>0.00759843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74921" calcext:value-type="float">
            <text:p>0.0047492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0959" calcext:value-type="float">
            <text:p>0.0030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07009" calcext:value-type="float">
            <text:p>0.004070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2228" calcext:value-type="float">
            <text:p>0.014222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20179" calcext:value-type="float">
            <text:p>0.03201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0722136" calcext:value-type="float">
            <text:p>7.22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18031" calcext:value-type="float">
            <text:p>0.008180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000930578" calcext:value-type="float">
            <text:p>9.31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828207" calcext:value-type="float">
            <text:p>0.00082820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72037" calcext:value-type="float">
            <text:p>0.0027203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75466" calcext:value-type="float">
            <text:p>0.00275466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36891" calcext:value-type="float">
            <text:p>0.0093689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7455" calcext:value-type="float">
            <text:p>0.01574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51518" calcext:value-type="float">
            <text:p>0.0035151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76262" calcext:value-type="float">
            <text:p>0.003762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2267" calcext:value-type="float">
            <text:p>0.00322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829096" calcext:value-type="float">
            <text:p>0.00829096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6654" calcext:value-type="float">
            <text:p>0.004665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2799" calcext:value-type="float">
            <text:p>0.00527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614494" calcext:value-type="float">
            <text:p>0.0006144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9546" calcext:value-type="float">
            <text:p>0.0119546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04611" calcext:value-type="float">
            <text:p>0.0204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2189" calcext:value-type="float">
            <text:p>0.011218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4838" calcext:value-type="float">
            <text:p>0.017483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71134" calcext:value-type="float">
            <text:p>0.007711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2874" calcext:value-type="float">
            <text:p>0.014287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4545" calcext:value-type="float">
            <text:p>0.01545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33228" calcext:value-type="float">
            <text:p>0.04332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97029" calcext:value-type="float">
            <text:p>0.04970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36875" calcext:value-type="float">
            <text:p>0.04368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521" calcext:value-type="float">
            <text:p>0.0245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92425" calcext:value-type="float">
            <text:p>0.04924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343634" calcext:value-type="float">
            <text:p>0.03436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802476" calcext:value-type="float">
            <text:p>0.08024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865266" calcext:value-type="float">
            <text:p>0.08652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50565" calcext:value-type="float">
            <text:p>0.04505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88947" calcext:value-type="float">
            <text:p>0.01889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636339" calcext:value-type="float">
            <text:p>0.0006363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24031" calcext:value-type="float">
            <text:p>0.02240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722177" calcext:value-type="float">
            <text:p>0.07221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635393" calcext:value-type="float">
            <text:p>0.06353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0056" calcext:value-type="float">
            <text:p>0.0200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532169" calcext:value-type="float">
            <text:p>0.05321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6765" calcext:value-type="float">
            <text:p>0.01367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74371" calcext:value-type="float">
            <text:p>0.01743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19788" calcext:value-type="float">
            <text:p>0.00197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710554" calcext:value-type="float">
            <text:p>0.07105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5825" calcext:value-type="float">
            <text:p>0.01658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10392" calcext:value-type="float">
            <text:p>0.01103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472" calcext:value-type="float">
            <text:p>0.0144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7647" calcext:value-type="float">
            <text:p>0.01376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428855" calcext:value-type="float">
            <text:p>0.0004288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60869" calcext:value-type="float">
            <text:p>0.004608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0559" calcext:value-type="float">
            <text:p>0.01005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9432" calcext:value-type="float">
            <text:p>0.01694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5667" calcext:value-type="float">
            <text:p>0.01656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0758" calcext:value-type="float">
            <text:p>0.01007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416743" calcext:value-type="float">
            <text:p>0.04167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6039" calcext:value-type="float">
            <text:p>0.0146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34091" calcext:value-type="float">
            <text:p>0.009340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95833" calcext:value-type="float">
            <text:p>0.009958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714058" calcext:value-type="float">
            <text:p>0.07140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72486" calcext:value-type="float">
            <text:p>0.02724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36346" calcext:value-type="float">
            <text:p>0.003363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54728" calcext:value-type="float">
            <text:p>0.02547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50919" calcext:value-type="float">
            <text:p>0.007509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69654" calcext:value-type="float">
            <text:p>0.009696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0799957" calcext:value-type="float">
            <text:p>8.00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9138" calcext:value-type="float">
            <text:p>0.0191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92295" calcext:value-type="float">
            <text:p>0.006922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9315" calcext:value-type="float">
            <text:p>0.00593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36624" calcext:value-type="float">
            <text:p>0.009366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96109" calcext:value-type="float">
            <text:p>0.003961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29307" calcext:value-type="float">
            <text:p>0.004293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50424" calcext:value-type="float">
            <text:p>0.007504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79071" calcext:value-type="float">
            <text:p>0.02790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391426" calcext:value-type="float">
            <text:p>3.91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46583" calcext:value-type="float">
            <text:p>0.009465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6107" calcext:value-type="float">
            <text:p>0.01661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717837" calcext:value-type="float">
            <text:p>0.007178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82624" calcext:value-type="float">
            <text:p>0.006826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216882" calcext:value-type="float">
            <text:p>2.17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0967" calcext:value-type="float">
            <text:p>0.0209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66086" calcext:value-type="float">
            <text:p>0.005660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4838" calcext:value-type="float">
            <text:p>0.0248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64886" calcext:value-type="float">
            <text:p>0.02648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000974536" calcext:value-type="float">
            <text:p>9.75E-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10178" calcext:value-type="float">
            <text:p>0.02101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40863" calcext:value-type="float">
            <text:p>0.01408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280328" calcext:value-type="float">
            <text:p>0.002803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68114" calcext:value-type="float">
            <text:p>0.00681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326489" calcext:value-type="float">
            <text:p>0.0032648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54028" calcext:value-type="float">
            <text:p>0.005402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74133" calcext:value-type="float">
            <text:p>0.00474133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408684" calcext:value-type="float">
            <text:p>0.004086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0908285" calcext:value-type="float">
            <text:p>0.00090828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0970419" calcext:value-type="float">
            <text:p>0.00970419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table:style-name="ce1" office:value-type="float" office:value="0.0174887" calcext:value-type="float">
            <text:p>1.75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33165" calcext:value-type="float">
            <text:p>0.01331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54252" calcext:value-type="float">
            <text:p>0.01542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68272" calcext:value-type="float">
            <text:p>0.0168272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0305" calcext:value-type="float">
            <text:p>0.0203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100997" calcext:value-type="float">
            <text:p>0.0100997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  <table:table-row table:style-name="ro1">
          <table:table-cell office:value-type="float" office:value="0.0208506" calcext:value-type="float">
            <text:p>0.02085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51395" calcext:value-type="float">
            <text:p>0.0351395</text:p>
          </table:table-cell>
        </table:table-row>
      </table:table>
      <table:table table:name="Sheet7" table:style-name="ta1">
        <table:shapes>
          <draw:frame draw:z-index="0" draw:style-name="gr1" draw:text-style-name="P1" svg:width="2935.05pt" svg:height="607.63pt" svg:x="429.99pt" svg:y="124.21pt">
            <draw:object draw:notify-on-update-of-ranges="Sheet7.A1:Sheet7.A1 Sheet7.A2:Sheet7.A201 Sheet7.B1:Sheet7.B1 Sheet7.B2:Sheet7.B201 Sheet7.C1:Sheet7.C1 Sheet7.C2:Sheet7.C201 Sheet7.D1:Sheet7.D1 Sheet7.D2:Sheet7.D201 Sheet7.E1:Sheet7.E1 Sheet7.E2:Sheet7.E201 Sheet7.F1:Sheet7.F1 Sheet7.F2:Sheet7.F2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prah von</text:p>
          </table:table-cell>
          <table:table-cell office:value-type="string" calcext:value-type="string">
            <text:p>dnu</text:p>
          </table:table-cell>
          <table:table-cell office:value-type="string" calcext:value-type="string">
            <text:p>prah dnu</text:p>
          </table:table-cell>
          <table:table-cell office:value-type="string" calcext:value-type="string">
            <text:p>medzi</text:p>
          </table:table-cell>
          <table:table-cell office:value-type="string" calcext:value-type="string">
            <text:p>prah medz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" calcext:value-type="float">
            <text:p>0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95104" calcext:value-type="float">
            <text:p>0.0089510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32911" calcext:value-type="float">
            <text:p>0.023291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26383" calcext:value-type="float">
            <text:p>0.0012638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625822" calcext:value-type="float">
            <text:p>0.0062582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155198" calcext:value-type="float">
            <text:p>0.0015519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8117" calcext:value-type="float">
            <text:p>0.0148117</text:p>
          </table:table-cell>
          <table:table-cell office:value-type="float" office:value="0.0351395" calcext:value-type="float">
            <text:p>0.0351395</text:p>
          </table:table-cell>
          <table:table-cell/>
          <table:table-cell table:style-name="ce3" office:value-type="string" calcext:value-type="string">
            <text:p>1.zelena</text:p>
          </table:table-cell>
          <table:table-cell table:style-name="ce3" office:value-type="string" calcext:value-type="string">
            <text:p>dnu</text:p>
          </table:table-cell>
        </table:table-row>
        <table:table-row table:style-name="ro1">
          <table:table-cell office:value-type="float" office:value="0.0123031" calcext:value-type="float">
            <text:p>0.01230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01387" calcext:value-type="float">
            <text:p>0.00501387</text:p>
          </table:table-cell>
          <table:table-cell office:value-type="float" office:value="0.0351395" calcext:value-type="float">
            <text:p>0.0351395</text:p>
          </table:table-cell>
          <table:table-cell/>
          <table:table-cell table:style-name="ce3" office:value-type="string" calcext:value-type="string">
            <text:p>2. modra</text:p>
          </table:table-cell>
          <table:table-cell table:style-name="ce3" office:value-type="string" calcext:value-type="string">
            <text:p>von</text:p>
          </table:table-cell>
        </table:table-row>
        <table:table-row table:style-name="ro1">
          <table:table-cell office:value-type="float" office:value="0.00447953" calcext:value-type="float">
            <text:p>0.0044795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5854" calcext:value-type="float">
            <text:p>0.02258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4689" calcext:value-type="float">
            <text:p>0.0224689</text:p>
          </table:table-cell>
          <table:table-cell office:value-type="float" office:value="0.0351395" calcext:value-type="float">
            <text:p>0.0351395</text:p>
          </table:table-cell>
          <table:table-cell/>
          <table:table-cell table:style-name="ce3" office:value-type="string" calcext:value-type="string">
            <text:p>3. cervena</text:p>
          </table:table-cell>
          <table:table-cell table:style-name="ce3" office:value-type="string" calcext:value-type="string">
            <text:p>medzi</text:p>
          </table:table-cell>
        </table:table-row>
        <table:table-row table:style-name="ro1">
          <table:table-cell office:value-type="float" office:value="0.0119196" calcext:value-type="float">
            <text:p>0.0119196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122767" calcext:value-type="float">
            <text:p>1.23E-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807953" calcext:value-type="float">
            <text:p>0.0080795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0432" calcext:value-type="float">
            <text:p>0.0240432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0000547618" calcext:value-type="float">
            <text:p>5.48E-0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73607" calcext:value-type="float">
            <text:p>0.0067360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3642" calcext:value-type="float">
            <text:p>0.00836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743" calcext:value-type="float">
            <text:p>0.0127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6907" calcext:value-type="float">
            <text:p>0.021690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9738" calcext:value-type="float">
            <text:p>0.0197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32202" calcext:value-type="float">
            <text:p>0.009322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0768" calcext:value-type="float">
            <text:p>0.01107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1756" calcext:value-type="float">
            <text:p>0.017175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56088" calcext:value-type="float">
            <text:p>0.0095608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83974" calcext:value-type="float">
            <text:p>0.028397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3568" calcext:value-type="float">
            <text:p>0.025356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7648" calcext:value-type="float">
            <text:p>0.012764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5777" calcext:value-type="float">
            <text:p>0.016577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91731" calcext:value-type="float">
            <text:p>0.04917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2907" calcext:value-type="float">
            <text:p>0.012290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2751" calcext:value-type="float">
            <text:p>0.013275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87604" calcext:value-type="float">
            <text:p>0.0098760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32385" calcext:value-type="float">
            <text:p>0.013238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64213" calcext:value-type="float">
            <text:p>0.026421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5934" calcext:value-type="float">
            <text:p>0.002593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5852" calcext:value-type="float">
            <text:p>0.0258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21107" calcext:value-type="float">
            <text:p>0.0052110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27563" calcext:value-type="float">
            <text:p>0.03275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12551" calcext:value-type="float">
            <text:p>0.00021255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25181" calcext:value-type="float">
            <text:p>0.012518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9717" calcext:value-type="float">
            <text:p>0.023971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6032" calcext:value-type="float">
            <text:p>0.0041603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58614" calcext:value-type="float">
            <text:p>0.0015861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3642" calcext:value-type="float">
            <text:p>0.00836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54168" calcext:value-type="float">
            <text:p>0.00015416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5754" calcext:value-type="float">
            <text:p>0.007757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22623" calcext:value-type="float">
            <text:p>0.0322623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0000800006" calcext:value-type="float">
            <text:p>8.00E-0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91657" calcext:value-type="float">
            <text:p>0.019165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8813" calcext:value-type="float">
            <text:p>0.014881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56818" calcext:value-type="float">
            <text:p>0.015681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475308" calcext:value-type="float">
            <text:p>0.047530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13572" calcext:value-type="float">
            <text:p>0.0051357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04132" calcext:value-type="float">
            <text:p>0.030413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4654" calcext:value-type="float">
            <text:p>0.01746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28921" calcext:value-type="float">
            <text:p>0.022892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5787" calcext:value-type="float">
            <text:p>0.014578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9193" calcext:value-type="float">
            <text:p>0.017919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18998" calcext:value-type="float">
            <text:p>0.021899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37679" calcext:value-type="float">
            <text:p>0.0043767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5392" calcext:value-type="float">
            <text:p>0.01153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992268" calcext:value-type="float">
            <text:p>0.000992268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138362" calcext:value-type="float">
            <text:p>1.38E-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24577" calcext:value-type="float">
            <text:p>0.032457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1272" calcext:value-type="float">
            <text:p>0.015127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24711" calcext:value-type="float">
            <text:p>0.0092471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8993" calcext:value-type="float">
            <text:p>0.014899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83406" calcext:value-type="float">
            <text:p>0.0088340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31843" calcext:value-type="float">
            <text:p>0.02318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260784" calcext:value-type="float">
            <text:p>0.0026078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4169" calcext:value-type="float">
            <text:p>0.025416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32974" calcext:value-type="float">
            <text:p>0.0043297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5582" calcext:value-type="float">
            <text:p>0.017558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13239" calcext:value-type="float">
            <text:p>0.0041323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79245" calcext:value-type="float">
            <text:p>0.0037924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4958" calcext:value-type="float">
            <text:p>0.023495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20357" calcext:value-type="float">
            <text:p>0.032035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87194" calcext:value-type="float">
            <text:p>0.007871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51507" calcext:value-type="float">
            <text:p>0.055150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4161" calcext:value-type="float">
            <text:p>0.010416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1901" calcext:value-type="float">
            <text:p>0.022190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99597" calcext:value-type="float">
            <text:p>0.0029959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2872" calcext:value-type="float">
            <text:p>0.0046287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82068" calcext:value-type="float">
            <text:p>0.009820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33219" calcext:value-type="float">
            <text:p>0.00833219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0000851229" calcext:value-type="float">
            <text:p>8.51E-0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0629" calcext:value-type="float">
            <text:p>0.024062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6409" calcext:value-type="float">
            <text:p>0.01464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2957" calcext:value-type="float">
            <text:p>0.004629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0986" calcext:value-type="float">
            <text:p>0.021098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0519" calcext:value-type="float">
            <text:p>0.018051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1578" calcext:value-type="float">
            <text:p>0.014157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5368" calcext:value-type="float">
            <text:p>0.01553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668079" calcext:value-type="float">
            <text:p>0.00066807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1555" calcext:value-type="float">
            <text:p>0.0141555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0131111" calcext:value-type="float">
            <text:p>1.31E-0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38442" calcext:value-type="float">
            <text:p>0.03384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335399" calcext:value-type="float">
            <text:p>0.00033539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6463" calcext:value-type="float">
            <text:p>0.023646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2231" calcext:value-type="float">
            <text:p>0.01522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82745" calcext:value-type="float">
            <text:p>0.0038274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96466" calcext:value-type="float">
            <text:p>0.029646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5275" calcext:value-type="float">
            <text:p>0.018527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94363" calcext:value-type="float">
            <text:p>0.0039436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78468" calcext:value-type="float">
            <text:p>0.001784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32709" calcext:value-type="float">
            <text:p>0.03327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16175" calcext:value-type="float">
            <text:p>0.00011617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455248" calcext:value-type="float">
            <text:p>0.04552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865135" calcext:value-type="float">
            <text:p>0.086513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36023" calcext:value-type="float">
            <text:p>0.023602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7917" calcext:value-type="float">
            <text:p>0.016791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1295" calcext:value-type="float">
            <text:p>0.015129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43543" calcext:value-type="float">
            <text:p>0.03435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7751" calcext:value-type="float">
            <text:p>0.017775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63463" calcext:value-type="float">
            <text:p>0.003634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80556" calcext:value-type="float">
            <text:p>0.038055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98931" calcext:value-type="float">
            <text:p>0.029893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84857" calcext:value-type="float">
            <text:p>0.048485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9329" calcext:value-type="float">
            <text:p>0.021932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9488" calcext:value-type="float">
            <text:p>0.03948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77039" calcext:value-type="float">
            <text:p>0.0057703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5352" calcext:value-type="float">
            <text:p>0.0253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78725" calcext:value-type="float">
            <text:p>0.0037872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52011" calcext:value-type="float">
            <text:p>0.0005201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5953" calcext:value-type="float">
            <text:p>0.0041595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0696" calcext:value-type="float">
            <text:p>0.014069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17377" calcext:value-type="float">
            <text:p>0.041737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14092" calcext:value-type="float">
            <text:p>0.00021409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51091" calcext:value-type="float">
            <text:p>0.025109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23418" calcext:value-type="float">
            <text:p>0.052341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8163" calcext:value-type="float">
            <text:p>0.012816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9778" calcext:value-type="float">
            <text:p>0.010977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87643" calcext:value-type="float">
            <text:p>0.009876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43437" calcext:value-type="float">
            <text:p>0.0034343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76374" calcext:value-type="float">
            <text:p>0.0057637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53211" calcext:value-type="float">
            <text:p>0.045321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19298" calcext:value-type="float">
            <text:p>0.031929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0643" calcext:value-type="float">
            <text:p>0.013064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637" calcext:value-type="float">
            <text:p>0.02463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72854" calcext:value-type="float">
            <text:p>0.03728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63012" calcext:value-type="float">
            <text:p>0.036301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60311" calcext:value-type="float">
            <text:p>0.026031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566558" calcext:value-type="float">
            <text:p>0.056655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94117" calcext:value-type="float">
            <text:p>0.039411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69331" calcext:value-type="float">
            <text:p>0.008693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100437" calcext:value-type="float">
            <text:p>0.0010043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80133" calcext:value-type="float">
            <text:p>0.0098013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64043" calcext:value-type="float">
            <text:p>0.02640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35282" calcext:value-type="float">
            <text:p>0.0033528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18402" calcext:value-type="float">
            <text:p>0.009184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06965" calcext:value-type="float">
            <text:p>0.040696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537599" calcext:value-type="float">
            <text:p>0.053759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63034" calcext:value-type="float">
            <text:p>0.0046303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37244" calcext:value-type="float">
            <text:p>0.0137244</text:p>
          </table:table-cell>
          <table:table-cell office:value-type="float" office:value="0.0464059" calcext:value-type="float">
            <text:p>0.0464059</text:p>
          </table:table-cell>
          <table:table-cell table:number-columns-repeated="2" office:value-type="float" office:value="0.0315196" calcext:value-type="float">
            <text:p>0.0315196</text:p>
          </table:table-cell>
          <table:table-cell office:value-type="float" office:value="0.00173986" calcext:value-type="float">
            <text:p>0.0017398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07287" calcext:value-type="float">
            <text:p>0.0090728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1958" calcext:value-type="float">
            <text:p>0.0201958</text:p>
          </table:table-cell>
          <table:table-cell office:value-type="float" office:value="0.0315196" calcext:value-type="float">
            <text:p>0.0315196</text:p>
          </table:table-cell>
          <table:table-cell table:number-columns-repeated="2"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97407" calcext:value-type="float">
            <text:p>0.039740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72693" calcext:value-type="float">
            <text:p>0.0047269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818732" calcext:value-type="float">
            <text:p>0.0081873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439434" calcext:value-type="float">
            <text:p>4.39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78377" calcext:value-type="float">
            <text:p>0.07837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9602" calcext:value-type="float">
            <text:p>0.02496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6655" calcext:value-type="float">
            <text:p>0.012665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84746" calcext:value-type="float">
            <text:p>0.028474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63633" calcext:value-type="float">
            <text:p>0.036363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30038" calcext:value-type="float">
            <text:p>0.007300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31304" calcext:value-type="float">
            <text:p>0.0093130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9411" calcext:value-type="float">
            <text:p>0.011941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606226" calcext:value-type="float">
            <text:p>0.060622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9185" calcext:value-type="float">
            <text:p>0.021918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0593" calcext:value-type="float">
            <text:p>0.017059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5881" calcext:value-type="float">
            <text:p>0.012588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12874" calcext:value-type="float">
            <text:p>0.011287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6921" calcext:value-type="float">
            <text:p>0.009692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81787" calcext:value-type="float">
            <text:p>0.0048178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94738" calcext:value-type="float">
            <text:p>0.0099473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52497" calcext:value-type="float">
            <text:p>0.0095249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15409" calcext:value-type="float">
            <text:p>0.05154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83077" calcext:value-type="float">
            <text:p>0.018307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66283" calcext:value-type="float">
            <text:p>0.0076628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9113" calcext:value-type="float">
            <text:p>0.024911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3836" calcext:value-type="float">
            <text:p>0.014383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1787" calcext:value-type="float">
            <text:p>0.015178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3685" calcext:value-type="float">
            <text:p>0.024368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12531" calcext:value-type="float">
            <text:p>0.031253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6394" calcext:value-type="float">
            <text:p>0.01663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47022" calcext:value-type="float">
            <text:p>0.0074702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611076" calcext:value-type="float">
            <text:p>0.061107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96204" calcext:value-type="float">
            <text:p>0.009962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62376" calcext:value-type="float">
            <text:p>0.05623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92398" calcext:value-type="float">
            <text:p>0.0009239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80498" calcext:value-type="float">
            <text:p>0.028049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31473" calcext:value-type="float">
            <text:p>0.043147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1206" calcext:value-type="float">
            <text:p>0.023120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38149" calcext:value-type="float">
            <text:p>0.013814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65239" calcext:value-type="float">
            <text:p>0.016523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55392" calcext:value-type="float">
            <text:p>0.0553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87972" calcext:value-type="float">
            <text:p>0.038797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69465" calcext:value-type="float">
            <text:p>0.016946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59732" calcext:value-type="float">
            <text:p>0.0035973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91438" calcext:value-type="float">
            <text:p>0.03914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2782" calcext:value-type="float">
            <text:p>0.014278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622266" calcext:value-type="float">
            <text:p>0.062226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7814" calcext:value-type="float">
            <text:p>0.017781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752828" calcext:value-type="float">
            <text:p>0.075282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55557" calcext:value-type="float">
            <text:p>0.025555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49166" calcext:value-type="float">
            <text:p>0.044916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62331" calcext:value-type="float">
            <text:p>0.0036233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8408" calcext:value-type="float">
            <text:p>0.022840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92858" calcext:value-type="float">
            <text:p>0.019285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2079" calcext:value-type="float">
            <text:p>0.022207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76815" calcext:value-type="float">
            <text:p>0.027681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74563" calcext:value-type="float">
            <text:p>0.02745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513635" calcext:value-type="float">
            <text:p>0.0051363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00539" calcext:value-type="float">
            <text:p>0.0040053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717" calcext:value-type="float">
            <text:p>0.02071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43958" calcext:value-type="float">
            <text:p>0.00044395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68464" calcext:value-type="float">
            <text:p>0.026846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69668" calcext:value-type="float">
            <text:p>0.026966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17002" calcext:value-type="float">
            <text:p>0.0002170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30354" calcext:value-type="float">
            <text:p>0.003303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38748" calcext:value-type="float">
            <text:p>0.0033874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35166" calcext:value-type="float">
            <text:p>0.013516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58144" calcext:value-type="float">
            <text:p>0.0045814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63064" calcext:value-type="float">
            <text:p>0.026306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99838" calcext:value-type="float">
            <text:p>0.00899838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158442" calcext:value-type="float">
            <text:p>1.58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89818" calcext:value-type="float">
            <text:p>0.038981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78964" calcext:value-type="float">
            <text:p>0.017896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9544" calcext:value-type="float">
            <text:p>0.017954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32269" calcext:value-type="float">
            <text:p>0.0033226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29404" calcext:value-type="float">
            <text:p>0.032940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9692" calcext:value-type="float">
            <text:p>0.02296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2156" calcext:value-type="float">
            <text:p>0.018215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4604" calcext:value-type="float">
            <text:p>0.01446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38736" calcext:value-type="float">
            <text:p>0.0083873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2036" calcext:value-type="float">
            <text:p>0.010203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0393" calcext:value-type="float">
            <text:p>0.021039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74676" calcext:value-type="float">
            <text:p>0.002746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8143" calcext:value-type="float">
            <text:p>0.004081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58628" calcext:value-type="float">
            <text:p>0.0065862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458" calcext:value-type="float">
            <text:p>0.01445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2458" calcext:value-type="float">
            <text:p>0.017245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178696" calcext:value-type="float">
            <text:p>1.79E-02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14285" calcext:value-type="float">
            <text:p>1.43E-02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185734" calcext:value-type="float">
            <text:p>1.86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2881" calcext:value-type="float">
            <text:p>0.02288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0014" calcext:value-type="float">
            <text:p>0.014001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35055" calcext:value-type="float">
            <text:p>0.0063505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17985" calcext:value-type="float">
            <text:p>0.011798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83557" calcext:value-type="float">
            <text:p>0.0002835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924" calcext:value-type="float">
            <text:p>0.02492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0822014" calcext:value-type="float">
            <text:p>8.22E-0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8449" calcext:value-type="float">
            <text:p>0.0041844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82475" calcext:value-type="float">
            <text:p>0.028247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619167" calcext:value-type="float">
            <text:p>0.0061916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1005" calcext:value-type="float">
            <text:p>0.010100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0239" calcext:value-type="float">
            <text:p>0.016023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0885054" calcext:value-type="float">
            <text:p>8.85E-03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232911" calcext:value-type="float">
            <text:p>2.33E-02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202316" calcext:value-type="float">
            <text:p>2.02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2742" calcext:value-type="float">
            <text:p>0.02327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8818" calcext:value-type="float">
            <text:p>0.013881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00348" calcext:value-type="float">
            <text:p>0.030034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04649" calcext:value-type="float">
            <text:p>0.00010464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63404" calcext:value-type="float">
            <text:p>0.007634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250017" calcext:value-type="float">
            <text:p>2.50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41947" calcext:value-type="float">
            <text:p>0.0044194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0836685" calcext:value-type="float">
            <text:p>0.00083668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620121" calcext:value-type="float">
            <text:p>0.00620121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000239536" calcext:value-type="float">
            <text:p>2.40E-0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37838" calcext:value-type="float">
            <text:p>0.0073783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97324" calcext:value-type="float">
            <text:p>0.0089732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301" calcext:value-type="float">
            <text:p>0.004630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55591" calcext:value-type="float">
            <text:p>0.025559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88546" calcext:value-type="float">
            <text:p>0.0078854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01462" calcext:value-type="float">
            <text:p>0.00010146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90394" calcext:value-type="float">
            <text:p>0.01903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93386" calcext:value-type="float">
            <text:p>0.0079338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8303" calcext:value-type="float">
            <text:p>0.0040830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50655" calcext:value-type="float">
            <text:p>0.0095065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115447" calcext:value-type="float">
            <text:p>1.15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8143" calcext:value-type="float">
            <text:p>0.004081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4845" calcext:value-type="float">
            <text:p>0.009484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5943" calcext:value-type="float">
            <text:p>0.01059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2272" calcext:value-type="float">
            <text:p>0.004227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7242" calcext:value-type="float">
            <text:p>0.010724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18365" calcext:value-type="float">
            <text:p>0.021836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55708" calcext:value-type="float">
            <text:p>0.00045570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23477" calcext:value-type="float">
            <text:p>0.0062347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0383" calcext:value-type="float">
            <text:p>0.024038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2267" calcext:value-type="float">
            <text:p>0.0040226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04068" calcext:value-type="float">
            <text:p>0.006040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287384" calcext:value-type="float">
            <text:p>0.00028738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25494" calcext:value-type="float">
            <text:p>0.00022549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0773" calcext:value-type="float">
            <text:p>0.004077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94709" calcext:value-type="float">
            <text:p>0.02947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9229" calcext:value-type="float">
            <text:p>0.0040922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71248" calcext:value-type="float">
            <text:p>0.02712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74302" calcext:value-type="float">
            <text:p>0.02743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632087" calcext:value-type="float">
            <text:p>0.0063208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9563" calcext:value-type="float">
            <text:p>0.024956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7162" calcext:value-type="float">
            <text:p>0.015716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0515" calcext:value-type="float">
            <text:p>0.021051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2024" calcext:value-type="float">
            <text:p>0.022202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68818" calcext:value-type="float">
            <text:p>0.016881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2815" calcext:value-type="float">
            <text:p>0.014281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1175" calcext:value-type="float">
            <text:p>0.012117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3359" calcext:value-type="float">
            <text:p>0.022335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94674" calcext:value-type="float">
            <text:p>0.029467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7115" calcext:value-type="float">
            <text:p>0.0077711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769" calcext:value-type="float">
            <text:p>0.01276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7314" calcext:value-type="float">
            <text:p>0.014731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77098" calcext:value-type="float">
            <text:p>0.0057709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30202" calcext:value-type="float">
            <text:p>0.007302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4932" calcext:value-type="float">
            <text:p>0.0004493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4856" calcext:value-type="float">
            <text:p>0.015485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4774" calcext:value-type="float">
            <text:p>0.017477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612184" calcext:value-type="float">
            <text:p>0.0061218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7664" calcext:value-type="float">
            <text:p>0.024766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62709" calcext:value-type="float">
            <text:p>0.05627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1646" calcext:value-type="float">
            <text:p>0.008164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432851" calcext:value-type="float">
            <text:p>0.043285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649171" calcext:value-type="float">
            <text:p>0.064917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292" calcext:value-type="float">
            <text:p>0.014429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26903" calcext:value-type="float">
            <text:p>0.012690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9541" calcext:value-type="float">
            <text:p>0.018954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713247" calcext:value-type="float">
            <text:p>0.0071324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21209" calcext:value-type="float">
            <text:p>0.032120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34616" calcext:value-type="float">
            <text:p>0.033461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2718" calcext:value-type="float">
            <text:p>0.021271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68138" calcext:value-type="float">
            <text:p>0.0036813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52858" calcext:value-type="float">
            <text:p>0.0095285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2843" calcext:value-type="float">
            <text:p>0.01428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9099" calcext:value-type="float">
            <text:p>0.021909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1681" calcext:value-type="float">
            <text:p>0.020168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76027" calcext:value-type="float">
            <text:p>0.0037602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03387" calcext:value-type="float">
            <text:p>0.0050338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80215" calcext:value-type="float">
            <text:p>0.0038021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90601" calcext:value-type="float">
            <text:p>0.0039060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79563" calcext:value-type="float">
            <text:p>0.0057956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6202" calcext:value-type="float">
            <text:p>0.01062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05619" calcext:value-type="float">
            <text:p>0.0070561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5194" calcext:value-type="float">
            <text:p>0.014519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88605" calcext:value-type="float">
            <text:p>0.018860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56925" calcext:value-type="float">
            <text:p>0.025692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8461" calcext:value-type="float">
            <text:p>0.025846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27893" calcext:value-type="float">
            <text:p>0.0042789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9673" calcext:value-type="float">
            <text:p>0.010967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91855" calcext:value-type="float">
            <text:p>0.029185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2784" calcext:value-type="float">
            <text:p>0.014278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2864" calcext:value-type="float">
            <text:p>0.0077286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2183" calcext:value-type="float">
            <text:p>0.017218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3071" calcext:value-type="float">
            <text:p>0.010307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0759348" calcext:value-type="float">
            <text:p>0.0007593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8352" calcext:value-type="float">
            <text:p>0.008835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4235" calcext:value-type="float">
            <text:p>0.0044235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208056" calcext:value-type="float">
            <text:p>2.08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7904" calcext:value-type="float">
            <text:p>0.04790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763009" calcext:value-type="float">
            <text:p>0.0076300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4016" calcext:value-type="float">
            <text:p>0.022401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444858" calcext:value-type="float">
            <text:p>4.45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747752" calcext:value-type="float">
            <text:p>0.007477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9449" calcext:value-type="float">
            <text:p>0.010944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2316" calcext:value-type="float">
            <text:p>0.015231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46875" calcext:value-type="float">
            <text:p>0.0044687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4004" calcext:value-type="float">
            <text:p>0.01340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0059" calcext:value-type="float">
            <text:p>0.018005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6202" calcext:value-type="float">
            <text:p>0.004162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860736" calcext:value-type="float">
            <text:p>0.0086073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41443" calcext:value-type="float">
            <text:p>0.009414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5764" calcext:value-type="float">
            <text:p>0.014576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8514" calcext:value-type="float">
            <text:p>0.0077851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9185" calcext:value-type="float">
            <text:p>0.014918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5787" calcext:value-type="float">
            <text:p>0.014578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0227" calcext:value-type="float">
            <text:p>0.02202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18822" calcext:value-type="float">
            <text:p>0.011882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54752" calcext:value-type="float">
            <text:p>0.0001547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8436" calcext:value-type="float">
            <text:p>0.010843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7609" calcext:value-type="float">
            <text:p>0.02376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38828" calcext:value-type="float">
            <text:p>0.0083882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68091" calcext:value-type="float">
            <text:p>0.0076809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7363" calcext:value-type="float">
            <text:p>0.02373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23352" calcext:value-type="float">
            <text:p>0.008233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4112" calcext:value-type="float">
            <text:p>0.016411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2421" calcext:value-type="float">
            <text:p>0.0122421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89536" calcext:value-type="float">
            <text:p>8.95E-0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2543" calcext:value-type="float">
            <text:p>0.023254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151507" calcext:value-type="float">
            <text:p>1.52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25027" calcext:value-type="float">
            <text:p>0.0092502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223923" calcext:value-type="float">
            <text:p>0.0022392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64288" calcext:value-type="float">
            <text:p>0.016428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46125" calcext:value-type="float">
            <text:p>0.00044612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78226" calcext:value-type="float">
            <text:p>0.027822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21153" calcext:value-type="float">
            <text:p>0.0052115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740133" calcext:value-type="float">
            <text:p>0.0074013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8727" calcext:value-type="float">
            <text:p>0.0287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48702" calcext:value-type="float">
            <text:p>0.003487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1295" calcext:value-type="float">
            <text:p>0.022129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91409" calcext:value-type="float">
            <text:p>0.039140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30169" calcext:value-type="float">
            <text:p>0.0073016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53467" calcext:value-type="float">
            <text:p>0.035346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65888" calcext:value-type="float">
            <text:p>0.016588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61735" calcext:value-type="float">
            <text:p>0.0086173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1645" calcext:value-type="float">
            <text:p>0.021164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89579" calcext:value-type="float">
            <text:p>0.028957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5691" calcext:value-type="float">
            <text:p>0.008569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9121" calcext:value-type="float">
            <text:p>0.014912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167114" calcext:value-type="float">
            <text:p>0.0016711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80418" calcext:value-type="float">
            <text:p>0.0088041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0996098" calcext:value-type="float">
            <text:p>0.00099609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66814" calcext:value-type="float">
            <text:p>0.0076681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38152" calcext:value-type="float">
            <text:p>0.00838152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197351" calcext:value-type="float">
            <text:p>1.97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5164" calcext:value-type="float">
            <text:p>0.014516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08" calcext:value-type="float">
            <text:p>0.014430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9927" calcext:value-type="float">
            <text:p>0.01399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63213" calcext:value-type="float">
            <text:p>0.0036321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12483" calcext:value-type="float">
            <text:p>0.031248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1299" calcext:value-type="float">
            <text:p>0.022129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8676" calcext:value-type="float">
            <text:p>0.01086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9396" calcext:value-type="float">
            <text:p>0.020939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07318" calcext:value-type="float">
            <text:p>0.020731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8676" calcext:value-type="float">
            <text:p>0.01086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42186" calcext:value-type="float">
            <text:p>0.0044218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3792" calcext:value-type="float">
            <text:p>0.00737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85791" calcext:value-type="float">
            <text:p>0.0088579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73109" calcext:value-type="float">
            <text:p>0.0047310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64347" calcext:value-type="float">
            <text:p>0.0056434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9173" calcext:value-type="float">
            <text:p>0.012917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57305" calcext:value-type="float">
            <text:p>0.0045730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7305" calcext:value-type="float">
            <text:p>0.020730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71421" calcext:value-type="float">
            <text:p>0.00047142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6696" calcext:value-type="float">
            <text:p>0.015669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57071" calcext:value-type="float">
            <text:p>0.035707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2957" calcext:value-type="float">
            <text:p>0.004629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9747" calcext:value-type="float">
            <text:p>0.017974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9346" calcext:value-type="float">
            <text:p>0.025934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23288" calcext:value-type="float">
            <text:p>0.00022328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3219" calcext:value-type="float">
            <text:p>0.016321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3045" calcext:value-type="float">
            <text:p>0.010304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26112" calcext:value-type="float">
            <text:p>0.00022611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47011" calcext:value-type="float">
            <text:p>0.0054701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66993" calcext:value-type="float">
            <text:p>0.0026699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58984" calcext:value-type="float">
            <text:p>0.0035898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669" calcext:value-type="float">
            <text:p>0.01666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08575" calcext:value-type="float">
            <text:p>0.0020857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62954" calcext:value-type="float">
            <text:p>0.01629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9716" calcext:value-type="float">
            <text:p>0.02971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39342" calcext:value-type="float">
            <text:p>0.000393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0949" calcext:value-type="float">
            <text:p>0.020094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6854" calcext:value-type="float">
            <text:p>0.02368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25744" calcext:value-type="float">
            <text:p>0.0092574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37679" calcext:value-type="float">
            <text:p>0.0043767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14994" calcext:value-type="float">
            <text:p>0.001149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6281" calcext:value-type="float">
            <text:p>0.015628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00665" calcext:value-type="float">
            <text:p>0.00800665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0467089" calcext:value-type="float">
            <text:p>4.67E-0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9776" calcext:value-type="float">
            <text:p>0.01497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5854" calcext:value-type="float">
            <text:p>0.02258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9178" calcext:value-type="float">
            <text:p>0.011917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18943" calcext:value-type="float">
            <text:p>0.01189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9995" calcext:value-type="float">
            <text:p>0.009999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1044" calcext:value-type="float">
            <text:p>0.011104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3709" calcext:value-type="float">
            <text:p>0.02037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5857" calcext:value-type="float">
            <text:p>0.02258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1091" calcext:value-type="float">
            <text:p>0.012109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2108" calcext:value-type="float">
            <text:p>0.0040210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93263" calcext:value-type="float">
            <text:p>0.019326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3991" calcext:value-type="float">
            <text:p>0.025399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83622" calcext:value-type="float">
            <text:p>0.018362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55545" calcext:value-type="float">
            <text:p>0.0065554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0464059" calcext:value-type="float">
            <text:p>0.0464059</text:p>
          </table:table-cell>
          <table:table-cell office:value-type="float" office:value="0.000102394" calcext:value-type="float">
            <text:p>0.00010239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02312" calcext:value-type="float">
            <text:p>0.0030231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0658" calcext:value-type="float">
            <text:p>0.023065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2339" calcext:value-type="float">
            <text:p>0.0041233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6994" calcext:value-type="float">
            <text:p>0.01369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24975" calcext:value-type="float">
            <text:p>0.0092497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7251" calcext:value-type="float">
            <text:p>0.014725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18822" calcext:value-type="float">
            <text:p>0.0041882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2109" calcext:value-type="float">
            <text:p>0.00321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90539" calcext:value-type="float">
            <text:p>0.019053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91726" calcext:value-type="float">
            <text:p>0.0079172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70142" calcext:value-type="float">
            <text:p>0.005701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08138" calcext:value-type="float">
            <text:p>0.00020813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461" calcext:value-type="float">
            <text:p>0.01046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6863" calcext:value-type="float">
            <text:p>0.01568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57855" calcext:value-type="float">
            <text:p>0.0045785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69193" calcext:value-type="float">
            <text:p>0.016919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8856" calcext:value-type="float">
            <text:p>0.014885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1224" calcext:value-type="float">
            <text:p>0.024122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7297" calcext:value-type="float">
            <text:p>0.023729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22369" calcext:value-type="float">
            <text:p>0.012236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9121" calcext:value-type="float">
            <text:p>0.015912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202" calcext:value-type="float">
            <text:p>0.0202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9827" calcext:value-type="float">
            <text:p>0.01398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68996" calcext:value-type="float">
            <text:p>0.036899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202" calcext:value-type="float">
            <text:p>0.0202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66252" calcext:value-type="float">
            <text:p>0.0076625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2137" calcext:value-type="float">
            <text:p>0.014213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65582" calcext:value-type="float">
            <text:p>0.0036558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10898" calcext:value-type="float">
            <text:p>0.011089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07706" calcext:value-type="float">
            <text:p>0.00010770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6935" calcext:value-type="float">
            <text:p>0.015693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144368" calcext:value-type="float">
            <text:p>0.0014436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3182" calcext:value-type="float">
            <text:p>0.0046318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1848" calcext:value-type="float">
            <text:p>0.01118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76038" calcext:value-type="float">
            <text:p>0.03760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78657" calcext:value-type="float">
            <text:p>0.01786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14956" calcext:value-type="float">
            <text:p>0.0071495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78446" calcext:value-type="float">
            <text:p>0.027844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1795" calcext:value-type="float">
            <text:p>0.022179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0859514" calcext:value-type="float">
            <text:p>0.00085951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97559" calcext:value-type="float">
            <text:p>0.029755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6329" calcext:value-type="float">
            <text:p>0.012632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28501" calcext:value-type="float">
            <text:p>0.002850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822" calcext:value-type="float">
            <text:p>0.020822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243318" calcext:value-type="float">
            <text:p>2.43E-0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11694" calcext:value-type="float">
            <text:p>0.003116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00367" calcext:value-type="float">
            <text:p>0.0090036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5137" calcext:value-type="float">
            <text:p>0.010513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2327" calcext:value-type="float">
            <text:p>0.01323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3726" calcext:value-type="float">
            <text:p>0.014372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9416" calcext:value-type="float">
            <text:p>0.010941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1555" calcext:value-type="float">
            <text:p>0.0077155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27849" calcext:value-type="float">
            <text:p>0.032784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690001" calcext:value-type="float">
            <text:p>0.0069000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2948" calcext:value-type="float">
            <text:p>0.01129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655" calcext:value-type="float">
            <text:p>0.01765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7134" calcext:value-type="float">
            <text:p>0.014713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43459" calcext:value-type="float">
            <text:p>0.0064345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31465" calcext:value-type="float">
            <text:p>0.013146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85484" calcext:value-type="float">
            <text:p>0.018548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0276" calcext:value-type="float">
            <text:p>0.021027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80363" calcext:value-type="float">
            <text:p>0.004803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64978" calcext:value-type="float">
            <text:p>0.0016497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54253" calcext:value-type="float">
            <text:p>0.0045425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67574" calcext:value-type="float">
            <text:p>0.0096757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8454" calcext:value-type="float">
            <text:p>0.01784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62738" calcext:value-type="float">
            <text:p>0.004627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285576" calcext:value-type="float">
            <text:p>0.0028557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13532" calcext:value-type="float">
            <text:p>0.0071353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7498" calcext:value-type="float">
            <text:p>0.017749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89125" calcext:value-type="float">
            <text:p>0.0098912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88092" calcext:value-type="float">
            <text:p>0.01880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6986" calcext:value-type="float">
            <text:p>0.024698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264344" calcext:value-type="float">
            <text:p>0.0026434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057" calcext:value-type="float">
            <text:p>0.01705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906348" calcext:value-type="float">
            <text:p>0.00090634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151727" calcext:value-type="float">
            <text:p>0.0015172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34504" calcext:value-type="float">
            <text:p>0.03345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87553" calcext:value-type="float">
            <text:p>0.0058755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9212" calcext:value-type="float">
            <text:p>0.021921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0087" calcext:value-type="float">
            <text:p>0.015008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62692" calcext:value-type="float">
            <text:p>0.036269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285" calcext:value-type="float">
            <text:p>0.01428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83866" calcext:value-type="float">
            <text:p>0.0038386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4576" calcext:value-type="float">
            <text:p>0.01545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39217" calcext:value-type="float">
            <text:p>0.00043921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9567" calcext:value-type="float">
            <text:p>0.014956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3231" calcext:value-type="float">
            <text:p>0.01432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30754" calcext:value-type="float">
            <text:p>0.004307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92302" calcext:value-type="float">
            <text:p>0.007923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43136" calcext:value-type="float">
            <text:p>0.0094313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5976" calcext:value-type="float">
            <text:p>0.0041597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04821" calcext:value-type="float">
            <text:p>0.0090482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36955" calcext:value-type="float">
            <text:p>0.0023695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48677" calcext:value-type="float">
            <text:p>0.00014867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8056" calcext:value-type="float">
            <text:p>0.023805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54793" calcext:value-type="float">
            <text:p>0.0085479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777972" calcext:value-type="float">
            <text:p>0.00077797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849192" calcext:value-type="float">
            <text:p>0.008491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01419" calcext:value-type="float">
            <text:p>0.030141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322557" calcext:value-type="float">
            <text:p>0.0003225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86135" calcext:value-type="float">
            <text:p>0.0048613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7:09:35.684276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47:56.055547717</meta:creation-date>
    <dc:date>2019-04-17T00:10:57.952538279</dc:date>
    <meta:editing-duration>PT1H27M2S</meta:editing-duration>
    <meta:editing-cycles>2</meta:editing-cycles>
    <meta:generator>LibreOffice/6.1.5.2$Linux_X86_64 LibreOffice_project/10$Build-2</meta:generator>
    <meta:document-statistic meta:table-count="7" meta:cell-count="468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375cm" svg:height="20.573cm" xlink:href=".." xlink:type="simple" chart:class="chart:line" chart:style-name="ch1">
        <chart:legend chart:legend-position="end" svg:x="37.523cm" svg:y="9.738cm" style:legend-expansion="high" chart:style-name="ch2"/>
        <chart:plot-area chart:style-name="ch3" table:cell-range-address="von.A2:von.B201" svg:x="0.807cm" svg:y="0.411cm" svg:width="35.909cm" svg:height="19.751cm">
          <chartooo:coordinate-region svg:x="1.719cm" svg:y="0.532cm" svg:width="34.997cm" svg:height="18.6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n.A2:von.A201" chart:class="chart:line">
            <chart:data-point chart:repeated="200"/>
          </chart:series>
          <chart:series chart:style-name="ch7" chart:values-cell-range-address="von.B2:von.B20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on.A2:von.A201</svg:desc>
                </draw:g>
              </table:table-cell>
              <table:table-cell office:value-type="float" office:value="0.0464059">
                <text:p>0.0464059</text:p>
                <draw:g>
                  <svg:desc>von.B2:von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95104">
                <text:p>0.0089510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25822">
                <text:p>0.0062582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3031">
                <text:p>0.012303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47953">
                <text:p>0.0044795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9196">
                <text:p>0.011919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0432">
                <text:p>0.024043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3642">
                <text:p>0.008364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738">
                <text:p>0.01973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1756">
                <text:p>0.017175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3568">
                <text:p>0.025356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731">
                <text:p>0.049173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87604">
                <text:p>0.0098760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934">
                <text:p>0.002593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7563">
                <text:p>0.032756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9717">
                <text:p>0.023971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3642">
                <text:p>0.008364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2623">
                <text:p>0.032262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8813">
                <text:p>0.014881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13572">
                <text:p>0.0051357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28921">
                <text:p>0.022892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8998">
                <text:p>0.021899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992268">
                <text:p>0.00099226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1272">
                <text:p>0.015127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83406">
                <text:p>0.0088340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4169">
                <text:p>0.025416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13239">
                <text:p>0.0041323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0357">
                <text:p>0.032035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1507">
                <text:p>0.05515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99597">
                <text:p>0.0029959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33219">
                <text:p>0.0083321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6409">
                <text:p>0.014640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80519">
                <text:p>0.018051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68079">
                <text:p>0.00066807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8442">
                <text:p>0.033844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2231">
                <text:p>0.015223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275">
                <text:p>0.018527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32709">
                <text:p>0.033270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65135">
                <text:p>0.086513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1295">
                <text:p>0.015129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63463">
                <text:p>0.0036346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84857">
                <text:p>0.048485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77039">
                <text:p>0.0057703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2011">
                <text:p>0.0005201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17377">
                <text:p>0.041737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23418">
                <text:p>0.052341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87643">
                <text:p>0.0098764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53211">
                <text:p>0.045321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637">
                <text:p>0.02463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0311">
                <text:p>0.026031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69331">
                <text:p>0.0086933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4043">
                <text:p>0.026404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6965">
                <text:p>0.040696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7244">
                <text:p>0.013724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07287">
                <text:p>0.0090728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97407">
                <text:p>0.03974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39434">
                <text:p>0.043943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6655">
                <text:p>0.012665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730038">
                <text:p>0.0073003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06226">
                <text:p>0.060622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5881">
                <text:p>0.012588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81787">
                <text:p>0.0048178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15409">
                <text:p>0.051540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9113">
                <text:p>0.024911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43685">
                <text:p>0.024368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47022">
                <text:p>0.0074702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62376">
                <text:p>0.056237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31473">
                <text:p>0.043147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8149">
                <text:p>0.013814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87972">
                <text:p>0.038797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91438">
                <text:p>0.039143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77814">
                <text:p>0.017781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49166">
                <text:p>0.044916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2858">
                <text:p>0.019285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4563">
                <text:p>0.027456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717">
                <text:p>0.02071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69668">
                <text:p>0.026966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38748">
                <text:p>0.0033874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3064">
                <text:p>0.026306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89818">
                <text:p>0.038981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32269">
                <text:p>0.0033226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2156">
                <text:p>0.018215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38736">
                <text:p>0.0083873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74676">
                <text:p>0.0027467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458">
                <text:p>0.01445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8696">
                <text:p>0.017869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2881">
                <text:p>0.02288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7985">
                <text:p>0.011798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22014">
                <text:p>0.0082201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619167">
                <text:p>0.0061916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85054">
                <text:p>0.0088505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32742">
                <text:p>0.023274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0348">
                <text:p>0.030034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0017">
                <text:p>0.025001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620121">
                <text:p>0.0062012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97324">
                <text:p>0.0089732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88546">
                <text:p>0.0078854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93386">
                <text:p>0.0079338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5447">
                <text:p>0.011544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05943">
                <text:p>0.010594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18365">
                <text:p>0.021836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40383">
                <text:p>0.024038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87384">
                <text:p>0.00028738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4709">
                <text:p>0.029470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74302">
                <text:p>0.02743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7162">
                <text:p>0.015716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68818">
                <text:p>0.016881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1175">
                <text:p>0.012117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94674">
                <text:p>0.029467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2769">
                <text:p>0.01276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730202">
                <text:p>0.007302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74774">
                <text:p>0.017477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62709">
                <text:p>0.056270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49171">
                <text:p>0.064917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9541">
                <text:p>0.018954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34616">
                <text:p>0.033461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952858">
                <text:p>0.0095285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01681">
                <text:p>0.020168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80215">
                <text:p>0.0038021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06202">
                <text:p>0.01062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5194">
                <text:p>0.014519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58461">
                <text:p>0.025846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1855">
                <text:p>0.029185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72183">
                <text:p>0.017218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8352">
                <text:p>0.008835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7904">
                <text:p>0.04790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44858">
                <text:p>0.044485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52316">
                <text:p>0.015231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0059">
                <text:p>0.018005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941443">
                <text:p>0.0094144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49185">
                <text:p>0.014918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8822">
                <text:p>0.011882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37609">
                <text:p>0.023760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37363">
                <text:p>0.023736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22421">
                <text:p>0.012242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51507">
                <text:p>0.01515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64288">
                <text:p>0.016428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521153">
                <text:p>0.0052115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48702">
                <text:p>0.003487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30169">
                <text:p>0.0073016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65888">
                <text:p>0.016588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89579">
                <text:p>0.028957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67114">
                <text:p>0.0016711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766814">
                <text:p>0.0076681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5164">
                <text:p>0.014516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63213">
                <text:p>0.0036321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08676">
                <text:p>0.010867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08676">
                <text:p>0.010867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85791">
                <text:p>0.0088579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9173">
                <text:p>0.012917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07305">
                <text:p>0.020730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57071">
                <text:p>0.035707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59346">
                <text:p>0.025934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03045">
                <text:p>0.010304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66993">
                <text:p>0.0026699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08575">
                <text:p>0.0020857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39342">
                <text:p>0.0003934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925744">
                <text:p>0.00925744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6281">
                <text:p>0.015628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49776">
                <text:p>0.014977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8943">
                <text:p>0.011894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03709">
                <text:p>0.020370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1091">
                <text:p>0.012109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53991">
                <text:p>0.025399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0658">
                <text:p>0.023065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4975">
                <text:p>0.0092497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32109">
                <text:p>0.003210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70142">
                <text:p>0.0057014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56863">
                <text:p>0.015686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69193">
                <text:p>0.016919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37297">
                <text:p>0.023729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9121">
                <text:p>0.015912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68996">
                <text:p>0.036899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42137">
                <text:p>0.014213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0898">
                <text:p>0.011089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4368">
                <text:p>0.0014436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76038">
                <text:p>0.037603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78446">
                <text:p>0.027844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97559">
                <text:p>0.029755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0822">
                <text:p>0.02082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00367">
                <text:p>0.0090036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43726">
                <text:p>0.014372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27849">
                <text:p>0.0327849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7655">
                <text:p>0.01765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31465">
                <text:p>0.013146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80363">
                <text:p>0.0048036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54253">
                <text:p>0.0045425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62738">
                <text:p>0.0046273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77498">
                <text:p>0.017749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46986">
                <text:p>0.024698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906348">
                <text:p>0.000906348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587553">
                <text:p>0.0058755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62692">
                <text:p>0.036269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54576">
                <text:p>0.015457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43231">
                <text:p>0.0143231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943136">
                <text:p>0.00943136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36955">
                <text:p>0.00236955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54793">
                <text:p>0.00854793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1419">
                <text:p>0.0301419</text:p>
              </table:table-cell>
              <table:table-cell office:value-type="float" office:value="0.0464059">
                <text:p>0.0464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682cm" svg:height="20.294cm" xlink:href=".." xlink:type="simple" chart:class="chart:line" chart:style-name="ch1">
        <chart:legend chart:legend-position="end" svg:x="32.83cm" svg:y="9.35cm" style:legend-expansion="high" chart:style-name="ch2"/>
        <chart:plot-area chart:style-name="ch3" table:cell-range-address="lutoTest.A2:lutoTest.C248" svg:x="0.713cm" svg:y="0.405cm" svg:width="31.404cm" svg:height="19.484cm">
          <chartooo:coordinate-region svg:x="1.625cm" svg:y="0.526cm" svg:width="30.475cm" svg:height="18.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utoTest.A2:lutoTest.A248" chart:class="chart:line">
            <chart:data-point chart:repeated="247"/>
          </chart:series>
          <chart:series chart:style-name="ch7" chart:values-cell-range-address="lutoTest.B2:lutoTest.B248" chart:class="chart:line">
            <chart:data-point chart:repeated="247"/>
          </chart:series>
          <chart:series chart:style-name="ch8" chart:values-cell-range-address="lutoTest.C2:lutoTest.C248" chart:class="chart:line"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9477">
                <text:p>0.0119477</text:p>
                <draw:g>
                  <svg:desc>lutoTest.A2:lutoTest.A248</svg:desc>
                </draw:g>
              </table:table-cell>
              <table:table-cell office:value-type="float" office:value="0.02">
                <text:p>0.02</text:p>
                <draw:g>
                  <svg:desc>lutoTest.B2:lutoTest.B248</svg:desc>
                </draw:g>
              </table:table-cell>
              <table:table-cell office:value-type="float" office:value="0.0464059">
                <text:p>0.0464059</text:p>
                <draw:g>
                  <svg:desc>lutoTest.C2:lutoTest.C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33549">
                <text:p>0.0093354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689">
                <text:p>0.017968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4131">
                <text:p>0.0124131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95464">
                <text:p>0.00895464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11693">
                <text:p>0.000611693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71271">
                <text:p>0.0171271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0379">
                <text:p>0.022037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4122">
                <text:p>0.0164122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18936">
                <text:p>0.00318936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7475">
                <text:p>0.0397475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0114">
                <text:p>0.0160114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89904">
                <text:p>0.00589904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6349">
                <text:p>0.014634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5152">
                <text:p>0.0115152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74214">
                <text:p>0.00274214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3751">
                <text:p>0.0143751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65644">
                <text:p>0.00665644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7129">
                <text:p>0.005712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42031">
                <text:p>0.00642031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66721">
                <text:p>0.0266721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7607">
                <text:p>0.052760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2011">
                <text:p>0.011201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90442">
                <text:p>0.0029044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763">
                <text:p>0.02476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98662">
                <text:p>0.059866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58802">
                <text:p>0.045880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7421">
                <text:p>0.020742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1055">
                <text:p>0.025105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78981">
                <text:p>0.047898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881553">
                <text:p>0.00088155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1534">
                <text:p>0.015153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06148">
                <text:p>0.0050614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4171">
                <text:p>0.0010417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9618">
                <text:p>0.021961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2401">
                <text:p>0.012240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1495">
                <text:p>0.006149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15862">
                <text:p>0.011586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73908">
                <text:p>0.017390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30472">
                <text:p>0.0033047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26704">
                <text:p>0.0062670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20543">
                <text:p>0.032054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1894">
                <text:p>0.029189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88626">
                <text:p>0.0078862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13617">
                <text:p>0.00913617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9683">
                <text:p>0.0179683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36791">
                <text:p>0.00236791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03117">
                <text:p>0.0103117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7465">
                <text:p>0.0147465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19895">
                <text:p>0.00319895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17373">
                <text:p>0.00417373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30349">
                <text:p>0.013034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0744">
                <text:p>0.13074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1394">
                <text:p>0.013139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77442">
                <text:p>0.077744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93015">
                <text:p>0.0039301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97783">
                <text:p>0.049778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60728">
                <text:p>0.036072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61311">
                <text:p>0.046131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4753">
                <text:p>0.04475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1047">
                <text:p>0.030104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408">
                <text:p>0.01540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7882">
                <text:p>0.02788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42651">
                <text:p>0.054265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00002">
                <text:p>0.010000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6965">
                <text:p>0.090696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01669">
                <text:p>0.010166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21813">
                <text:p>0.062181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81485">
                <text:p>0.018148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33519">
                <text:p>0.023351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29314">
                <text:p>0.072931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11298">
                <text:p>0.00021129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9884">
                <text:p>0.028988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6262">
                <text:p>0.00626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67974">
                <text:p>0.046797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462055">
                <text:p>0.00046205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6274">
                <text:p>0.02627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79705">
                <text:p>0.057970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6358">
                <text:p>0.016635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68137">
                <text:p>0.0056813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60289">
                <text:p>0.0086028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764716">
                <text:p>0.0076471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68917">
                <text:p>0.016891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907743">
                <text:p>0.0090774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900015">
                <text:p>0.0090001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760883">
                <text:p>0.0076088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89594">
                <text:p>0.028959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2037">
                <text:p>0.013203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753453">
                <text:p>0.0075345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3084">
                <text:p>0.045308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74417">
                <text:p>0.057441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8966">
                <text:p>0.026896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8879">
                <text:p>0.010887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10271">
                <text:p>0.031027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35333">
                <text:p>0.043533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786924">
                <text:p>0.0078692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07643">
                <text:p>0.0030764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91418">
                <text:p>0.0059141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3152">
                <text:p>0.021315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29825">
                <text:p>0.0032982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703776">
                <text:p>0.0070377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29883">
                <text:p>0.042988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942004">
                <text:p>0.0094200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66206">
                <text:p>0.016620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72594">
                <text:p>0.037259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8111">
                <text:p>0.11811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18265">
                <text:p>0.021826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09868">
                <text:p>0.00020986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2156">
                <text:p>0.013215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78554">
                <text:p>0.047855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63939">
                <text:p>0.046393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5112">
                <text:p>0.028511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59595">
                <text:p>0.085959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86051">
                <text:p>0.058605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1649">
                <text:p>0.04164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45018">
                <text:p>0.014501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1872">
                <text:p>0.017187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44373">
                <text:p>0.0044437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1683">
                <text:p>0.03168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29613">
                <text:p>0.062961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57241">
                <text:p>0.015724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13008">
                <text:p>0.021300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09594">
                <text:p>0.0040959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12014">
                <text:p>0.021201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77817">
                <text:p>0.027781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29969">
                <text:p>0.032996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34733">
                <text:p>0.033473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70488">
                <text:p>0.027048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8929">
                <text:p>0.10892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83546">
                <text:p>0.088354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691083">
                <text:p>0.0069108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381827">
                <text:p>0.0038182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72703">
                <text:p>0.0027270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09865">
                <text:p>0.0040986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57668">
                <text:p>0.035766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9005">
                <text:p>0.003900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3099">
                <text:p>0.019309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42611">
                <text:p>0.034261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7074">
                <text:p>0.019707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71807">
                <text:p>0.027180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77707">
                <text:p>0.0047770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99987">
                <text:p>0.029998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15328">
                <text:p>0.011532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6401">
                <text:p>0.020640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0408">
                <text:p>0.0110408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07959">
                <text:p>0.030795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60665">
                <text:p>0.0160665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66323">
                <text:p>0.00466323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83059">
                <text:p>0.0028305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901675">
                <text:p>0.00901675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076">
                <text:p>0.00126076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03161">
                <text:p>0.00103161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0356">
                <text:p>0.030356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41704">
                <text:p>0.0441704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34436">
                <text:p>0.053443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59066">
                <text:p>0.045906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5105">
                <text:p>0.017510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8332">
                <text:p>0.008833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61669">
                <text:p>0.0036166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12778">
                <text:p>0.0031277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499421">
                <text:p>0.0049942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79504">
                <text:p>0.017950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647995">
                <text:p>0.0064799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641048">
                <text:p>0.000064104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919899">
                <text:p>0.0091989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38809">
                <text:p>0.0073880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8641">
                <text:p>0.024864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76987">
                <text:p>0.017698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93512">
                <text:p>0.019351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33863">
                <text:p>0.0133863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75956">
                <text:p>0.0275956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65969">
                <text:p>0.026596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97192">
                <text:p>0.00297192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43706">
                <text:p>0.00643706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926197">
                <text:p>0.00926197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96882">
                <text:p>0.00296882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36519">
                <text:p>0.0136519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85071">
                <text:p>0.0385071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44353">
                <text:p>0.074435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5716">
                <text:p>0.08571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36672">
                <text:p>0.013667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22444">
                <text:p>0.052244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14643">
                <text:p>0.051464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00979">
                <text:p>0.10097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28534">
                <text:p>0.12853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45176">
                <text:p>0.074517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97655">
                <text:p>0.019765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19623">
                <text:p>0.0041962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12303">
                <text:p>0.021230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2644">
                <text:p>0.10264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71248">
                <text:p>0.067124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835562">
                <text:p>0.0083556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08302">
                <text:p>0.050830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19441">
                <text:p>0.031944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816">
                <text:p>0.01981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6237">
                <text:p>0.028623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85303">
                <text:p>0.018530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42991">
                <text:p>0.054299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530541">
                <text:p>0.0053054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1254">
                <text:p>0.003125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895524">
                <text:p>0.0089552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75032">
                <text:p>0.017503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46819">
                <text:p>0.0074681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90142">
                <text:p>0.00039014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40207">
                <text:p>0.014020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26988">
                <text:p>0.022698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21777">
                <text:p>0.032177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08546">
                <text:p>0.030854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08801">
                <text:p>0.060880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08077">
                <text:p>0.040807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26038">
                <text:p>0.052603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02753">
                <text:p>0.030275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19402">
                <text:p>0.011940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63566">
                <text:p>0.036356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48077">
                <text:p>0.044807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42047">
                <text:p>0.024204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97852">
                <text:p>0.0059785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31552">
                <text:p>0.043155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28084">
                <text:p>0.042808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43675">
                <text:p>0.004367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38969">
                <text:p>0.00738969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890875">
                <text:p>0.0089087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37653">
                <text:p>0.013765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494376">
                <text:p>0.0049437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34658">
                <text:p>0.003465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11604">
                <text:p>0.0111604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53246">
                <text:p>0.0153246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35235">
                <text:p>0.0235235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59132">
                <text:p>0.055913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9667">
                <text:p>0.01966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52778">
                <text:p>0.015277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88343">
                <text:p>0.008834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49701">
                <text:p>0.0054970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36965">
                <text:p>0.0236965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682336">
                <text:p>0.0068233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19811">
                <text:p>0.0119811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3193">
                <text:p>0.023193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79154">
                <text:p>0.027915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15616">
                <text:p>0.0315616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933737">
                <text:p>0.000933737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47272">
                <text:p>0.00347272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51708">
                <text:p>0.0351708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69324">
                <text:p>0.00669324</text:p>
              </table:table-cell>
              <table:table-cell office:value-type="float" office:value="0.07">
                <text:p>0.07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15495">
                <text:p>0.0115495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6907">
                <text:p>0.0116907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939482">
                <text:p>0.00939482</text:p>
              </table:table-cell>
              <table:table-cell office:value-type="float" office:value="0.02">
                <text:p>0.02</text:p>
              </table:table-cell>
              <table:table-cell office:value-type="float" office:value="0.0464059">
                <text:p>0.0464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289cm" svg:height="19.497cm" xlink:href=".." xlink:type="simple" chart:class="chart:line" chart:style-name="ch1">
        <chart:legend chart:legend-position="end" svg:x="36.437cm" svg:y="9.2cm" style:legend-expansion="high" chart:style-name="ch2"/>
        <chart:plot-area chart:style-name="ch3" table:cell-range-address="dnu.A2:dnu.B201" svg:x="0.785cm" svg:y="0.389cm" svg:width="34.867cm" svg:height="18.719cm">
          <chartooo:coordinate-region svg:x="1.697cm" svg:y="0.51cm" svg:width="33.955cm" svg:height="17.5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nu.A2:dnu.A201" chart:class="chart:line">
            <chart:data-point chart:repeated="200"/>
          </chart:series>
          <chart:series chart:style-name="ch7" chart:values-cell-range-address="dnu.B2:dnu.B20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nu.A2:dnu.A201</svg:desc>
                </draw:g>
              </table:table-cell>
              <table:table-cell office:value-type="float" office:value="0.0315196">
                <text:p>0.0315196</text:p>
                <draw:g>
                  <svg:desc>dnu.B2:dnu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2911">
                <text:p>0.023291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5198">
                <text:p>0.0015519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7391">
                <text:p>0.021739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854">
                <text:p>0.02258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2767">
                <text:p>0.012276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547618">
                <text:p>0.0000005476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743">
                <text:p>0.0127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32202">
                <text:p>0.009322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56088">
                <text:p>0.0095608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7648">
                <text:p>0.012764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2907">
                <text:p>0.01229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2385">
                <text:p>0.013238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5852">
                <text:p>0.0258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12551">
                <text:p>0.00021255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16032">
                <text:p>0.0041603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54168">
                <text:p>0.00015416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800006">
                <text:p>0.00000080000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56818">
                <text:p>0.01568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4132">
                <text:p>0.030413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5787">
                <text:p>0.014578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37679">
                <text:p>0.0043767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8362">
                <text:p>0.013836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24711">
                <text:p>0.0092471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1843">
                <text:p>0.02318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32974">
                <text:p>0.0043297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79245">
                <text:p>0.0037924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6383">
                <text:p>0.010638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4161">
                <text:p>0.010416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62872">
                <text:p>0.0046287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851229">
                <text:p>0.00000085122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62957">
                <text:p>0.004629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41578">
                <text:p>0.014157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1555">
                <text:p>0.014155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35399">
                <text:p>0.00033539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82745">
                <text:p>0.0038274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4363">
                <text:p>0.0039436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16175">
                <text:p>0.00011617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6023">
                <text:p>0.023602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43543">
                <text:p>0.03435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80556">
                <text:p>0.038055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9329">
                <text:p>0.021932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352">
                <text:p>0.0253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15953">
                <text:p>0.0041595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14092">
                <text:p>0.00021409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8163">
                <text:p>0.012816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43437">
                <text:p>0.0034343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19298">
                <text:p>0.031929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72854">
                <text:p>0.03728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66558">
                <text:p>0.056655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0437">
                <text:p>0.0010043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35282">
                <text:p>0.0033528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7599">
                <text:p>0.053759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1958">
                <text:p>0.020195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72693">
                <text:p>0.0047269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8377">
                <text:p>0.07837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4746">
                <text:p>0.028474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31304">
                <text:p>0.0093130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19185">
                <text:p>0.021918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2874">
                <text:p>0.011287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94738">
                <text:p>0.0099473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83077">
                <text:p>0.018307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3836">
                <text:p>0.014383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12531">
                <text:p>0.031253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11076">
                <text:p>0.061107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92398">
                <text:p>0.0009239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848">
                <text:p>0.0484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5239">
                <text:p>0.016523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69465">
                <text:p>0.016946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2782">
                <text:p>0.014278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52828">
                <text:p>0.075282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62331">
                <text:p>0.0036233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2079">
                <text:p>0.022207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513635">
                <text:p>0.0051363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443958">
                <text:p>0.00044395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17002">
                <text:p>0.0002170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5166">
                <text:p>0.013516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899838">
                <text:p>0.0089983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78964">
                <text:p>0.017896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9404">
                <text:p>0.032940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2036">
                <text:p>0.010203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08143">
                <text:p>0.004081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285">
                <text:p>0.01428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40014">
                <text:p>0.014001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83557">
                <text:p>0.0002835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18449">
                <text:p>0.0041844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1005">
                <text:p>0.010100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32911">
                <text:p>0.023291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087">
                <text:p>0.01308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04649">
                <text:p>0.00010464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41947">
                <text:p>0.0044194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239536">
                <text:p>0.0000023953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6301">
                <text:p>0.004630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01462">
                <text:p>0.00010146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08303">
                <text:p>0.0040830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408143">
                <text:p>0.004081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2272">
                <text:p>0.004227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55708">
                <text:p>0.00045570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402267">
                <text:p>0.0040226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25494">
                <text:p>0.00022549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409229">
                <text:p>0.0040922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632087">
                <text:p>0.0063208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10515">
                <text:p>0.021051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47314">
                <text:p>0.014731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4932">
                <text:p>0.0004493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12184">
                <text:p>0.0061218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81646">
                <text:p>0.008164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44292">
                <text:p>0.014429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713247">
                <text:p>0.0071324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12718">
                <text:p>0.02127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42843">
                <text:p>0.01428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376027">
                <text:p>0.0037602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90601">
                <text:p>0.0039060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8605">
                <text:p>0.018860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7893">
                <text:p>0.0042789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42784">
                <text:p>0.014278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03071">
                <text:p>0.010307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4235">
                <text:p>0.004423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763009">
                <text:p>0.0076300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47752">
                <text:p>0.007477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6875">
                <text:p>0.0044687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16202">
                <text:p>0.004162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45764">
                <text:p>0.014576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45787">
                <text:p>0.014578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154752">
                <text:p>0.0001547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838828">
                <text:p>0.0083882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823352">
                <text:p>0.008233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89536">
                <text:p>0.008953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925027">
                <text:p>0.0092502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446125">
                <text:p>0.00044612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40133">
                <text:p>0.0074013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21295">
                <text:p>0.022129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861735">
                <text:p>0.0086173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85691">
                <text:p>0.008569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880418">
                <text:p>0.008804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38152">
                <text:p>0.008381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4308">
                <text:p>0.014430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12483">
                <text:p>0.031248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9396">
                <text:p>0.020939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42186">
                <text:p>0.0044218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73109">
                <text:p>0.0047310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57305">
                <text:p>0.0045730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471421">
                <text:p>0.00047142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462957">
                <text:p>0.004629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23288">
                <text:p>0.00022328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26112">
                <text:p>0.00022611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358984">
                <text:p>0.0035898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62954">
                <text:p>0.01629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00949">
                <text:p>0.020094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37679">
                <text:p>0.0043767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00665">
                <text:p>0.0080066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25854">
                <text:p>0.02258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99995">
                <text:p>0.009999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25857">
                <text:p>0.02258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02108">
                <text:p>0.0040210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83622">
                <text:p>0.018362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102394">
                <text:p>0.00010239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412339">
                <text:p>0.0041233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47251">
                <text:p>0.014725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90539">
                <text:p>0.019053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08138">
                <text:p>0.00020813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457855">
                <text:p>0.0045785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48856">
                <text:p>0.014885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0202">
                <text:p>0.0202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0202">
                <text:p>0.0202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07706">
                <text:p>0.00010770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63182">
                <text:p>0.0046318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78657">
                <text:p>0.01786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21795">
                <text:p>0.022179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26329">
                <text:p>0.012632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43318">
                <text:p>0.002433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5137">
                <text:p>0.010513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09416">
                <text:p>0.010941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90001">
                <text:p>0.0069000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47134">
                <text:p>0.014713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85484">
                <text:p>0.018548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1">
                <text:p>0.010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967574">
                <text:p>0.0096757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85576">
                <text:p>0.0028557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989125">
                <text:p>0.0098912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64344">
                <text:p>0.0026434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51727">
                <text:p>0.0015172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19212">
                <text:p>0.021921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4285">
                <text:p>0.01428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439217">
                <text:p>0.00043921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430754">
                <text:p>0.004307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15976">
                <text:p>0.0041597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148677">
                <text:p>0.00014867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777972">
                <text:p>0.00077797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22557">
                <text:p>0.000322557</text:p>
              </table:table-cell>
              <table:table-cell office:value-type="float" office:value="0.0315196">
                <text:p>0.0315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481cm" svg:height="20.507cm" xlink:href=".." xlink:type="simple" chart:class="chart:line" chart:style-name="ch1">
        <chart:legend chart:legend-position="end" svg:x="36.629cm" svg:y="9.456cm" style:legend-expansion="high" chart:style-name="ch2"/>
        <chart:plot-area chart:style-name="ch3" table:cell-range-address="Sheet2.A2:Sheet2.C248" svg:x="0.789cm" svg:y="0.41cm" svg:width="35.051cm" svg:height="19.687cm">
          <chartooo:coordinate-region svg:x="1.701cm" svg:y="0.531cm" svg:width="34.137cm" svg:height="18.5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248" chart:class="chart:line">
            <chart:data-point chart:repeated="247"/>
          </chart:series>
          <chart:series chart:style-name="ch7" chart:values-cell-range-address="Sheet2.B2:Sheet2.B248" chart:class="chart:line">
            <chart:data-point chart:repeated="247"/>
          </chart:series>
          <chart:series chart:style-name="ch8" chart:values-cell-range-address="Sheet2.C2:Sheet2.C248" chart:class="chart:line"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54965">
                <text:p>0.000154965</text:p>
                <draw:g>
                  <svg:desc>Sheet2.A2:Sheet2.A248</svg:desc>
                </draw:g>
              </table:table-cell>
              <table:table-cell office:value-type="float" office:value="0.02">
                <text:p>0.02</text:p>
                <draw:g>
                  <svg:desc>Sheet2.B2:Sheet2.B248</svg:desc>
                </draw:g>
              </table:table-cell>
              <table:table-cell office:value-type="float" office:value="0.0315196">
                <text:p>0.0315196</text:p>
                <draw:g>
                  <svg:desc>Sheet2.C2:Sheet2.C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41947">
                <text:p>0.0044194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9413">
                <text:p>0.020941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2505">
                <text:p>0.021250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9965">
                <text:p>0.009996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996">
                <text:p>0.01999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8158">
                <text:p>0.0228158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23631">
                <text:p>0.0082363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77486">
                <text:p>0.0000007748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95881">
                <text:p>0.0089588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0399">
                <text:p>0.00025039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1705">
                <text:p>0.003170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6175">
                <text:p>0.020617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4161">
                <text:p>0.010416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9401">
                <text:p>0.011940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07414">
                <text:p>0.0080741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28207">
                <text:p>0.0042820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03551">
                <text:p>0.00020355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8487">
                <text:p>0.012848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64515">
                <text:p>0.0026451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2036">
                <text:p>0.010203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99847">
                <text:p>0.0099984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00001">
                <text:p>0.010000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6139">
                <text:p>0.012613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2895">
                <text:p>0.012289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5243">
                <text:p>0.0040524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70377">
                <text:p>0.017037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73">
                <text:p>0.0167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48865">
                <text:p>0.014886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6359">
                <text:p>0.010635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40553">
                <text:p>0.0044055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61901">
                <text:p>0.00046190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647194">
                <text:p>0.0064719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6354">
                <text:p>0.010635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72533">
                <text:p>0.0037253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2448">
                <text:p>0.0042448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0387">
                <text:p>0.0002038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13913">
                <text:p>0.00031391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7249">
                <text:p>0.003724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2169">
                <text:p>0.008216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48065">
                <text:p>0.014806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63339">
                <text:p>0.016333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01911">
                <text:p>0.010191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38747">
                <text:p>0.00053874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1546">
                <text:p>0.00000154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27118">
                <text:p>0.0127118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19453">
                <text:p>0.011945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0867">
                <text:p>0.01086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40382">
                <text:p>0.024038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94982">
                <text:p>0.049498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688616">
                <text:p>0.0068861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53748">
                <text:p>0.045374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06377">
                <text:p>0.010637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2761">
                <text:p>0.03276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1457">
                <text:p>0.011145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3565">
                <text:p>0.043565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9053">
                <text:p>0.023905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2807">
                <text:p>0.010280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528501">
                <text:p>0.0052850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4627">
                <text:p>0.021462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80178">
                <text:p>0.0068017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45637">
                <text:p>0.024563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4933">
                <text:p>0.012493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50929">
                <text:p>0.045092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53117">
                <text:p>0.035311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93502">
                <text:p>0.019350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36946">
                <text:p>0.033694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3805">
                <text:p>0.0163805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97736">
                <text:p>0.0099773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0968">
                <text:p>0.010096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6738">
                <text:p>0.011673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8741">
                <text:p>0.01874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57881">
                <text:p>0.0045788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32319">
                <text:p>0.013231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54031">
                <text:p>0.0095403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43367">
                <text:p>0.00014336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93735">
                <text:p>0.00393735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0513">
                <text:p>0.0001051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2691">
                <text:p>0.012269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29193">
                <text:p>0.0082919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87662">
                <text:p>0.0038766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02236">
                <text:p>0.0040223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48747">
                <text:p>0.00014874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971343">
                <text:p>0.0097134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71343">
                <text:p>0.0097134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45944">
                <text:p>0.0094594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66902">
                <text:p>0.00026690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430609">
                <text:p>0.0043060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45739">
                <text:p>0.0094573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797088">
                <text:p>0.00797088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1812">
                <text:p>0.011181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03044">
                <text:p>0.010304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1993">
                <text:p>0.010199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468715">
                <text:p>0.0046871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1964">
                <text:p>0.015196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88494">
                <text:p>0.0098849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08942">
                <text:p>0.0030894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1868">
                <text:p>0.0131868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478267">
                <text:p>0.0047826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54008">
                <text:p>0.000154008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473282">
                <text:p>0.0047328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01894">
                <text:p>0.0901894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92616">
                <text:p>0.089261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83097">
                <text:p>0.038309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672074">
                <text:p>0.00672074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55083">
                <text:p>0.035508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09838">
                <text:p>0.00020983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1311">
                <text:p>0.05131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1881">
                <text:p>0.02188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21038">
                <text:p>0.022103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88551">
                <text:p>0.0018855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92483">
                <text:p>0.089248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08668">
                <text:p>0.030866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03924">
                <text:p>0.0103924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9627">
                <text:p>0.02962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72409">
                <text:p>0.057240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3053">
                <text:p>0.03305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157483">
                <text:p>0.00015748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32401">
                <text:p>0.0023240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08816">
                <text:p>0.040881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40177">
                <text:p>0.034017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55351">
                <text:p>0.0045535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946354">
                <text:p>0.00946354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55316">
                <text:p>0.065531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18385">
                <text:p>0.0118385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27503">
                <text:p>0.022750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24092">
                <text:p>0.012409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25647">
                <text:p>0.0092564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21157">
                <text:p>0.042115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2586">
                <text:p>0.013258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2981">
                <text:p>0.01298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4123">
                <text:p>0.013412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03058">
                <text:p>0.010305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103">
                <text:p>0.01010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12838">
                <text:p>0.0041283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84878">
                <text:p>0.018487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3908">
                <text:p>0.022390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109487">
                <text:p>0.00010948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63239">
                <text:p>0.0046323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95503">
                <text:p>0.0049550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27318">
                <text:p>0.0032731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31732">
                <text:p>0.013173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05402">
                <text:p>0.00020540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447715">
                <text:p>0.00044771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82049">
                <text:p>0.0038204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60009">
                <text:p>0.0036000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63161">
                <text:p>0.0086316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961206">
                <text:p>0.0096120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999201">
                <text:p>0.0099920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0524">
                <text:p>0.01052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09577">
                <text:p>0.00010957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401334">
                <text:p>0.0040133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443224">
                <text:p>0.0044322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08367">
                <text:p>0.010836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79503">
                <text:p>0.0057950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429007">
                <text:p>0.0042900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07471">
                <text:p>0.010747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06359">
                <text:p>0.010635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94053">
                <text:p>0.0039405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437712">
                <text:p>0.0043771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28419">
                <text:p>0.012841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31304">
                <text:p>0.00831304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67572">
                <text:p>0.0056757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04039">
                <text:p>0.020403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06359">
                <text:p>0.010635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394053">
                <text:p>0.0039405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3313">
                <text:p>0.017331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49186">
                <text:p>0.014918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03399">
                <text:p>0.010339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37518">
                <text:p>0.0237518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68236">
                <text:p>0.046823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362326">
                <text:p>0.0036232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47071">
                <text:p>0.054707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85248">
                <text:p>0.038524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728349">
                <text:p>0.0072834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4695">
                <text:p>0.0264695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701396">
                <text:p>0.0070139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58299">
                <text:p>0.045829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3028">
                <text:p>0.012302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77493">
                <text:p>0.047749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50032">
                <text:p>0.065003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78679">
                <text:p>0.017867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8133">
                <text:p>0.010813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1619">
                <text:p>0.028161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40011">
                <text:p>0.0014001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90019">
                <text:p>0.059001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67898">
                <text:p>0.046789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26525">
                <text:p>0.0826525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36886">
                <text:p>0.063688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6747">
                <text:p>0.010674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3946">
                <text:p>0.031394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25848">
                <text:p>0.022584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7799">
                <text:p>0.010779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24917">
                <text:p>0.042491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1963">
                <text:p>0.002196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15039">
                <text:p>0.0215039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57667">
                <text:p>0.025766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85981">
                <text:p>0.048598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3971">
                <text:p>0.033971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74577">
                <text:p>0.0474577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38088">
                <text:p>0.033808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09132">
                <text:p>0.0040913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54758">
                <text:p>0.0065475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09674">
                <text:p>0.0109674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33198">
                <text:p>0.023319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935486">
                <text:p>0.0093548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98376">
                <text:p>0.0079837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253">
                <text:p>0.03225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0524">
                <text:p>0.010524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74936">
                <text:p>0.00374936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42733">
                <text:p>0.014273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00882">
                <text:p>0.010088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19484">
                <text:p>0.000319484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570774">
                <text:p>0.000570774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782818">
                <text:p>0.00078281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371132">
                <text:p>0.0000037113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312463">
                <text:p>0.00031246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412818">
                <text:p>0.000412818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205402">
                <text:p>0.00020540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94422">
                <text:p>0.0194422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5174">
                <text:p>0.015174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945869">
                <text:p>0.0094586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30482">
                <text:p>0.013048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586663">
                <text:p>0.00058666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6449">
                <text:p>0.012644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24083">
                <text:p>0.012408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4233">
                <text:p>0.00423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76951">
                <text:p>0.00476951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27159">
                <text:p>0.0127159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25167">
                <text:p>0.012516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25107">
                <text:p>0.012510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2607">
                <text:p>0.012607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429375">
                <text:p>0.00042937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08503">
                <text:p>0.000108503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07372">
                <text:p>0.010737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03005">
                <text:p>0.0103005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308516">
                <text:p>0.00030851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442">
                <text:p>0.00442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306616">
                <text:p>0.00030661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47186">
                <text:p>0.0147186</text:p>
              </table:table-cell>
              <table:table-cell office:value-type="float" office:value="0.02">
                <text:p>0.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22413">
                <text:p>0.0322413</text:p>
              </table:table-cell>
              <table:table-cell office:value-type="float" office:value="0.07">
                <text:p>0.07</text:p>
              </table:table-cell>
              <table:table-cell office:value-type="float" office:value="0.0315196">
                <text:p>0.0315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867cm" svg:height="19.843cm" xlink:href=".." xlink:type="simple" chart:class="chart:line" chart:style-name="ch1">
        <chart:legend chart:legend-position="end" svg:x="37.015cm" svg:y="9.124cm" style:legend-expansion="high" chart:style-name="ch2"/>
        <chart:plot-area chart:style-name="ch3" table:cell-range-address="Sheet6.A2:Sheet6.C248" svg:x="0.797cm" svg:y="0.396cm" svg:width="35.421cm" svg:height="19.051cm">
          <chartooo:coordinate-region svg:x="1.709cm" svg:y="0.517cm" svg:width="34.509cm" svg:height="17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248" chart:class="chart:line">
            <chart:data-point chart:repeated="247"/>
          </chart:series>
          <chart:series chart:style-name="ch7" chart:values-cell-range-address="Sheet6.B2:Sheet6.B248" chart:class="chart:line">
            <chart:data-point chart:repeated="247"/>
          </chart:series>
          <chart:series chart:style-name="ch8" chart:values-cell-range-address="Sheet6.C2:Sheet6.C248" chart:class="chart:line"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59909">
                <text:p>0.00459909</text:p>
                <draw:g>
                  <svg:desc>Sheet6.A2:Sheet6.A248</svg:desc>
                </draw:g>
              </table:table-cell>
              <table:table-cell office:value-type="float" office:value="0.02">
                <text:p>0.02</text:p>
                <draw:g>
                  <svg:desc>Sheet6.B2:Sheet6.B248</svg:desc>
                </draw:g>
              </table:table-cell>
              <table:table-cell office:value-type="float" office:value="0.0351395">
                <text:p>0.0351395</text:p>
                <draw:g>
                  <svg:desc>Sheet6.C2:Sheet6.C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3412">
                <text:p>0.00783412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1108">
                <text:p>0.012110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04096">
                <text:p>0.0070409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44927">
                <text:p>0.0094492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9864">
                <text:p>0.013986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55488">
                <text:p>0.0015548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1154">
                <text:p>0.012115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58334">
                <text:p>0.0085833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60939">
                <text:p>0.0096093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722">
                <text:p>0.0114722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88499">
                <text:p>0.0078849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76647">
                <text:p>0.0057664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955">
                <text:p>0.01895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1135">
                <text:p>0.011113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5026">
                <text:p>0.017502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08813">
                <text:p>0.00308813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02155">
                <text:p>0.0070215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8852">
                <text:p>0.0258852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74231">
                <text:p>0.0274231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2739">
                <text:p>0.013273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995591">
                <text:p>0.000995591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25905">
                <text:p>0.00042590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9217">
                <text:p>0.024921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9217">
                <text:p>0.024921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60094">
                <text:p>0.0096009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67499">
                <text:p>0.016749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53939">
                <text:p>0.0055393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566">
                <text:p>0.01856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01179">
                <text:p>0.00010117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10549">
                <text:p>0.0011054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724">
                <text:p>0.001772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831">
                <text:p>0.010831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5894">
                <text:p>0.034589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8698">
                <text:p>0.024869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19125">
                <text:p>0.021912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33168">
                <text:p>0.0043316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62055">
                <text:p>0.0026205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30073">
                <text:p>0.00330073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50807">
                <text:p>0.0055080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32084">
                <text:p>0.0023208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30847">
                <text:p>0.0093084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36327">
                <text:p>0.013632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50615">
                <text:p>0.0085061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816232">
                <text:p>0.00816232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62603">
                <text:p>0.00262603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14332">
                <text:p>0.0214332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845638">
                <text:p>0.0084563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75625">
                <text:p>0.017562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45535">
                <text:p>0.014553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03783">
                <text:p>0.00703783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97754">
                <text:p>0.029775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60628">
                <text:p>0.066062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33132">
                <text:p>0.00233132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58859">
                <text:p>0.055885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09972">
                <text:p>0.0109972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44778">
                <text:p>0.0054477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49296">
                <text:p>0.014929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27122">
                <text:p>0.0627122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2069">
                <text:p>0.0011206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14033">
                <text:p>0.031403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56581">
                <text:p>0.025658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07327">
                <text:p>0.010732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6131">
                <text:p>0.009613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33612">
                <text:p>0.0533612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24527">
                <text:p>0.022452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4818">
                <text:p>0.026481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71233">
                <text:p>0.027123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7078">
                <text:p>0.010707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38039">
                <text:p>0.023803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25149">
                <text:p>0.032514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6813">
                <text:p>0.01681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7262">
                <text:p>0.0367262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6743">
                <text:p>0.01674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99129">
                <text:p>0.029912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36755">
                <text:p>0.0053675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58088">
                <text:p>0.0035808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9456">
                <text:p>0.010945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62758">
                <text:p>0.0026275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4318">
                <text:p>0.002431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14134">
                <text:p>0.0071413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5643">
                <text:p>0.01564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71786">
                <text:p>0.0087178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6656">
                <text:p>0.015665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5306">
                <text:p>0.001530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773641">
                <text:p>0.0077364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97926">
                <text:p>0.0029792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7779">
                <text:p>0.010777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8235">
                <text:p>0.010823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8235">
                <text:p>0.010823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2564">
                <text:p>0.013256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29706">
                <text:p>0.0092970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46038">
                <text:p>0.024603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10643">
                <text:p>0.00910643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24188">
                <text:p>0.00022418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45475">
                <text:p>0.0084547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4867">
                <text:p>0.012486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81134">
                <text:p>0.0078113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8902">
                <text:p>0.0158902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646481">
                <text:p>0.00646481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722514">
                <text:p>0.0072251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64309">
                <text:p>0.016430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726096">
                <text:p>0.0072609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489">
                <text:p>0.02848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9536">
                <text:p>0.060953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68161">
                <text:p>0.096816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9604">
                <text:p>0.022960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93485">
                <text:p>0.019348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7328">
                <text:p>0.02732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4415">
                <text:p>0.013441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30698">
                <text:p>0.063069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824651">
                <text:p>0.0082465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69977">
                <text:p>0.046997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21407">
                <text:p>0.022140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712445">
                <text:p>0.071244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384086">
                <text:p>0.0038408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315717">
                <text:p>0.0031571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26375">
                <text:p>0.022637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46139">
                <text:p>0.064613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82903">
                <text:p>0.018290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9579">
                <text:p>0.018957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40879">
                <text:p>0.0014087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24015">
                <text:p>0.022401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01657">
                <text:p>0.030165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3097">
                <text:p>0.01309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777569">
                <text:p>0.0077756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83287">
                <text:p>0.048328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1993">
                <text:p>0.010199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5416">
                <text:p>0.01541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44695">
                <text:p>0.014469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26759">
                <text:p>0.012675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0871">
                <text:p>0.018087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03593">
                <text:p>0.010359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78774">
                <text:p>0.017877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20635">
                <text:p>0.012063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74847">
                <text:p>0.0087484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797629">
                <text:p>0.00079762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8949">
                <text:p>0.011894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191">
                <text:p>0.0319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0759">
                <text:p>0.019075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969048">
                <text:p>0.0096904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763506">
                <text:p>0.00076350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759843">
                <text:p>0.00759843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474921">
                <text:p>0.00474921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0959">
                <text:p>0.003095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07009">
                <text:p>0.0040700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42228">
                <text:p>0.014222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20179">
                <text:p>0.032017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722136">
                <text:p>0.0072213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18031">
                <text:p>0.00818031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930578">
                <text:p>0.000093057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828207">
                <text:p>0.00082820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72037">
                <text:p>0.0027203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75466">
                <text:p>0.0027546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936891">
                <text:p>0.00936891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57455">
                <text:p>0.015745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51518">
                <text:p>0.0035151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76262">
                <text:p>0.00376262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2267">
                <text:p>0.003226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829096">
                <text:p>0.0082909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46654">
                <text:p>0.004665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2799">
                <text:p>0.005279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614494">
                <text:p>0.00061449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19546">
                <text:p>0.011954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04611">
                <text:p>0.0204611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12189">
                <text:p>0.011218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74838">
                <text:p>0.017483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771134">
                <text:p>0.0077113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42874">
                <text:p>0.014287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54545">
                <text:p>0.015454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33228">
                <text:p>0.043322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97029">
                <text:p>0.049702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36875">
                <text:p>0.043687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4521">
                <text:p>0.02452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92425">
                <text:p>0.049242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43634">
                <text:p>0.034363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02476">
                <text:p>0.080247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65266">
                <text:p>0.086526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50565">
                <text:p>0.045056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88947">
                <text:p>0.018894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636339">
                <text:p>0.00063633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24031">
                <text:p>0.022403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22177">
                <text:p>0.072217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35393">
                <text:p>0.063539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0056">
                <text:p>0.02005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32169">
                <text:p>0.053216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36765">
                <text:p>0.013676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74371">
                <text:p>0.017437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9788">
                <text:p>0.001978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10554">
                <text:p>0.071055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65825">
                <text:p>0.016582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0392">
                <text:p>0.0110392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4472">
                <text:p>0.014472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37647">
                <text:p>0.013764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428855">
                <text:p>0.00042885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460869">
                <text:p>0.0046086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0559">
                <text:p>0.010055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69432">
                <text:p>0.0169432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65667">
                <text:p>0.016566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00758">
                <text:p>0.010075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16743">
                <text:p>0.041674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46039">
                <text:p>0.014603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934091">
                <text:p>0.0093409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995833">
                <text:p>0.0099583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714058">
                <text:p>0.071405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72486">
                <text:p>0.027248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36346">
                <text:p>0.0033634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54728">
                <text:p>0.025472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50919">
                <text:p>0.0075091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969654">
                <text:p>0.0096965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99957">
                <text:p>0.0079995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9138">
                <text:p>0.01913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692295">
                <text:p>0.0069229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59315">
                <text:p>0.0059315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936624">
                <text:p>0.0093662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96109">
                <text:p>0.00396109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429307">
                <text:p>0.0042930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50424">
                <text:p>0.0075042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79071">
                <text:p>0.0279071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91426">
                <text:p>0.039142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946583">
                <text:p>0.0094658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66107">
                <text:p>0.016610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17837">
                <text:p>0.0071783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682624">
                <text:p>0.0068262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16882">
                <text:p>0.0216882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0967">
                <text:p>0.020967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566086">
                <text:p>0.0056608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4838">
                <text:p>0.02483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64886">
                <text:p>0.026488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974536">
                <text:p>0.0000974536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10178">
                <text:p>0.021017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40863">
                <text:p>0.0140863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80328">
                <text:p>0.00280328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68114">
                <text:p>0.0068114</text:p>
              </table:table-cell>
              <table:table-cell office:value-type="float" office:value="0.07">
                <text:p>0.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26489">
                <text:p>0.0032648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54028">
                <text:p>0.0054028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474133">
                <text:p>0.00474133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08684">
                <text:p>0.00408684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908285">
                <text:p>0.00090828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970419">
                <text:p>0.00970419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74887">
                <text:p>0.017488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33165">
                <text:p>0.013316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54252">
                <text:p>0.0154252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68272">
                <text:p>0.0168272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0305">
                <text:p>0.020305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00997">
                <text:p>0.0100997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08506">
                <text:p>0.0208506</text:p>
              </table:table-cell>
              <table:table-cell office:value-type="float" office:value="0.02">
                <text:p>0.02</text:p>
              </table:table-cell>
              <table:table-cell office:value-type="float" office:value="0.0351395">
                <text:p>0.03513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637cm" svg:height="21.304cm" xlink:href=".." xlink:type="simple" chart:class="chart:line" chart:style-name="ch1">
        <chart:legend chart:legend-position="end" svg:x="33.859cm" svg:y="10.104cm" style:legend-expansion="high" chart:style-name="ch2"/>
        <chart:plot-area chart:style-name="ch3" table:cell-range-address="medzi.A1:medzi.B201" chart:data-source-has-labels="row" svg:x="0.752cm" svg:y="0.426cm" svg:width="32.355cm" svg:height="20.452cm">
          <chartooo:coordinate-region svg:x="1.664cm" svg:y="0.547cm" svg:width="31.443cm" svg:height="19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dzi.A2:medzi.A201" chart:label-cell-address="medzi.A1:medzi.A1" chart:class="chart:line">
            <chart:data-point chart:repeated="200"/>
          </chart:series>
          <chart:series chart:style-name="ch7" chart:values-cell-range-address="medzi.B2:medzi.B201" chart:label-cell-address="medzi.B1:medzi.B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medzi.A1:medzi.A1</svg:desc>
                </draw:g>
              </table:table-cell>
              <table:table-cell office:value-type="string">
                <text:p>prah</text:p>
                <draw:g>
                  <svg:desc>medzi.B1:medz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dzi.A2:medzi.A201</svg:desc>
                </draw:g>
              </table:table-cell>
              <table:table-cell office:value-type="float" office:value="0.0351395">
                <text:p>0.0351395</text:p>
                <draw:g>
                  <svg:desc>medzi.B2:medzi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26383">
                <text:p>0.0012638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8117">
                <text:p>0.014811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01387">
                <text:p>0.005013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4689">
                <text:p>0.022468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07953">
                <text:p>0.0080795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73607">
                <text:p>0.006736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6907">
                <text:p>0.02169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0768">
                <text:p>0.01107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3974">
                <text:p>0.028397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5777">
                <text:p>0.016577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2751">
                <text:p>0.01327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64213">
                <text:p>0.026421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21107">
                <text:p>0.005211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5181">
                <text:p>0.012518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8614">
                <text:p>0.0015861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75754">
                <text:p>0.007757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1657">
                <text:p>0.019165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75308">
                <text:p>0.047530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74654">
                <text:p>0.01746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79193">
                <text:p>0.01791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5392">
                <text:p>0.01153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4577">
                <text:p>0.032457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8993">
                <text:p>0.01489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60784">
                <text:p>0.0026078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5582">
                <text:p>0.017558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34958">
                <text:p>0.023495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87194">
                <text:p>0.007871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1901">
                <text:p>0.022190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82068">
                <text:p>0.009820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0629">
                <text:p>0.024062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10986">
                <text:p>0.021098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5368">
                <text:p>0.01553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31111">
                <text:p>0.0013111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6463">
                <text:p>0.02364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96466">
                <text:p>0.029646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78468">
                <text:p>0.001784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55248">
                <text:p>0.04552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67917">
                <text:p>0.016791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7751">
                <text:p>0.01777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98931">
                <text:p>0.029893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9488">
                <text:p>0.03948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78725">
                <text:p>0.0037872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40696">
                <text:p>0.014069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51091">
                <text:p>0.025109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9778">
                <text:p>0.010977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76374">
                <text:p>0.0057637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30643">
                <text:p>0.013064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63012">
                <text:p>0.036301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4117">
                <text:p>0.039411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980133">
                <text:p>0.0098013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18402">
                <text:p>0.009184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63034">
                <text:p>0.0046303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73986">
                <text:p>0.0017398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51395">
                <text:p>0.035139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18732">
                <text:p>0.0081873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49602">
                <text:p>0.02496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63633">
                <text:p>0.036363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9411">
                <text:p>0.011941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70593">
                <text:p>0.01705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6921">
                <text:p>0.009692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52497">
                <text:p>0.0095249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66283">
                <text:p>0.0076628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1787">
                <text:p>0.01517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66394">
                <text:p>0.01663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96204">
                <text:p>0.009962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0498">
                <text:p>0.028049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31206">
                <text:p>0.023120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5392">
                <text:p>0.0553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59732">
                <text:p>0.0035973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22266">
                <text:p>0.062226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55557">
                <text:p>0.025555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28408">
                <text:p>0.022840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6815">
                <text:p>0.027681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00539">
                <text:p>0.0040053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68464">
                <text:p>0.02684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30354">
                <text:p>0.003303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58144">
                <text:p>0.0045814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58442">
                <text:p>0.015844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79544">
                <text:p>0.017954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29692">
                <text:p>0.02296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4604">
                <text:p>0.01446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0393">
                <text:p>0.02103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658628">
                <text:p>0.0065862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72458">
                <text:p>0.017245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5734">
                <text:p>0.018573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635055">
                <text:p>0.0063505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4924">
                <text:p>0.0249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82475">
                <text:p>0.028247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60239">
                <text:p>0.016023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2316">
                <text:p>0.020231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8818">
                <text:p>0.013881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763404">
                <text:p>0.007634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836685">
                <text:p>0.00083668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37838">
                <text:p>0.0073783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55591">
                <text:p>0.025559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90394">
                <text:p>0.01903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50655">
                <text:p>0.0095065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4845">
                <text:p>0.009484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07242">
                <text:p>0.010724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23477">
                <text:p>0.0062347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604068">
                <text:p>0.006040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40773">
                <text:p>0.004077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71248">
                <text:p>0.02712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49563">
                <text:p>0.02495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22024">
                <text:p>0.02220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42815">
                <text:p>0.014281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23359">
                <text:p>0.022335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777115">
                <text:p>0.0077711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77098">
                <text:p>0.0057709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4856">
                <text:p>0.01548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47664">
                <text:p>0.02476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32851">
                <text:p>0.04328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26903">
                <text:p>0.012690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21209">
                <text:p>0.032120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368138">
                <text:p>0.0036813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19099">
                <text:p>0.021909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503387">
                <text:p>0.005033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579563">
                <text:p>0.005795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705619">
                <text:p>0.0070561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56925">
                <text:p>0.025692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09673">
                <text:p>0.010967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772864">
                <text:p>0.007728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759348">
                <text:p>0.0007593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08056">
                <text:p>0.02080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24016">
                <text:p>0.022401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09449">
                <text:p>0.010944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34004">
                <text:p>0.01340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860736">
                <text:p>0.0086073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78514">
                <text:p>0.0077851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20227">
                <text:p>0.02202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08436">
                <text:p>0.010843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68091">
                <text:p>0.0076809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64112">
                <text:p>0.016411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2543">
                <text:p>0.023254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23923">
                <text:p>0.0022392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8226">
                <text:p>0.027822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8727">
                <text:p>0.0287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91409">
                <text:p>0.039140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53467">
                <text:p>0.035346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11645">
                <text:p>0.021164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9121">
                <text:p>0.014912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996098">
                <text:p>0.00099609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97351">
                <text:p>0.01973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39927">
                <text:p>0.01399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21299">
                <text:p>0.022129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7318">
                <text:p>0.020731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3792">
                <text:p>0.00737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64347">
                <text:p>0.0056434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4924">
                <text:p>0.0149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56696">
                <text:p>0.015669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79747">
                <text:p>0.017974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63219">
                <text:p>0.016321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47011">
                <text:p>0.0054701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6669">
                <text:p>0.01666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9716">
                <text:p>0.02971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36854">
                <text:p>0.02368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14994">
                <text:p>0.001149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467089">
                <text:p>0.0046708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19178">
                <text:p>0.011917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1044">
                <text:p>0.011104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88546">
                <text:p>0.018854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93263">
                <text:p>0.01932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55545">
                <text:p>0.0065554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02312">
                <text:p>0.0030231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36994">
                <text:p>0.01369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418822">
                <text:p>0.0041882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791726">
                <text:p>0.0079172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0461">
                <text:p>0.01046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23464">
                <text:p>0.02234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41224">
                <text:p>0.02412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22369">
                <text:p>0.012236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39827">
                <text:p>0.01398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66252">
                <text:p>0.0076625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365582">
                <text:p>0.0036558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56935">
                <text:p>0.015693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11848">
                <text:p>0.01118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714956">
                <text:p>0.007149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859514">
                <text:p>0.00085951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8501">
                <text:p>0.002850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11694">
                <text:p>0.003116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32327">
                <text:p>0.01323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771555">
                <text:p>0.0077155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12948">
                <text:p>0.01129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43459">
                <text:p>0.0064345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10276">
                <text:p>0.021027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64978">
                <text:p>0.0016497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78454">
                <text:p>0.01784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713532">
                <text:p>0.0071353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88092">
                <text:p>0.01880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7057">
                <text:p>0.01705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34504">
                <text:p>0.03345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50087">
                <text:p>0.01500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83866">
                <text:p>0.0038386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49567">
                <text:p>0.014956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792302">
                <text:p>0.007923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904821">
                <text:p>0.0090482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38056">
                <text:p>0.02380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49192">
                <text:p>0.008491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86135">
                <text:p>0.00486135</text:p>
              </table:table-cell>
              <table:table-cell office:value-type="float" office:value="0.0351395">
                <text:p>0.03513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3465a4" svg:stroke-opacity="40%" draw:fill-color="#3465a4" draw:opacity="40%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2a6099"/>
    </style:style>
    <style:style style:name="ch8" style:family="chart" style:data-style-name="N0">
      <style:chart-properties chart:symbol-type="none" chart:link-data-style-to-source="true"/>
      <style:graphic-properties draw:stroke="dash" draw:stroke-dash="Dashed_20__28_var_29_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69a2e" svg:stroke-opacity="40%" draw:fill-color="#069a2e" draw:opacity="4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069a2e" svg:stroke-opacity="35%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color="#3faf46" draw:fill-color="#3faf4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svg:stroke-opacity="40%" draw:fill-color="#7e0021" draw:opacity="40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7e0021" svg:stroke-opacity="20%"/>
    </style:style>
    <style:style style:name="ch14" style:family="chart" style:data-style-name="N0">
      <style:chart-properties chart:symbol-type="none" chart:link-data-style-to-source="true"/>
      <style:graphic-properties draw:stroke="dash" draw:stroke-dash="Dashed_20__28_var_29_" svg:stroke-color="#f10d0c" draw:fill-color="#f10d0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3.543cm" svg:height="21.437cm" xlink:href=".." xlink:type="simple" chart:class="chart:line" chart:style-name="ch1">
        <chart:legend chart:legend-position="end" svg:x="97.721cm" svg:y="8.427cm" style:legend-expansion="high" chart:style-name="ch2"/>
        <chart:plot-area chart:style-name="ch3" table:cell-range-address="Sheet7.A1:Sheet7.F201" chart:data-source-has-labels="row" svg:x="2.07cm" svg:y="0.428cm" svg:width="93.581cm" svg:height="20.581cm">
          <chartooo:coordinate-region svg:x="2.982cm" svg:y="0.549cm" svg:width="92.669cm" svg:height="19.4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A2:Sheet7.A201" chart:label-cell-address="Sheet7.A1:Sheet7.A1" chart:class="chart:line">
            <chart:regression-curve chart:style-name="ch7"/>
            <chart:data-point chart:repeated="200"/>
          </chart:series>
          <chart:series chart:style-name="ch8" chart:values-cell-range-address="Sheet7.B2:Sheet7.B201" chart:label-cell-address="Sheet7.B1:Sheet7.B1" chart:class="chart:line">
            <chart:data-point chart:repeated="200"/>
          </chart:series>
          <chart:series chart:style-name="ch9" chart:values-cell-range-address="Sheet7.C2:Sheet7.C201" chart:label-cell-address="Sheet7.C1:Sheet7.C1" chart:class="chart:line">
            <chart:regression-curve chart:style-name="ch10"/>
            <chart:data-point chart:repeated="200"/>
          </chart:series>
          <chart:series chart:style-name="ch11" chart:values-cell-range-address="Sheet7.D2:Sheet7.D201" chart:label-cell-address="Sheet7.D1:Sheet7.D1" chart:class="chart:line">
            <chart:data-point chart:repeated="200"/>
          </chart:series>
          <chart:series chart:style-name="ch12" chart:values-cell-range-address="Sheet7.E2:Sheet7.E201" chart:label-cell-address="Sheet7.E1:Sheet7.E1" chart:class="chart:line">
            <chart:regression-curve chart:style-name="ch13"/>
            <chart:data-point chart:repeated="200"/>
          </chart:series>
          <chart:series chart:style-name="ch14" chart:values-cell-range-address="Sheet7.F2:Sheet7.F201" chart:label-cell-address="Sheet7.F1:Sheet7.F1" chart:class="chart:line">
            <chart:data-point chart:repeated="2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n</text:p>
                <draw:g>
                  <svg:desc>Sheet7.A1:Sheet7.A1</svg:desc>
                </draw:g>
              </table:table-cell>
              <table:table-cell office:value-type="string">
                <text:p>prah von</text:p>
                <draw:g>
                  <svg:desc>Sheet7.B1:Sheet7.B1</svg:desc>
                </draw:g>
              </table:table-cell>
              <table:table-cell office:value-type="string">
                <text:p>dnu</text:p>
                <draw:g>
                  <svg:desc>Sheet7.C1:Sheet7.C1</svg:desc>
                </draw:g>
              </table:table-cell>
              <table:table-cell office:value-type="string">
                <text:p>prah dnu</text:p>
                <draw:g>
                  <svg:desc>Sheet7.D1:Sheet7.D1</svg:desc>
                </draw:g>
              </table:table-cell>
              <table:table-cell office:value-type="string">
                <text:p>medzi</text:p>
                <draw:g>
                  <svg:desc>Sheet7.E1:Sheet7.E1</svg:desc>
                </draw:g>
              </table:table-cell>
              <table:table-cell office:value-type="string">
                <text:p>prah medzi</text:p>
                <draw:g>
                  <svg:desc>Sheet7.F1:Sheet7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2:Sheet7.A201</svg:desc>
                </draw:g>
              </table:table-cell>
              <table:table-cell office:value-type="float" office:value="0.0464059">
                <text:p>0.0464059</text:p>
                <draw:g>
                  <svg:desc>Sheet7.B2:Sheet7.B201</svg:desc>
                </draw:g>
              </table:table-cell>
              <table:table-cell office:value-type="float" office:value="0">
                <text:p>0</text:p>
                <draw:g>
                  <svg:desc>Sheet7.C2:Sheet7.C201</svg:desc>
                </draw:g>
              </table:table-cell>
              <table:table-cell office:value-type="float" office:value="0.0315196">
                <text:p>0.0315196</text:p>
                <draw:g>
                  <svg:desc>Sheet7.D2:Sheet7.D201</svg:desc>
                </draw:g>
              </table:table-cell>
              <table:table-cell office:value-type="float" office:value="0">
                <text:p>0</text:p>
                <draw:g>
                  <svg:desc>Sheet7.E2:Sheet7.E201</svg:desc>
                </draw:g>
              </table:table-cell>
              <table:table-cell office:value-type="float" office:value="0.0351395">
                <text:p>0.0351395</text:p>
                <draw:g>
                  <svg:desc>Sheet7.F2:Sheet7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95104">
                <text:p>0.0089510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32911">
                <text:p>0.023291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26383">
                <text:p>0.0012638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25822">
                <text:p>0.0062582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155198">
                <text:p>0.0015519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8117">
                <text:p>0.014811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3031">
                <text:p>0.01230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7391">
                <text:p>0.021739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01387">
                <text:p>0.005013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47953">
                <text:p>0.0044795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5854">
                <text:p>0.02258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4689">
                <text:p>0.022468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9196">
                <text:p>0.011919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2767">
                <text:p>0.012276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807953">
                <text:p>0.0080795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0432">
                <text:p>0.024043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000547618">
                <text:p>0.0000005476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73607">
                <text:p>0.006736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3642">
                <text:p>0.00836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743">
                <text:p>0.0127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6907">
                <text:p>0.02169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738">
                <text:p>0.0197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32202">
                <text:p>0.009322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0768">
                <text:p>0.01107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1756">
                <text:p>0.017175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56088">
                <text:p>0.0095608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83974">
                <text:p>0.028397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3568">
                <text:p>0.025356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7648">
                <text:p>0.012764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5777">
                <text:p>0.016577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731">
                <text:p>0.04917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2907">
                <text:p>0.012290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2751">
                <text:p>0.01327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87604">
                <text:p>0.0098760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32385">
                <text:p>0.013238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64213">
                <text:p>0.026421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934">
                <text:p>0.002593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5852">
                <text:p>0.0258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21107">
                <text:p>0.005211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7563">
                <text:p>0.03275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12551">
                <text:p>0.00021255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25181">
                <text:p>0.012518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9717">
                <text:p>0.023971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6032">
                <text:p>0.0041603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58614">
                <text:p>0.0015861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3642">
                <text:p>0.00836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54168">
                <text:p>0.00015416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5754">
                <text:p>0.007757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2623">
                <text:p>0.032262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000800006">
                <text:p>0.00000080000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91657">
                <text:p>0.019165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8813">
                <text:p>0.014881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56818">
                <text:p>0.01568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475308">
                <text:p>0.047530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13572">
                <text:p>0.0051357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04132">
                <text:p>0.030413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4654">
                <text:p>0.01746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28921">
                <text:p>0.022892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5787">
                <text:p>0.014578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9193">
                <text:p>0.01791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8998">
                <text:p>0.021899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37679">
                <text:p>0.0043767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5392">
                <text:p>0.01153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992268">
                <text:p>0.00099226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38362">
                <text:p>0.013836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24577">
                <text:p>0.032457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1272">
                <text:p>0.015127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24711">
                <text:p>0.0092471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8993">
                <text:p>0.01489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83406">
                <text:p>0.0088340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31843">
                <text:p>0.02318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260784">
                <text:p>0.0026078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4169">
                <text:p>0.025416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32974">
                <text:p>0.0043297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5582">
                <text:p>0.017558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13239">
                <text:p>0.0041323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79245">
                <text:p>0.0037924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4958">
                <text:p>0.023495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0357">
                <text:p>0.032035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6383">
                <text:p>0.010638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87194">
                <text:p>0.007871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1507">
                <text:p>0.055150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4161">
                <text:p>0.010416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1901">
                <text:p>0.022190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99597">
                <text:p>0.0029959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2872">
                <text:p>0.0046287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82068">
                <text:p>0.009820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33219">
                <text:p>0.0083321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000851229">
                <text:p>0.00000085122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0629">
                <text:p>0.024062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6409">
                <text:p>0.01464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2957">
                <text:p>0.004629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0986">
                <text:p>0.021098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80519">
                <text:p>0.018051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1578">
                <text:p>0.014157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5368">
                <text:p>0.01553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68079">
                <text:p>0.00066807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1555">
                <text:p>0.014155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31111">
                <text:p>0.0013111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8442">
                <text:p>0.03384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335399">
                <text:p>0.00033539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6463">
                <text:p>0.02364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2231">
                <text:p>0.01522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82745">
                <text:p>0.0038274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96466">
                <text:p>0.029646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275">
                <text:p>0.018527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94363">
                <text:p>0.0039436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78468">
                <text:p>0.001784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32709">
                <text:p>0.03327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16175">
                <text:p>0.00011617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455248">
                <text:p>0.04552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65135">
                <text:p>0.086513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36023">
                <text:p>0.023602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7917">
                <text:p>0.016791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1295">
                <text:p>0.015129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43543">
                <text:p>0.03435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7751">
                <text:p>0.01777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63463">
                <text:p>0.003634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80556">
                <text:p>0.038055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98931">
                <text:p>0.029893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84857">
                <text:p>0.048485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9329">
                <text:p>0.021932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9488">
                <text:p>0.03948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77039">
                <text:p>0.0057703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5352">
                <text:p>0.0253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78725">
                <text:p>0.0037872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2011">
                <text:p>0.0005201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5953">
                <text:p>0.0041595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0696">
                <text:p>0.014069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17377">
                <text:p>0.041737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14092">
                <text:p>0.00021409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51091">
                <text:p>0.025109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23418">
                <text:p>0.052341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8163">
                <text:p>0.012816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9778">
                <text:p>0.010977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87643">
                <text:p>0.009876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43437">
                <text:p>0.0034343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76374">
                <text:p>0.0057637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53211">
                <text:p>0.045321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19298">
                <text:p>0.031929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0643">
                <text:p>0.013064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637">
                <text:p>0.02463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72854">
                <text:p>0.03728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63012">
                <text:p>0.036301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0311">
                <text:p>0.026031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566558">
                <text:p>0.056655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94117">
                <text:p>0.039411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69331">
                <text:p>0.008693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100437">
                <text:p>0.0010043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80133">
                <text:p>0.0098013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4043">
                <text:p>0.02640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35282">
                <text:p>0.0033528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18402">
                <text:p>0.009184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6965">
                <text:p>0.040696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537599">
                <text:p>0.053759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63034">
                <text:p>0.0046303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7244">
                <text:p>0.013724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73986">
                <text:p>0.0017398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07287">
                <text:p>0.0090728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1958">
                <text:p>0.020195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51395">
                <text:p>0.035139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97407">
                <text:p>0.039740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72693">
                <text:p>0.0047269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818732">
                <text:p>0.0081873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39434">
                <text:p>0.043943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78377">
                <text:p>0.07837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9602">
                <text:p>0.02496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6655">
                <text:p>0.012665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84746">
                <text:p>0.028474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63633">
                <text:p>0.036363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730038">
                <text:p>0.007300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31304">
                <text:p>0.0093130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9411">
                <text:p>0.011941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06226">
                <text:p>0.060622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9185">
                <text:p>0.021918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0593">
                <text:p>0.01705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5881">
                <text:p>0.012588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12874">
                <text:p>0.011287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6921">
                <text:p>0.009692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81787">
                <text:p>0.0048178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94738">
                <text:p>0.0099473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52497">
                <text:p>0.0095249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15409">
                <text:p>0.05154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83077">
                <text:p>0.018307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66283">
                <text:p>0.0076628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9113">
                <text:p>0.024911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3836">
                <text:p>0.014383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1787">
                <text:p>0.01517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43685">
                <text:p>0.024368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12531">
                <text:p>0.031253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6394">
                <text:p>0.01663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47022">
                <text:p>0.0074702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611076">
                <text:p>0.061107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96204">
                <text:p>0.009962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62376">
                <text:p>0.05623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92398">
                <text:p>0.0009239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80498">
                <text:p>0.028049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31473">
                <text:p>0.043147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4848">
                <text:p>0.0484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1206">
                <text:p>0.023120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8149">
                <text:p>0.013814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65239">
                <text:p>0.016523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55392">
                <text:p>0.0553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87972">
                <text:p>0.038797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69465">
                <text:p>0.016946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59732">
                <text:p>0.0035973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91438">
                <text:p>0.03914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782">
                <text:p>0.014278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622266">
                <text:p>0.062226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77814">
                <text:p>0.017781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752828">
                <text:p>0.075282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55557">
                <text:p>0.025555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49166">
                <text:p>0.044916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62331">
                <text:p>0.0036233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8408">
                <text:p>0.022840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2858">
                <text:p>0.01928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2079">
                <text:p>0.022207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76815">
                <text:p>0.027681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4563">
                <text:p>0.02745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513635">
                <text:p>0.0051363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00539">
                <text:p>0.0040053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717">
                <text:p>0.02071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43958">
                <text:p>0.00044395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68464">
                <text:p>0.02684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69668">
                <text:p>0.026966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17002">
                <text:p>0.0002170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30354">
                <text:p>0.003303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38748">
                <text:p>0.0033874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35166">
                <text:p>0.013516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58144">
                <text:p>0.0045814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3064">
                <text:p>0.026306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99838">
                <text:p>0.0089983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8442">
                <text:p>0.015844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89818">
                <text:p>0.038981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78964">
                <text:p>0.017896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9544">
                <text:p>0.017954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32269">
                <text:p>0.0033226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29404">
                <text:p>0.032940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9692">
                <text:p>0.02296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2156">
                <text:p>0.0182156</text:p>
              </table:table-cell>
              <table:table-cell office:value-type="float" office:value="0.0464059">
                <text:p>0.0464059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4604">
                <text:p>0.01446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38736">
                <text:p>0.0083873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2036">
                <text:p>0.010203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0393">
                <text:p>0.02103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74676">
                <text:p>0.002746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8143">
                <text:p>0.004081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58628">
                <text:p>0.0065862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458">
                <text:p>0.0144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2458">
                <text:p>0.017245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8696">
                <text:p>0.017869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85">
                <text:p>0.01428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85734">
                <text:p>0.018573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2881">
                <text:p>0.02288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0014">
                <text:p>0.014001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35055">
                <text:p>0.0063505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7985">
                <text:p>0.011798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83557">
                <text:p>0.0002835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924">
                <text:p>0.0249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22014">
                <text:p>0.0082201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8449">
                <text:p>0.0041844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82475">
                <text:p>0.028247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619167">
                <text:p>0.0061916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1005">
                <text:p>0.010100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0239">
                <text:p>0.016023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85054">
                <text:p>0.0088505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32911">
                <text:p>0.023291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02316">
                <text:p>0.020231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32742">
                <text:p>0.02327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3087">
                <text:p>0.01308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8818">
                <text:p>0.013881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0348">
                <text:p>0.030034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04649">
                <text:p>0.00010464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63404">
                <text:p>0.007634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0017">
                <text:p>0.025001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41947">
                <text:p>0.0044194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0836685">
                <text:p>0.00083668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620121">
                <text:p>0.0062012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00239536">
                <text:p>0.0000023953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37838">
                <text:p>0.0073783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97324">
                <text:p>0.0089732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301">
                <text:p>0.004630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55591">
                <text:p>0.025559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88546">
                <text:p>0.0078854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01462">
                <text:p>0.00010146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90394">
                <text:p>0.01903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93386">
                <text:p>0.0079338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8303">
                <text:p>0.0040830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50655">
                <text:p>0.0095065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5447">
                <text:p>0.011544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8143">
                <text:p>0.004081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4845">
                <text:p>0.009484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05943">
                <text:p>0.01059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2272">
                <text:p>0.004227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7242">
                <text:p>0.010724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18365">
                <text:p>0.021836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55708">
                <text:p>0.00045570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23477">
                <text:p>0.0062347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40383">
                <text:p>0.024038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2267">
                <text:p>0.0040226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04068">
                <text:p>0.006040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87384">
                <text:p>0.00028738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25494">
                <text:p>0.00022549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0773">
                <text:p>0.004077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4709">
                <text:p>0.02947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9229">
                <text:p>0.0040922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71248">
                <text:p>0.02712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74302">
                <text:p>0.027430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632087">
                <text:p>0.0063208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9563">
                <text:p>0.02495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7162">
                <text:p>0.015716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0515">
                <text:p>0.021051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2024">
                <text:p>0.02220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68818">
                <text:p>0.0168818</text:p>
              </table:table-cell>
              <table:table-cell office:value-type="float" office:value="0.0464059">
                <text:p>0.0464059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2815">
                <text:p>0.014281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1175">
                <text:p>0.012117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3359">
                <text:p>0.022335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94674">
                <text:p>0.029467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7115">
                <text:p>0.0077711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2769">
                <text:p>0.01276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7314">
                <text:p>0.014731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77098">
                <text:p>0.0057709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730202">
                <text:p>0.0073020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4932">
                <text:p>0.0004493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4856">
                <text:p>0.01548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74774">
                <text:p>0.017477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612184">
                <text:p>0.0061218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7664">
                <text:p>0.02476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62709">
                <text:p>0.05627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1646">
                <text:p>0.008164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432851">
                <text:p>0.04328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49171">
                <text:p>0.064917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292">
                <text:p>0.014429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26903">
                <text:p>0.012690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9541">
                <text:p>0.018954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713247">
                <text:p>0.0071324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21209">
                <text:p>0.032120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34616">
                <text:p>0.033461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2718">
                <text:p>0.02127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68138">
                <text:p>0.0036813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952858">
                <text:p>0.009528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843">
                <text:p>0.01428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9099">
                <text:p>0.021909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01681">
                <text:p>0.020168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76027">
                <text:p>0.0037602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03387">
                <text:p>0.005033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80215">
                <text:p>0.0038021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90601">
                <text:p>0.0039060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79563">
                <text:p>0.005795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06202">
                <text:p>0.010620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05619">
                <text:p>0.0070561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5194">
                <text:p>0.014519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88605">
                <text:p>0.018860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56925">
                <text:p>0.025692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58461">
                <text:p>0.025846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27893">
                <text:p>0.0042789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9673">
                <text:p>0.010967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1855">
                <text:p>0.029185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784">
                <text:p>0.014278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2864">
                <text:p>0.007728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72183">
                <text:p>0.017218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3071">
                <text:p>0.010307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0759348">
                <text:p>0.0007593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8352">
                <text:p>0.008835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4235">
                <text:p>0.004423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08056">
                <text:p>0.02080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7904">
                <text:p>0.04790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763009">
                <text:p>0.0076300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4016">
                <text:p>0.022401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44858">
                <text:p>0.04448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747752">
                <text:p>0.007477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9449">
                <text:p>0.010944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52316">
                <text:p>0.015231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46875">
                <text:p>0.0044687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4004">
                <text:p>0.01340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0059">
                <text:p>0.018005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6202">
                <text:p>0.004162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860736">
                <text:p>0.0086073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941443">
                <text:p>0.009414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5764">
                <text:p>0.014576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8514">
                <text:p>0.0077851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49185">
                <text:p>0.014918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5787">
                <text:p>0.014578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0227">
                <text:p>0.02202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8822">
                <text:p>0.011882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54752">
                <text:p>0.0001547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8436">
                <text:p>0.010843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37609">
                <text:p>0.02376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38828">
                <text:p>0.0083882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68091">
                <text:p>0.0076809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37363">
                <text:p>0.02373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23352">
                <text:p>0.008233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4112">
                <text:p>0.016411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22421">
                <text:p>0.012242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9536">
                <text:p>0.008953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2543">
                <text:p>0.023254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51507">
                <text:p>0.015150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25027">
                <text:p>0.0092502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223923">
                <text:p>0.0022392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64288">
                <text:p>0.016428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46125">
                <text:p>0.00044612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78226">
                <text:p>0.027822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521153">
                <text:p>0.0052115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740133">
                <text:p>0.0074013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8727">
                <text:p>0.0287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48702">
                <text:p>0.0034870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1295">
                <text:p>0.022129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91409">
                <text:p>0.039140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30169">
                <text:p>0.0073016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53467">
                <text:p>0.035346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65888">
                <text:p>0.016588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61735">
                <text:p>0.0086173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1645">
                <text:p>0.021164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89579">
                <text:p>0.028957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5691">
                <text:p>0.008569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9121">
                <text:p>0.014912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67114">
                <text:p>0.0016711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80418">
                <text:p>0.008804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0996098">
                <text:p>0.00099609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766814">
                <text:p>0.0076681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38152">
                <text:p>0.008381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97351">
                <text:p>0.01973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5164">
                <text:p>0.014516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08">
                <text:p>0.014430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9927">
                <text:p>0.01399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63213">
                <text:p>0.0036321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12483">
                <text:p>0.031248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1299">
                <text:p>0.022129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08676">
                <text:p>0.01086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9396">
                <text:p>0.020939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07318">
                <text:p>0.020731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08676">
                <text:p>0.01086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42186">
                <text:p>0.0044218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3792">
                <text:p>0.00737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85791">
                <text:p>0.0088579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73109">
                <text:p>0.0047310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64347">
                <text:p>0.0056434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9173">
                <text:p>0.012917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57305">
                <text:p>0.0045730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924">
                <text:p>0.0149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07305">
                <text:p>0.020730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71421">
                <text:p>0.00047142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6696">
                <text:p>0.015669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57071">
                <text:p>0.035707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2957">
                <text:p>0.004629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9747">
                <text:p>0.017974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59346">
                <text:p>0.025934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23288">
                <text:p>0.00022328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3219">
                <text:p>0.016321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03045">
                <text:p>0.010304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26112">
                <text:p>0.00022611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47011">
                <text:p>0.0054701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66993">
                <text:p>0.0026699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58984">
                <text:p>0.0035898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669">
                <text:p>0.01666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08575">
                <text:p>0.0020857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62954">
                <text:p>0.01629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9716">
                <text:p>0.02971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39342">
                <text:p>0.000393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0949">
                <text:p>0.020094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6854">
                <text:p>0.02368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925744">
                <text:p>0.0092574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37679">
                <text:p>0.0043767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14994">
                <text:p>0.001149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6281">
                <text:p>0.015628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00665">
                <text:p>0.0080066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67089">
                <text:p>0.0046708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49776">
                <text:p>0.01497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5854">
                <text:p>0.02258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9178">
                <text:p>0.011917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8943">
                <text:p>0.01189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9995">
                <text:p>0.009999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1044">
                <text:p>0.011104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03709">
                <text:p>0.02037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5857">
                <text:p>0.02258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88546">
                <text:p>0.018854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1091">
                <text:p>0.012109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2108">
                <text:p>0.0040210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93263">
                <text:p>0.01932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53991">
                <text:p>0.025399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83622">
                <text:p>0.018362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55545">
                <text:p>0.0065554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02394">
                <text:p>0.00010239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02312">
                <text:p>0.0030231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0658">
                <text:p>0.02306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2339">
                <text:p>0.0041233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6994">
                <text:p>0.01369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4975">
                <text:p>0.0092497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7251">
                <text:p>0.014725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18822">
                <text:p>0.0041882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32109">
                <text:p>0.00321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90539">
                <text:p>0.019053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91726">
                <text:p>0.0079172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70142">
                <text:p>0.005701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08138">
                <text:p>0.00020813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461">
                <text:p>0.01046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56863">
                <text:p>0.01568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57855">
                <text:p>0.0045785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3464">
                <text:p>0.02234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69193">
                <text:p>0.016919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8856">
                <text:p>0.014885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1224">
                <text:p>0.02412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37297">
                <text:p>0.0237297</text:p>
              </table:table-cell>
              <table:table-cell office:value-type="float" office:value="0.0464059">
                <text:p>0.0464059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22369">
                <text:p>0.012236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9121">
                <text:p>0.015912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202">
                <text:p>0.0202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9827">
                <text:p>0.01398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68996">
                <text:p>0.036899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202">
                <text:p>0.0202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66252">
                <text:p>0.0076625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42137">
                <text:p>0.014213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65582">
                <text:p>0.0036558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0898">
                <text:p>0.011089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07706">
                <text:p>0.00010770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6935">
                <text:p>0.015693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4368">
                <text:p>0.0014436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3182">
                <text:p>0.0046318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1848">
                <text:p>0.01118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76038">
                <text:p>0.03760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78657">
                <text:p>0.01786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14956">
                <text:p>0.007149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78446">
                <text:p>0.027844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1795">
                <text:p>0.022179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0859514">
                <text:p>0.00085951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97559">
                <text:p>0.029755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6329">
                <text:p>0.012632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28501">
                <text:p>0.002850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0822">
                <text:p>0.02082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243318">
                <text:p>0.002433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11694">
                <text:p>0.003116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00367">
                <text:p>0.0090036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5137">
                <text:p>0.010513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2327">
                <text:p>0.01323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43726">
                <text:p>0.014372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9416">
                <text:p>0.010941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1555">
                <text:p>0.0077155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27849">
                <text:p>0.032784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690001">
                <text:p>0.0069000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2948">
                <text:p>0.01129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7655">
                <text:p>0.01765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7134">
                <text:p>0.014713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43459">
                <text:p>0.0064345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31465">
                <text:p>0.013146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85484">
                <text:p>0.018548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0276">
                <text:p>0.021027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80363">
                <text:p>0.004803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1">
                <text:p>0.010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64978">
                <text:p>0.0016497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54253">
                <text:p>0.0045425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67574">
                <text:p>0.0096757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8454">
                <text:p>0.01784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62738">
                <text:p>0.004627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285576">
                <text:p>0.0028557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13532">
                <text:p>0.0071353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77498">
                <text:p>0.017749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89125">
                <text:p>0.0098912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88092">
                <text:p>0.01880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46986">
                <text:p>0.024698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264344">
                <text:p>0.0026434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057">
                <text:p>0.01705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906348">
                <text:p>0.00090634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151727">
                <text:p>0.0015172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34504">
                <text:p>0.03345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587553">
                <text:p>0.0058755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9212">
                <text:p>0.021921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0087">
                <text:p>0.01500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62692">
                <text:p>0.036269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85">
                <text:p>0.01428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83866">
                <text:p>0.0038386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54576">
                <text:p>0.01545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39217">
                <text:p>0.00043921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9567">
                <text:p>0.014956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43231">
                <text:p>0.01432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30754">
                <text:p>0.004307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92302">
                <text:p>0.007923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943136">
                <text:p>0.0094313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5976">
                <text:p>0.0041597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04821">
                <text:p>0.0090482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36955">
                <text:p>0.0023695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48677">
                <text:p>0.00014867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8056">
                <text:p>0.02380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54793">
                <text:p>0.0085479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777972">
                <text:p>0.00077797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849192">
                <text:p>0.008491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1419">
                <text:p>0.030141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322557">
                <text:p>0.0003225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86135">
                <text:p>0.00486135</text:p>
              </table:table-cell>
              <table:table-cell office:value-type="float" office:value="0.0351395">
                <text:p>0.03513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